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m10h0" table:style-name="ta1">
        <table:shapes>
          <draw:frame draw:z-index="0" draw:style-name="gr1" draw:text-style-name="P1" svg:width="160.13mm" svg:height="90.04mm" svg:x="242.8mm" svg:y="102mm">
            <draw:object draw:notify-on-update-of-ranges="Toom10h0.J2:Toom10h0.J21 Toom10h0.L2:Toom10h0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1.4mm" svg:y="103.26mm">
            <draw:object draw:notify-on-update-of-ranges="Toom10h0.J2:Toom10h0.J21 Toom10h0.P2:Toom10h0.P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N=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0.979551" calcext:value-type="float">
            <text:p>0.979551</text:p>
          </table:table-cell>
          <table:table-cell office:value-type="float" office:value="0.959927" calcext:value-type="float">
            <text:p>0.959927</text:p>
          </table:table-cell>
          <table:table-cell office:value-type="float" office:value="0.922989" calcext:value-type="float">
            <text:p>0.922989</text:p>
          </table:table-cell>
          <table:table-cell office:value-type="float" office:value="0.0405651" calcext:value-type="float">
            <text:p>0.0405651</text:p>
          </table:table-cell>
          <table:table-cell office:value-type="float" office:value="78.6934" calcext:value-type="float">
            <text:p>78.6934</text:p>
          </table:table-cell>
          <table:table-cell office:value-type="float" office:value="0.666114" calcext:value-type="float">
            <text:p>0.66611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0.958139" calcext:value-type="float">
            <text:p>0.958139</text:p>
          </table:table-cell>
          <table:table-cell office:value-type="float" office:value="0.918862" calcext:value-type="float">
            <text:p>0.918862</text:p>
          </table:table-cell>
          <table:table-cell office:value-type="float" office:value="0.847297" calcext:value-type="float">
            <text:p>0.847297</text:p>
          </table:table-cell>
          <table:table-cell office:value-type="float" office:value="0.082822" calcext:value-type="float">
            <text:p>0.082822</text:p>
          </table:table-cell>
          <table:table-cell office:value-type="float" office:value="53.8696" calcext:value-type="float">
            <text:p>53.8696</text:p>
          </table:table-cell>
          <table:table-cell office:value-type="float" office:value="0.665486" calcext:value-type="float">
            <text:p>0.66548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0.935589" calcext:value-type="float">
            <text:p>0.935589</text:p>
          </table:table-cell>
          <table:table-cell office:value-type="float" office:value="0.876606" calcext:value-type="float">
            <text:p>0.876606</text:p>
          </table:table-cell>
          <table:table-cell office:value-type="float" office:value="0.772828" calcext:value-type="float">
            <text:p>0.772828</text:p>
          </table:table-cell>
          <table:table-cell office:value-type="float" office:value="0.1274" calcext:value-type="float">
            <text:p>0.1274</text:p>
          </table:table-cell>
          <table:table-cell office:value-type="float" office:value="42.4121" calcext:value-type="float">
            <text:p>42.4121</text:p>
          </table:table-cell>
          <table:table-cell office:value-type="float" office:value="0.664763" calcext:value-type="float">
            <text:p>0.6647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872027" calcext:value-type="float">
            <text:p>0.872027</text:p>
          </table:table-cell>
          <table:table-cell office:value-type="float" office:value="0.0176393" calcext:value-type="float">
            <text:p>0.0176393</text:p>
          </table:table-cell>
          <table:table-cell office:value-type="float" office:value="117.608" calcext:value-type="float">
            <text:p>117.608</text:p>
          </table:table-cell>
          <table:table-cell office:value-type="float" office:value="0.665433" calcext:value-type="float">
            <text:p>0.66543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0.910962" calcext:value-type="float">
            <text:p>0.910962</text:p>
          </table:table-cell>
          <table:table-cell office:value-type="float" office:value="0.831674" calcext:value-type="float">
            <text:p>0.831674</text:p>
          </table:table-cell>
          <table:table-cell office:value-type="float" office:value="0.697585" calcext:value-type="float">
            <text:p>0.697585</text:p>
          </table:table-cell>
          <table:table-cell office:value-type="float" office:value="0.179901" calcext:value-type="float">
            <text:p>0.179901</text:p>
          </table:table-cell>
          <table:table-cell office:value-type="float" office:value="34.7518" calcext:value-type="float">
            <text:p>34.7518</text:p>
          </table:table-cell>
          <table:table-cell office:value-type="float" office:value="0.663822" calcext:value-type="float">
            <text:p>0.6638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923521" calcext:value-type="float">
            <text:p>0.923521</text:p>
          </table:table-cell>
          <table:table-cell office:value-type="float" office:value="0.0511803" calcext:value-type="float">
            <text:p>0.0511803</text:p>
          </table:table-cell>
          <table:table-cell office:value-type="float" office:value="70.0796" calcext:value-type="float">
            <text:p>70.0796</text:p>
          </table:table-cell>
          <table:table-cell office:value-type="float" office:value="0.666389" calcext:value-type="float">
            <text:p>0.66638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884282" calcext:value-type="float">
            <text:p>0.884282</text:p>
          </table:table-cell>
          <table:table-cell office:value-type="float" office:value="0.784416" calcext:value-type="float">
            <text:p>0.784416</text:p>
          </table:table-cell>
          <table:table-cell office:value-type="float" office:value="0.622794" calcext:value-type="float">
            <text:p>0.622794</text:p>
          </table:table-cell>
          <table:table-cell office:value-type="float" office:value="0.241833" calcext:value-type="float">
            <text:p>0.241833</text:p>
          </table:table-cell>
          <table:table-cell office:value-type="float" office:value="29.096" calcext:value-type="float">
            <text:p>29.096</text:p>
          </table:table-cell>
          <table:table-cell office:value-type="float" office:value="0.662611" calcext:value-type="float">
            <text:p>0.66261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98875" calcext:value-type="float">
            <text:p>0.98875</text:p>
          </table:table-cell>
          <table:table-cell office:value-type="float" office:value="0.977825" calcext:value-type="float">
            <text:p>0.977825</text:p>
          </table:table-cell>
          <table:table-cell office:value-type="float" office:value="0.956908" calcext:value-type="float">
            <text:p>0.956908</text:p>
          </table:table-cell>
          <table:table-cell office:value-type="float" office:value="0.0144098" calcext:value-type="float">
            <text:p>0.0144098</text:p>
          </table:table-cell>
          <table:table-cell office:value-type="float" office:value="133.277" calcext:value-type="float">
            <text:p>133.277</text:p>
          </table:table-cell>
          <table:table-cell office:value-type="float" office:value="0.666399" calcext:value-type="float">
            <text:p>0.666399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0.854288" calcext:value-type="float">
            <text:p>0.854288</text:p>
          </table:table-cell>
          <table:table-cell office:value-type="float" office:value="0.733155" calcext:value-type="float">
            <text:p>0.733155</text:p>
          </table:table-cell>
          <table:table-cell office:value-type="float" office:value="0.546918" calcext:value-type="float">
            <text:p>0.546918</text:p>
          </table:table-cell>
          <table:table-cell office:value-type="float" office:value="0.321117" calcext:value-type="float">
            <text:p>0.321117</text:p>
          </table:table-cell>
          <table:table-cell office:value-type="float" office:value="24.395" calcext:value-type="float">
            <text:p>24.395</text:p>
          </table:table-cell>
          <table:table-cell office:value-type="float" office:value="0.660837" calcext:value-type="float">
            <text:p>0.66083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65625" calcext:value-type="float">
            <text:p>0.965625</text:p>
          </table:table-cell>
          <table:table-cell office:value-type="float" office:value="0.933645" calcext:value-type="float">
            <text:p>0.933645</text:p>
          </table:table-cell>
          <table:table-cell office:value-type="float" office:value="0.0317275" calcext:value-type="float">
            <text:p>0.0317275</text:p>
          </table:table-cell>
          <table:table-cell office:value-type="float" office:value="89.2489" calcext:value-type="float">
            <text:p>89.2489</text:p>
          </table:table-cell>
          <table:table-cell office:value-type="float" office:value="0.666233" calcext:value-type="float">
            <text:p>0.666233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office:value-type="float" office:value="0.818874" calcext:value-type="float">
            <text:p>0.818874</text:p>
          </table:table-cell>
          <table:table-cell office:value-type="float" office:value="0.675413" calcext:value-type="float">
            <text:p>0.675413</text:p>
          </table:table-cell>
          <table:table-cell office:value-type="float" office:value="0.468292" calcext:value-type="float">
            <text:p>0.468292</text:p>
          </table:table-cell>
          <table:table-cell office:value-type="float" office:value="0.438888" calcext:value-type="float">
            <text:p>0.438888</text:p>
          </table:table-cell>
          <table:table-cell office:value-type="float" office:value="20.0069" calcext:value-type="float">
            <text:p>20.0069</text:p>
          </table:table-cell>
          <table:table-cell office:value-type="float" office:value="0.657818" calcext:value-type="float">
            <text:p>0.65781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984062" calcext:value-type="float">
            <text:p>0.984062</text:p>
          </table:table-cell>
          <table:table-cell office:value-type="float" office:value="0.968744" calcext:value-type="float">
            <text:p>0.968744</text:p>
          </table:table-cell>
          <table:table-cell office:value-type="float" office:value="0.939846" calcext:value-type="float">
            <text:p>0.939846</text:p>
          </table:table-cell>
          <table:table-cell office:value-type="float" office:value="0.0347613" calcext:value-type="float">
            <text:p>0.0347613</text:p>
          </table:table-cell>
          <table:table-cell office:value-type="float" office:value="85.4017" calcext:value-type="float">
            <text:p>85.4017</text:p>
          </table:table-cell>
          <table:table-cell office:value-type="float" office:value="0.666176" calcext:value-type="float">
            <text:p>0.66617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office:value-type="float" office:value="0.774037" calcext:value-type="float">
            <text:p>0.774037</text:p>
          </table:table-cell>
          <table:table-cell office:value-type="float" office:value="0.607131" calcext:value-type="float">
            <text:p>0.607131</text:p>
          </table:table-cell>
          <table:table-cell office:value-type="float" office:value="0.385159" calcext:value-type="float">
            <text:p>0.385159</text:p>
          </table:table-cell>
          <table:table-cell office:value-type="float" office:value="0.626596" calcext:value-type="float">
            <text:p>0.626596</text:p>
          </table:table-cell>
          <table:table-cell office:value-type="float" office:value="15.8446" calcext:value-type="float">
            <text:p>15.8446</text:p>
          </table:table-cell>
          <table:table-cell office:value-type="float" office:value="0.6517" calcext:value-type="float">
            <text:p>0.65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0.98" calcext:value-type="float">
            <text:p>0.98</text:p>
          </table:table-cell>
          <table:table-cell office:value-type="float" office:value="0.960894" calcext:value-type="float">
            <text:p>0.960894</text:p>
          </table:table-cell>
          <table:table-cell office:value-type="float" office:value="0.925162" calcext:value-type="float">
            <text:p>0.925162</text:p>
          </table:table-cell>
          <table:table-cell office:value-type="float" office:value="0.0368468" calcext:value-type="float">
            <text:p>0.0368468</text:p>
          </table:table-cell>
          <table:table-cell office:value-type="float" office:value="82.6118" calcext:value-type="float">
            <text:p>82.6118</text:p>
          </table:table-cell>
          <table:table-cell office:value-type="float" office:value="0.666001" calcext:value-type="float">
            <text:p>0.66600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office:value-type="float" office:value="0.72004" calcext:value-type="float">
            <text:p>0.72004</text:p>
          </table:table-cell>
          <table:table-cell office:value-type="float" office:value="0.531678" calcext:value-type="float">
            <text:p>0.531678</text:p>
          </table:table-cell>
          <table:table-cell office:value-type="float" office:value="0.304575" calcext:value-type="float">
            <text:p>0.304575</text:p>
          </table:table-cell>
          <table:table-cell office:value-type="float" office:value="0.897782" calcext:value-type="float">
            <text:p>0.897782</text:p>
          </table:table-cell>
          <table:table-cell office:value-type="float" office:value="12.3461" calcext:value-type="float">
            <text:p>12.3461</text:p>
          </table:table-cell>
          <table:table-cell office:value-type="float" office:value="0.640851" calcext:value-type="float">
            <text:p>0.64085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0.978906" calcext:value-type="float">
            <text:p>0.978906</text:p>
          </table:table-cell>
          <table:table-cell office:value-type="float" office:value="0.958712" calcext:value-type="float">
            <text:p>0.958712</text:p>
          </table:table-cell>
          <table:table-cell office:value-type="float" office:value="0.920835" calcext:value-type="float">
            <text:p>0.920835</text:p>
          </table:table-cell>
          <table:table-cell office:value-type="float" office:value="0.0464116" calcext:value-type="float">
            <text:p>0.0464116</text:p>
          </table:table-cell>
          <table:table-cell office:value-type="float" office:value="73.5213" calcext:value-type="float">
            <text:p>73.5213</text:p>
          </table:table-cell>
          <table:table-cell office:value-type="float" office:value="0.666048" calcext:value-type="float">
            <text:p>0.66604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office:value-type="float" office:value="0.649712" calcext:value-type="float">
            <text:p>0.649712</text:p>
          </table:table-cell>
          <table:table-cell office:value-type="float" office:value="0.443902" calcext:value-type="float">
            <text:p>0.443902</text:p>
          </table:table-cell>
          <table:table-cell office:value-type="float" office:value="0.224783" calcext:value-type="float">
            <text:p>0.224783</text:p>
          </table:table-cell>
          <table:table-cell office:value-type="float" office:value="1.29334" calcext:value-type="float">
            <text:p>1.29334</text:p>
          </table:table-cell>
          <table:table-cell office:value-type="float" office:value="9.34016" calcext:value-type="float">
            <text:p>9.34016</text:p>
          </table:table-cell>
          <table:table-cell office:value-type="float" office:value="0.619752" calcext:value-type="float">
            <text:p>0.6197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0.98043" calcext:value-type="float">
            <text:p>0.98043</text:p>
          </table:table-cell>
          <table:table-cell office:value-type="float" office:value="0.961618" calcext:value-type="float">
            <text:p>0.961618</text:p>
          </table:table-cell>
          <table:table-cell office:value-type="float" office:value="0.926128" calcext:value-type="float">
            <text:p>0.926128</text:p>
          </table:table-cell>
          <table:table-cell office:value-type="float" office:value="0.0411833" calcext:value-type="float">
            <text:p>0.0411833</text:p>
          </table:table-cell>
          <table:table-cell office:value-type="float" office:value="78.1692" calcext:value-type="float">
            <text:p>78.1692</text:p>
          </table:table-cell>
          <table:table-cell office:value-type="float" office:value="0.666155" calcext:value-type="float">
            <text:p>0.666155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0.569" calcext:value-type="float">
            <text:p>0.569</text:p>
          </table:table-cell>
          <table:table-cell office:value-type="float" office:value="0.353606" calcext:value-type="float">
            <text:p>0.353606</text:p>
          </table:table-cell>
          <table:table-cell office:value-type="float" office:value="0.155016" calcext:value-type="float">
            <text:p>0.155016</text:p>
          </table:table-cell>
          <table:table-cell office:value-type="float" office:value="1.71197" calcext:value-type="float">
            <text:p>1.71197</text:p>
          </table:table-cell>
          <table:table-cell office:value-type="float" office:value="7.17336" calcext:value-type="float">
            <text:p>7.17336</text:p>
          </table:table-cell>
          <table:table-cell office:value-type="float" office:value="0.586746" calcext:value-type="float">
            <text:p>0.58674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980664" calcext:value-type="float">
            <text:p>0.980664</text:p>
          </table:table-cell>
          <table:table-cell office:value-type="float" office:value="0.962018" calcext:value-type="float">
            <text:p>0.962018</text:p>
          </table:table-cell>
          <table:table-cell office:value-type="float" office:value="0.926678" calcext:value-type="float">
            <text:p>0.926678</text:p>
          </table:table-cell>
          <table:table-cell office:value-type="float" office:value="0.0368701" calcext:value-type="float">
            <text:p>0.0368701</text:p>
          </table:table-cell>
          <table:table-cell office:value-type="float" office:value="82.634" calcext:value-type="float">
            <text:p>82.634</text:p>
          </table:table-cell>
          <table:table-cell office:value-type="float" office:value="0.666235" calcext:value-type="float">
            <text:p>0.66623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office:value-type="float" office:value="0.498901" calcext:value-type="float">
            <text:p>0.498901</text:p>
          </table:table-cell>
          <table:table-cell office:value-type="float" office:value="0.282481" calcext:value-type="float">
            <text:p>0.282481</text:p>
          </table:table-cell>
          <table:table-cell office:value-type="float" office:value="0.107474" calcext:value-type="float">
            <text:p>0.107474</text:p>
          </table:table-cell>
          <table:table-cell office:value-type="float" office:value="2.00559" calcext:value-type="float">
            <text:p>2.00559</text:p>
          </table:table-cell>
          <table:table-cell office:value-type="float" office:value="5.85287" calcext:value-type="float">
            <text:p>5.85287</text:p>
          </table:table-cell>
          <table:table-cell office:value-type="float" office:value="0.551045" calcext:value-type="float">
            <text:p>0.55104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0.978955" calcext:value-type="float">
            <text:p>0.978955</text:p>
          </table:table-cell>
          <table:table-cell office:value-type="float" office:value="0.958764" calcext:value-type="float">
            <text:p>0.958764</text:p>
          </table:table-cell>
          <table:table-cell office:value-type="float" office:value="0.920775" calcext:value-type="float">
            <text:p>0.920775</text:p>
          </table:table-cell>
          <table:table-cell office:value-type="float" office:value="0.0411275" calcext:value-type="float">
            <text:p>0.0411275</text:p>
          </table:table-cell>
          <table:table-cell office:value-type="float" office:value="78.1059" calcext:value-type="float">
            <text:p>78.1059</text:p>
          </table:table-cell>
          <table:table-cell office:value-type="float" office:value="0.666106" calcext:value-type="float">
            <text:p>0.66610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office:value-type="float" office:value="0.435377" calcext:value-type="float">
            <text:p>0.435377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0732555" calcext:value-type="float">
            <text:p>0.0732555</text:p>
          </table:table-cell>
          <table:table-cell office:value-type="float" office:value="2.16916" calcext:value-type="float">
            <text:p>2.16916</text:p>
          </table:table-cell>
          <table:table-cell office:value-type="float" office:value="4.93522" calcext:value-type="float">
            <text:p>4.93522</text:p>
          </table:table-cell>
          <table:table-cell office:value-type="float" office:value="0.511144" calcext:value-type="float">
            <text:p>0.5111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0.979697" calcext:value-type="float">
            <text:p>0.979697</text:p>
          </table:table-cell>
          <table:table-cell office:value-type="float" office:value="0.960209" calcext:value-type="float">
            <text:p>0.960209</text:p>
          </table:table-cell>
          <table:table-cell office:value-type="float" office:value="0.923513" calcext:value-type="float">
            <text:p>0.923513</text:p>
          </table:table-cell>
          <table:table-cell office:value-type="float" office:value="0.040123" calcext:value-type="float">
            <text:p>0.040123</text:p>
          </table:table-cell>
          <table:table-cell office:value-type="float" office:value="79.1376" calcext:value-type="float">
            <text:p>79.1376</text:p>
          </table:table-cell>
          <table:table-cell office:value-type="float" office:value="0.66612" calcext:value-type="float">
            <text:p>0.66612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office:value-type="float" office:value="0.389798" calcext:value-type="float">
            <text:p>0.389798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2.23013" calcext:value-type="float">
            <text:p>2.23013</text:p>
          </table:table-cell>
          <table:table-cell office:value-type="float" office:value="4.35024" calcext:value-type="float">
            <text:p>4.35024</text:p>
          </table:table-cell>
          <table:table-cell office:value-type="float" office:value="0.481907" calcext:value-type="float">
            <text:p>0.48190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office:value-type="float" office:value="0.97918" calcext:value-type="float">
            <text:p>0.97918</text:p>
          </table:table-cell>
          <table:table-cell office:value-type="float" office:value="0.959205" calcext:value-type="float">
            <text:p>0.959205</text:p>
          </table:table-cell>
          <table:table-cell office:value-type="float" office:value="0.921625" calcext:value-type="float">
            <text:p>0.921625</text:p>
          </table:table-cell>
          <table:table-cell office:value-type="float" office:value="0.0413973" calcext:value-type="float">
            <text:p>0.0413973</text:p>
          </table:table-cell>
          <table:table-cell office:value-type="float" office:value="77.8688" calcext:value-type="float">
            <text:p>77.8688</text:p>
          </table:table-cell>
          <table:table-cell office:value-type="float" office:value="0.666105" calcext:value-type="float">
            <text:p>0.66610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357821" calcext:value-type="float">
            <text:p>0.357821</text:p>
          </table:table-cell>
          <table:table-cell office:value-type="float" office:value="0.156877" calcext:value-type="float">
            <text:p>0.156877</text:p>
          </table:table-cell>
          <table:table-cell office:value-type="float" office:value="0.0397662" calcext:value-type="float">
            <text:p>0.0397662</text:p>
          </table:table-cell>
          <table:table-cell office:value-type="float" office:value="2.21775" calcext:value-type="float">
            <text:p>2.21775</text:p>
          </table:table-cell>
          <table:table-cell office:value-type="float" office:value="3.98762" calcext:value-type="float">
            <text:p>3.98762</text:p>
          </table:table-cell>
          <table:table-cell office:value-type="float" office:value="0.461388" calcext:value-type="float">
            <text:p>0.4613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0.97951" calcext:value-type="float">
            <text:p>0.97951</text:p>
          </table:table-cell>
          <table:table-cell office:value-type="float" office:value="0.959847" calcext:value-type="float">
            <text:p>0.959847</text:p>
          </table:table-cell>
          <table:table-cell office:value-type="float" office:value="0.922835" calcext:value-type="float">
            <text:p>0.922835</text:p>
          </table:table-cell>
          <table:table-cell office:value-type="float" office:value="0.0410516" calcext:value-type="float">
            <text:p>0.0410516</text:p>
          </table:table-cell>
          <table:table-cell office:value-type="float" office:value="78.2223" calcext:value-type="float">
            <text:p>78.2223</text:p>
          </table:table-cell>
          <table:table-cell office:value-type="float" office:value="0.666114" calcext:value-type="float">
            <text:p>0.66611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0.333832" calcext:value-type="float">
            <text:p>0.333832</text:p>
          </table:table-cell>
          <table:table-cell office:value-type="float" office:value="0.137951" calcext:value-type="float">
            <text:p>0.137951</text:p>
          </table:table-cell>
          <table:table-cell office:value-type="float" office:value="0.0316005" calcext:value-type="float">
            <text:p>0.0316005</text:p>
          </table:table-cell>
          <table:table-cell office:value-type="float" office:value="2.13198" calcext:value-type="float">
            <text:p>2.13198</text:p>
          </table:table-cell>
          <table:table-cell office:value-type="float" office:value="3.78444" calcext:value-type="float">
            <text:p>3.78444</text:p>
          </table:table-cell>
          <table:table-cell office:value-type="float" office:value="0.446489" calcext:value-type="float">
            <text:p>0.4464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float" office:value="0.979566" calcext:value-type="float">
            <text:p>0.979566</text:p>
          </table:table-cell>
          <table:table-cell office:value-type="float" office:value="0.959953" calcext:value-type="float">
            <text:p>0.959953</text:p>
          </table:table-cell>
          <table:table-cell office:value-type="float" office:value="0.923029" calcext:value-type="float">
            <text:p>0.923029</text:p>
          </table:table-cell>
          <table:table-cell office:value-type="float" office:value="0.0406247" calcext:value-type="float">
            <text:p>0.0406247</text:p>
          </table:table-cell>
          <table:table-cell office:value-type="float" office:value="78.6368" calcext:value-type="float">
            <text:p>78.6368</text:p>
          </table:table-cell>
          <table:table-cell office:value-type="float" office:value="0.666117" calcext:value-type="float">
            <text:p>0.666117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0.316074" calcext:value-type="float">
            <text:p>0.316074</text:p>
          </table:table-cell>
          <table:table-cell office:value-type="float" office:value="0.124339" calcext:value-type="float">
            <text:p>0.124339</text:p>
          </table:table-cell>
          <table:table-cell office:value-type="float" office:value="0.0261009" calcext:value-type="float">
            <text:p>0.0261009</text:p>
          </table:table-cell>
          <table:table-cell office:value-type="float" office:value="2.04843" calcext:value-type="float">
            <text:p>2.04843</text:p>
          </table:table-cell>
          <table:table-cell office:value-type="float" office:value="3.64325" calcext:value-type="float">
            <text:p>3.64325</text:p>
          </table:table-cell>
          <table:table-cell office:value-type="float" office:value="0.437243" calcext:value-type="float">
            <text:p>0.4372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office:value-type="float" office:value="0.979538" calcext:value-type="float">
            <text:p>0.979538</text:p>
          </table:table-cell>
          <table:table-cell office:value-type="float" office:value="0.959901" calcext:value-type="float">
            <text:p>0.959901</text:p>
          </table:table-cell>
          <table:table-cell office:value-type="float" office:value="0.922942" calcext:value-type="float">
            <text:p>0.922942</text:p>
          </table:table-cell>
          <table:table-cell office:value-type="float" office:value="0.0406502" calcext:value-type="float">
            <text:p>0.0406502</text:p>
          </table:table-cell>
          <table:table-cell office:value-type="float" office:value="78.61" calcext:value-type="float">
            <text:p>78.61</text:p>
          </table:table-cell>
          <table:table-cell office:value-type="float" office:value="0.666113" calcext:value-type="float">
            <text:p>0.66611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0.303459" calcext:value-type="float">
            <text:p>0.303459</text:p>
          </table:table-cell>
          <table:table-cell office:value-type="float" office:value="0.114401" calcext:value-type="float">
            <text:p>0.114401</text:p>
          </table:table-cell>
          <table:table-cell office:value-type="float" office:value="0.022163" calcext:value-type="float">
            <text:p>0.022163</text:p>
          </table:table-cell>
          <table:table-cell office:value-type="float" office:value="1.96071" calcext:value-type="float">
            <text:p>1.96071</text:p>
          </table:table-cell>
          <table:table-cell office:value-type="float" office:value="3.55772" calcext:value-type="float">
            <text:p>3.55772</text:p>
          </table:table-cell>
          <table:table-cell office:value-type="float" office:value="0.435525" calcext:value-type="float">
            <text:p>0.4355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0.979645" calcext:value-type="float">
            <text:p>0.979645</text:p>
          </table:table-cell>
          <table:table-cell office:value-type="float" office:value="0.96011" calcext:value-type="float">
            <text:p>0.96011</text:p>
          </table:table-cell>
          <table:table-cell office:value-type="float" office:value="0.923335" calcext:value-type="float">
            <text:p>0.923335</text:p>
          </table:table-cell>
          <table:table-cell office:value-type="float" office:value="0.0405822" calcext:value-type="float">
            <text:p>0.0405822</text:p>
          </table:table-cell>
          <table:table-cell office:value-type="float" office:value="78.6843" calcext:value-type="float">
            <text:p>78.6843</text:p>
          </table:table-cell>
          <table:table-cell office:value-type="float" office:value="0.666116" calcext:value-type="float">
            <text:p>0.666116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0.295642" calcext:value-type="float">
            <text:p>0.295642</text:p>
          </table:table-cell>
          <table:table-cell office:value-type="float" office:value="0.10822" calcext:value-type="float">
            <text:p>0.10822</text:p>
          </table:table-cell>
          <table:table-cell office:value-type="float" office:value="0.019754" calcext:value-type="float">
            <text:p>0.019754</text:p>
          </table:table-cell>
          <table:table-cell office:value-type="float" office:value="1.87786" calcext:value-type="float">
            <text:p>1.87786</text:p>
          </table:table-cell>
          <table:table-cell office:value-type="float" office:value="3.53122" calcext:value-type="float">
            <text:p>3.53122</text:p>
          </table:table-cell>
          <table:table-cell office:value-type="float" office:value="0.43776" calcext:value-type="float">
            <text:p>0.4377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0.979594" calcext:value-type="float">
            <text:p>0.979594</text:p>
          </table:table-cell>
          <table:table-cell office:value-type="float" office:value="0.960011" calcext:value-type="float">
            <text:p>0.960011</text:p>
          </table:table-cell>
          <table:table-cell office:value-type="float" office:value="0.923148" calcext:value-type="float">
            <text:p>0.923148</text:p>
          </table:table-cell>
          <table:table-cell office:value-type="float" office:value="0.0403658" calcext:value-type="float">
            <text:p>0.0403658</text:p>
          </table:table-cell>
          <table:table-cell office:value-type="float" office:value="78.8911" calcext:value-type="float">
            <text:p>78.8911</text:p>
          </table:table-cell>
          <table:table-cell office:value-type="float" office:value="0.666114" calcext:value-type="float">
            <text:p>0.66611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0.287347" calcext:value-type="float">
            <text:p>0.287347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0.0176207" calcext:value-type="float">
            <text:p>0.0176207</text:p>
          </table:table-cell>
          <table:table-cell office:value-type="float" office:value="1.79646" calcext:value-type="float">
            <text:p>1.79646</text:p>
          </table:table-cell>
          <table:table-cell office:value-type="float" office:value="3.50202" calcext:value-type="float">
            <text:p>3.50202</text:p>
          </table:table-cell>
          <table:table-cell office:value-type="float" office:value="0.436775" calcext:value-type="float">
            <text:p>0.43677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0.979551" calcext:value-type="float">
            <text:p>0.979551</text:p>
          </table:table-cell>
          <table:table-cell office:value-type="float" office:value="0.959927" calcext:value-type="float">
            <text:p>0.959927</text:p>
          </table:table-cell>
          <table:table-cell office:value-type="float" office:value="0.922989" calcext:value-type="float">
            <text:p>0.922989</text:p>
          </table:table-cell>
          <table:table-cell office:value-type="float" office:value="0.0405651" calcext:value-type="float">
            <text:p>0.0405651</text:p>
          </table:table-cell>
          <table:table-cell office:value-type="float" office:value="78.6934" calcext:value-type="float">
            <text:p>78.6934</text:p>
          </table:table-cell>
          <table:table-cell office:value-type="float" office:value="0.666114" calcext:value-type="float">
            <text:p>0.666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780749" calcext:value-type="float">
            <text:p>0.780749</text:p>
          </table:table-cell>
          <table:table-cell office:value-type="float" office:value="0.04" calcext:value-type="float">
            <text:p>0.04</text:p>
          </table:table-cell>
          <table:table-cell office:value-type="float" office:value="76.0304" calcext:value-type="float">
            <text:p>76.0304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41" calcext:value-type="float">
            <text:p>0.941</text:p>
          </table:table-cell>
          <table:table-cell office:value-type="float" office:value="0.885857" calcext:value-type="float">
            <text:p>0.885857</text:p>
          </table:table-cell>
          <table:table-cell office:value-type="float" office:value="0.0823607" calcext:value-type="float">
            <text:p>0.0823607</text:p>
          </table:table-cell>
          <table:table-cell office:value-type="float" office:value="54.6679" calcext:value-type="float">
            <text:p>54.6679</text:p>
          </table:table-cell>
          <table:table-cell office:value-type="float" office:value="0.666525" calcext:value-type="float">
            <text:p>0.666525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09069" calcext:value-type="float">
            <text:p>0.909069</text:p>
          </table:table-cell>
          <table:table-cell office:value-type="float" office:value="0.128541" calcext:value-type="float">
            <text:p>0.128541</text:p>
          </table:table-cell>
          <table:table-cell office:value-type="float" office:value="43.9947" calcext:value-type="float">
            <text:p>43.9947</text:p>
          </table:table-cell>
          <table:table-cell office:value-type="float" office:value="0.665369" calcext:value-type="float">
            <text:p>0.665369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886775" calcext:value-type="float">
            <text:p>0.886775</text:p>
          </table:table-cell>
          <table:table-cell office:value-type="float" office:value="0.789234" calcext:value-type="float">
            <text:p>0.789234</text:p>
          </table:table-cell>
          <table:table-cell office:value-type="float" office:value="0.16118" calcext:value-type="float">
            <text:p>0.16118</text:p>
          </table:table-cell>
          <table:table-cell office:value-type="float" office:value="37.9178" calcext:value-type="float">
            <text:p>37.9178</text:p>
          </table:table-cell>
          <table:table-cell office:value-type="float" office:value="0.665453" calcext:value-type="float">
            <text:p>0.665453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315" calcext:value-type="float">
            <text:p>0.91315</text:p>
          </table:table-cell>
          <table:table-cell office:value-type="float" office:value="0.837852" calcext:value-type="float">
            <text:p>0.837852</text:p>
          </table:table-cell>
          <table:table-cell office:value-type="float" office:value="0.104523" calcext:value-type="float">
            <text:p>0.104523</text:p>
          </table:table-cell>
          <table:table-cell office:value-type="float" office:value="47.7975" calcext:value-type="float">
            <text:p>47.7975</text:p>
          </table:table-cell>
          <table:table-cell office:value-type="float" office:value="0.665064" calcext:value-type="float">
            <text:p>0.665064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960625" calcext:value-type="float">
            <text:p>0.960625</text:p>
          </table:table-cell>
          <table:table-cell office:value-type="float" office:value="0.923463" calcext:value-type="float">
            <text:p>0.923463</text:p>
          </table:table-cell>
          <table:table-cell office:value-type="float" office:value="0.855218" calcext:value-type="float">
            <text:p>0.855218</text:p>
          </table:table-cell>
          <table:table-cell office:value-type="float" office:value="0.0930902" calcext:value-type="float">
            <text:p>0.0930902</text:p>
          </table:table-cell>
          <table:table-cell office:value-type="float" office:value="50.9362" calcext:value-type="float">
            <text:p>50.9362</text:p>
          </table:table-cell>
          <table:table-cell office:value-type="float" office:value="0.665715" calcext:value-type="float">
            <text:p>0.665715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0.954219" calcext:value-type="float">
            <text:p>0.954219</text:p>
          </table:table-cell>
          <table:table-cell office:value-type="float" office:value="0.911484" calcext:value-type="float">
            <text:p>0.911484</text:p>
          </table:table-cell>
          <table:table-cell office:value-type="float" office:value="0.834236" calcext:value-type="float">
            <text:p>0.834236</text:p>
          </table:table-cell>
          <table:table-cell office:value-type="float" office:value="0.0901475" calcext:value-type="float">
            <text:p>0.0901475</text:p>
          </table:table-cell>
          <table:table-cell office:value-type="float" office:value="51.4245" calcext:value-type="float">
            <text:p>51.4245</text:p>
          </table:table-cell>
          <table:table-cell office:value-type="float" office:value="0.66529" calcext:value-type="float">
            <text:p>0.66529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office:value-type="float" office:value="0.958594" calcext:value-type="float">
            <text:p>0.958594</text:p>
          </table:table-cell>
          <table:table-cell office:value-type="float" office:value="0.919734" calcext:value-type="float">
            <text:p>0.919734</text:p>
          </table:table-cell>
          <table:table-cell office:value-type="float" office:value="0.848919" calcext:value-type="float">
            <text:p>0.848919</text:p>
          </table:table-cell>
          <table:table-cell office:value-type="float" office:value="0.0762305" calcext:value-type="float">
            <text:p>0.0762305</text:p>
          </table:table-cell>
          <table:table-cell office:value-type="float" office:value="56.179" calcext:value-type="float">
            <text:p>56.179</text:p>
          </table:table-cell>
          <table:table-cell office:value-type="float" office:value="0.665482" calcext:value-type="float">
            <text:p>0.665482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office:value-type="float" office:value="0.958008" calcext:value-type="float">
            <text:p>0.958008</text:p>
          </table:table-cell>
          <table:table-cell office:value-type="float" office:value="0.918665" calcext:value-type="float">
            <text:p>0.918665</text:p>
          </table:table-cell>
          <table:table-cell office:value-type="float" office:value="0.847128" calcext:value-type="float">
            <text:p>0.847128</text:p>
          </table:table-cell>
          <table:table-cell office:value-type="float" office:value="0.0817784" calcext:value-type="float">
            <text:p>0.0817784</text:p>
          </table:table-cell>
          <table:table-cell office:value-type="float" office:value="54.2068" calcext:value-type="float">
            <text:p>54.2068</text:p>
          </table:table-cell>
          <table:table-cell office:value-type="float" office:value="0.66541" calcext:value-type="float">
            <text:p>0.66541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0.958027" calcext:value-type="float">
            <text:p>0.958027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847061" calcext:value-type="float">
            <text:p>0.847061</text:p>
          </table:table-cell>
          <table:table-cell office:value-type="float" office:value="0.0839678" calcext:value-type="float">
            <text:p>0.0839678</text:p>
          </table:table-cell>
          <table:table-cell office:value-type="float" office:value="53.4951" calcext:value-type="float">
            <text:p>53.4951</text:p>
          </table:table-cell>
          <table:table-cell office:value-type="float" office:value="0.665444" calcext:value-type="float">
            <text:p>0.665444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0.95832" calcext:value-type="float">
            <text:p>0.95832</text:p>
          </table:table-cell>
          <table:table-cell office:value-type="float" office:value="0.919265" calcext:value-type="float">
            <text:p>0.919265</text:p>
          </table:table-cell>
          <table:table-cell office:value-type="float" office:value="0.848222" calcext:value-type="float">
            <text:p>0.848222</text:p>
          </table:table-cell>
          <table:table-cell office:value-type="float" office:value="0.0826164" calcext:value-type="float">
            <text:p>0.0826164</text:p>
          </table:table-cell>
          <table:table-cell office:value-type="float" office:value="53.9485" calcext:value-type="float">
            <text:p>53.9485</text:p>
          </table:table-cell>
          <table:table-cell office:value-type="float" office:value="0.665415" calcext:value-type="float">
            <text:p>0.665415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office:value-type="float" office:value="0.958237" calcext:value-type="float">
            <text:p>0.958237</text:p>
          </table:table-cell>
          <table:table-cell office:value-type="float" office:value="0.919037" calcext:value-type="float">
            <text:p>0.919037</text:p>
          </table:table-cell>
          <table:table-cell office:value-type="float" office:value="0.847574" calcext:value-type="float">
            <text:p>0.847574</text:p>
          </table:table-cell>
          <table:table-cell office:value-type="float" office:value="0.0853884" calcext:value-type="float">
            <text:p>0.0853884</text:p>
          </table:table-cell>
          <table:table-cell office:value-type="float" office:value="53.0582" calcext:value-type="float">
            <text:p>53.0582</text:p>
          </table:table-cell>
          <table:table-cell office:value-type="float" office:value="0.665505" calcext:value-type="float">
            <text:p>0.665505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0.958247" calcext:value-type="float">
            <text:p>0.958247</text:p>
          </table:table-cell>
          <table:table-cell office:value-type="float" office:value="0.91906" calcext:value-type="float">
            <text:p>0.91906</text:p>
          </table:table-cell>
          <table:table-cell office:value-type="float" office:value="0.847631" calcext:value-type="float">
            <text:p>0.847631</text:p>
          </table:table-cell>
          <table:table-cell office:value-type="float" office:value="0.0805877" calcext:value-type="float">
            <text:p>0.0805877</text:p>
          </table:table-cell>
          <table:table-cell office:value-type="float" office:value="54.6178" calcext:value-type="float">
            <text:p>54.6178</text:p>
          </table:table-cell>
          <table:table-cell office:value-type="float" office:value="0.665498" calcext:value-type="float">
            <text:p>0.665498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office:value-type="float" office:value="0.957937" calcext:value-type="float">
            <text:p>0.957937</text:p>
          </table:table-cell>
          <table:table-cell office:value-type="float" office:value="0.918472" calcext:value-type="float">
            <text:p>0.918472</text:p>
          </table:table-cell>
          <table:table-cell office:value-type="float" office:value="0.846568" calcext:value-type="float">
            <text:p>0.846568</text:p>
          </table:table-cell>
          <table:table-cell office:value-type="float" office:value="0.0832794" calcext:value-type="float">
            <text:p>0.0832794</text:p>
          </table:table-cell>
          <table:table-cell office:value-type="float" office:value="53.7099" calcext:value-type="float">
            <text:p>53.7099</text:p>
          </table:table-cell>
          <table:table-cell office:value-type="float" office:value="0.66549" calcext:value-type="float">
            <text:p>0.66549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0.957992" calcext:value-type="float">
            <text:p>0.957992</text:p>
          </table:table-cell>
          <table:table-cell office:value-type="float" office:value="0.91859" calcext:value-type="float">
            <text:p>0.91859</text:p>
          </table:table-cell>
          <table:table-cell office:value-type="float" office:value="0.846832" calcext:value-type="float">
            <text:p>0.846832</text:p>
          </table:table-cell>
          <table:table-cell office:value-type="float" office:value="0.0829675" calcext:value-type="float">
            <text:p>0.0829675</text:p>
          </table:table-cell>
          <table:table-cell office:value-type="float" office:value="53.8144" calcext:value-type="float">
            <text:p>53.8144</text:p>
          </table:table-cell>
          <table:table-cell office:value-type="float" office:value="0.665472" calcext:value-type="float">
            <text:p>0.665472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0.957965" calcext:value-type="float">
            <text:p>0.957965</text:p>
          </table:table-cell>
          <table:table-cell office:value-type="float" office:value="0.918527" calcext:value-type="float">
            <text:p>0.918527</text:p>
          </table:table-cell>
          <table:table-cell office:value-type="float" office:value="0.846676" calcext:value-type="float">
            <text:p>0.846676</text:p>
          </table:table-cell>
          <table:table-cell office:value-type="float" office:value="0.0831966" calcext:value-type="float">
            <text:p>0.0831966</text:p>
          </table:table-cell>
          <table:table-cell office:value-type="float" office:value="53.7383" calcext:value-type="float">
            <text:p>53.7383</text:p>
          </table:table-cell>
          <table:table-cell office:value-type="float" office:value="0.665488" calcext:value-type="float">
            <text:p>0.665488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office:value-type="float" office:value="0.958004" calcext:value-type="float">
            <text:p>0.958004</text:p>
          </table:table-cell>
          <table:table-cell office:value-type="float" office:value="0.918605" calcext:value-type="float">
            <text:p>0.918605</text:p>
          </table:table-cell>
          <table:table-cell office:value-type="float" office:value="0.846833" calcext:value-type="float">
            <text:p>0.846833</text:p>
          </table:table-cell>
          <table:table-cell office:value-type="float" office:value="0.0832941" calcext:value-type="float">
            <text:p>0.0832941</text:p>
          </table:table-cell>
          <table:table-cell office:value-type="float" office:value="53.7091" calcext:value-type="float">
            <text:p>53.7091</text:p>
          </table:table-cell>
          <table:table-cell office:value-type="float" office:value="0.665482" calcext:value-type="float">
            <text:p>0.665482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office:value-type="float" office:value="0.958156" calcext:value-type="float">
            <text:p>0.958156</text:p>
          </table:table-cell>
          <table:table-cell office:value-type="float" office:value="0.91889" calcext:value-type="float">
            <text:p>0.91889</text:p>
          </table:table-cell>
          <table:table-cell office:value-type="float" office:value="0.847334" calcext:value-type="float">
            <text:p>0.847334</text:p>
          </table:table-cell>
          <table:table-cell office:value-type="float" office:value="0.0826811" calcext:value-type="float">
            <text:p>0.0826811</text:p>
          </table:table-cell>
          <table:table-cell office:value-type="float" office:value="53.9164" calcext:value-type="float">
            <text:p>53.9164</text:p>
          </table:table-cell>
          <table:table-cell office:value-type="float" office:value="0.665492" calcext:value-type="float">
            <text:p>0.665492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0.958139" calcext:value-type="float">
            <text:p>0.958139</text:p>
          </table:table-cell>
          <table:table-cell office:value-type="float" office:value="0.918862" calcext:value-type="float">
            <text:p>0.918862</text:p>
          </table:table-cell>
          <table:table-cell office:value-type="float" office:value="0.847297" calcext:value-type="float">
            <text:p>0.847297</text:p>
          </table:table-cell>
          <table:table-cell office:value-type="float" office:value="0.082822" calcext:value-type="float">
            <text:p>0.082822</text:p>
          </table:table-cell>
          <table:table-cell office:value-type="float" office:value="53.8696" calcext:value-type="float">
            <text:p>53.8696</text:p>
          </table:table-cell>
          <table:table-cell office:value-type="float" office:value="0.665486" calcext:value-type="float">
            <text:p>0.665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757" calcext:value-type="float">
            <text:p>0.757</text:p>
          </table:table-cell>
          <table:table-cell office:value-type="float" office:value="0.573352" calcext:value-type="float">
            <text:p>0.573352</text:p>
          </table:table-cell>
          <table:table-cell office:value-type="float" office:value="0.372361" calcext:value-type="float">
            <text:p>0.372361</text:p>
          </table:table-cell>
          <table:table-cell office:value-type="float" office:value="23.0135" calcext:value-type="float">
            <text:p>23.0135</text:p>
          </table:table-cell>
          <table:table-cell office:value-type="float" office:value="0.666491" calcext:value-type="float">
            <text:p>0.66649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50647" calcext:value-type="float">
            <text:p>0.750647</text:p>
          </table:table-cell>
          <table:table-cell office:value-type="float" office:value="0.285623" calcext:value-type="float">
            <text:p>0.285623</text:p>
          </table:table-cell>
          <table:table-cell office:value-type="float" office:value="28.1178" calcext:value-type="float">
            <text:p>28.1178</text:p>
          </table:table-cell>
          <table:table-cell office:value-type="float" office:value="0.665897" calcext:value-type="float">
            <text:p>0.665897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7985" calcext:value-type="float">
            <text:p>0.87985</text:p>
          </table:table-cell>
          <table:table-cell office:value-type="float" office:value="0.777477" calcext:value-type="float">
            <text:p>0.777477</text:p>
          </table:table-cell>
          <table:table-cell office:value-type="float" office:value="0.140451" calcext:value-type="float">
            <text:p>0.140451</text:p>
          </table:table-cell>
          <table:table-cell office:value-type="float" office:value="40.4653" calcext:value-type="float">
            <text:p>40.4653</text:p>
          </table:table-cell>
          <table:table-cell office:value-type="float" office:value="0.665228" calcext:value-type="float">
            <text:p>0.665228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94625" calcext:value-type="float">
            <text:p>0.94625</text:p>
          </table:table-cell>
          <table:table-cell office:value-type="float" office:value="0.896025" calcext:value-type="float">
            <text:p>0.896025</text:p>
          </table:table-cell>
          <table:table-cell office:value-type="float" office:value="0.805114" calcext:value-type="float">
            <text:p>0.805114</text:p>
          </table:table-cell>
          <table:table-cell office:value-type="float" office:value="0.100225" calcext:value-type="float">
            <text:p>0.100225</text:p>
          </table:table-cell>
          <table:table-cell office:value-type="float" office:value="48.3521" calcext:value-type="float">
            <text:p>48.3521</text:p>
          </table:table-cell>
          <table:table-cell office:value-type="float" office:value="0.665731" calcext:value-type="float">
            <text:p>0.66573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887325" calcext:value-type="float">
            <text:p>0.887325</text:p>
          </table:table-cell>
          <table:table-cell office:value-type="float" office:value="0.792063" calcext:value-type="float">
            <text:p>0.792063</text:p>
          </table:table-cell>
          <table:table-cell office:value-type="float" office:value="0.0906168" calcext:value-type="float">
            <text:p>0.0906168</text:p>
          </table:table-cell>
          <table:table-cell office:value-type="float" office:value="50.6061" calcext:value-type="float">
            <text:p>50.6061</text:p>
          </table:table-cell>
          <table:table-cell office:value-type="float" office:value="0.664669" calcext:value-type="float">
            <text:p>0.664669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93375" calcext:value-type="float">
            <text:p>0.93375</text:p>
          </table:table-cell>
          <table:table-cell office:value-type="float" office:value="0.873125" calcext:value-type="float">
            <text:p>0.873125</text:p>
          </table:table-cell>
          <table:table-cell office:value-type="float" office:value="0.766618" calcext:value-type="float">
            <text:p>0.766618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47.4841" calcext:value-type="float">
            <text:p>47.4841</text:p>
          </table:table-cell>
          <table:table-cell office:value-type="float" office:value="0.664799" calcext:value-type="float">
            <text:p>0.664799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887419" calcext:value-type="float">
            <text:p>0.887419</text:p>
          </table:table-cell>
          <table:table-cell office:value-type="float" office:value="0.79254" calcext:value-type="float">
            <text:p>0.79254</text:p>
          </table:table-cell>
          <table:table-cell office:value-type="float" office:value="0.107939" calcext:value-type="float">
            <text:p>0.107939</text:p>
          </table:table-cell>
          <table:table-cell office:value-type="float" office:value="46.366" calcext:value-type="float">
            <text:p>46.366</text:p>
          </table:table-cell>
          <table:table-cell office:value-type="float" office:value="0.664538" calcext:value-type="float">
            <text:p>0.664538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office:value-type="float" office:value="0.936406" calcext:value-type="float">
            <text:p>0.936406</text:p>
          </table:table-cell>
          <table:table-cell office:value-type="float" office:value="0.87795" calcext:value-type="float">
            <text:p>0.87795</text:p>
          </table:table-cell>
          <table:table-cell office:value-type="float" office:value="0.774573" calcext:value-type="float">
            <text:p>0.774573</text:p>
          </table:table-cell>
          <table:table-cell office:value-type="float" office:value="0.140269" calcext:value-type="float">
            <text:p>0.140269</text:p>
          </table:table-cell>
          <table:table-cell office:value-type="float" office:value="40.4478" calcext:value-type="float">
            <text:p>40.4478</text:p>
          </table:table-cell>
          <table:table-cell office:value-type="float" office:value="0.665034" calcext:value-type="float">
            <text:p>0.665034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0.933945" calcext:value-type="float">
            <text:p>0.933945</text:p>
          </table:table-cell>
          <table:table-cell office:value-type="float" office:value="0.873601" calcext:value-type="float">
            <text:p>0.873601</text:p>
          </table:table-cell>
          <table:table-cell office:value-type="float" office:value="0.767751" calcext:value-type="float">
            <text:p>0.767751</text:p>
          </table:table-cell>
          <table:table-cell office:value-type="float" office:value="0.130805" calcext:value-type="float">
            <text:p>0.130805</text:p>
          </table:table-cell>
          <table:table-cell office:value-type="float" office:value="41.7837" calcext:value-type="float">
            <text:p>41.7837</text:p>
          </table:table-cell>
          <table:table-cell office:value-type="float" office:value="0.66467" calcext:value-type="float">
            <text:p>0.66467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0.934043" calcext:value-type="float">
            <text:p>0.934043</text:p>
          </table:table-cell>
          <table:table-cell office:value-type="float" office:value="0.873715" calcext:value-type="float">
            <text:p>0.873715</text:p>
          </table:table-cell>
          <table:table-cell office:value-type="float" office:value="0.767753" calcext:value-type="float">
            <text:p>0.767753</text:p>
          </table:table-cell>
          <table:table-cell office:value-type="float" office:value="0.136758" calcext:value-type="float">
            <text:p>0.136758</text:p>
          </table:table-cell>
          <table:table-cell office:value-type="float" office:value="40.8654" calcext:value-type="float">
            <text:p>40.8654</text:p>
          </table:table-cell>
          <table:table-cell office:value-type="float" office:value="0.664757" calcext:value-type="float">
            <text:p>0.664757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office:value-type="float" office:value="0.934941" calcext:value-type="float">
            <text:p>0.934941</text:p>
          </table:table-cell>
          <table:table-cell office:value-type="float" office:value="0.87536" calcext:value-type="float">
            <text:p>0.87536</text:p>
          </table:table-cell>
          <table:table-cell office:value-type="float" office:value="0.770523" calcext:value-type="float">
            <text:p>0.770523</text:p>
          </table:table-cell>
          <table:table-cell office:value-type="float" office:value="0.131816" calcext:value-type="float">
            <text:p>0.131816</text:p>
          </table:table-cell>
          <table:table-cell office:value-type="float" office:value="41.6648" calcext:value-type="float">
            <text:p>41.6648</text:p>
          </table:table-cell>
          <table:table-cell office:value-type="float" office:value="0.66481" calcext:value-type="float">
            <text:p>0.6648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office:value-type="float" office:value="0.935767" calcext:value-type="float">
            <text:p>0.935767</text:p>
          </table:table-cell>
          <table:table-cell office:value-type="float" office:value="0.876962" calcext:value-type="float">
            <text:p>0.876962</text:p>
          </table:table-cell>
          <table:table-cell office:value-type="float" office:value="0.773531" calcext:value-type="float">
            <text:p>0.773531</text:p>
          </table:table-cell>
          <table:table-cell office:value-type="float" office:value="0.126317" calcext:value-type="float">
            <text:p>0.126317</text:p>
          </table:table-cell>
          <table:table-cell office:value-type="float" office:value="42.6025" calcext:value-type="float">
            <text:p>42.6025</text:p>
          </table:table-cell>
          <table:table-cell office:value-type="float" office:value="0.66473" calcext:value-type="float">
            <text:p>0.66473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office:value-type="float" office:value="0.935176" calcext:value-type="float">
            <text:p>0.935176</text:p>
          </table:table-cell>
          <table:table-cell office:value-type="float" office:value="0.875844" calcext:value-type="float">
            <text:p>0.875844</text:p>
          </table:table-cell>
          <table:table-cell office:value-type="float" office:value="0.771533" calcext:value-type="float">
            <text:p>0.771533</text:p>
          </table:table-cell>
          <table:table-cell office:value-type="float" office:value="0.129914" calcext:value-type="float">
            <text:p>0.129914</text:p>
          </table:table-cell>
          <table:table-cell office:value-type="float" office:value="41.9808" calcext:value-type="float">
            <text:p>41.9808</text:p>
          </table:table-cell>
          <table:table-cell office:value-type="float" office:value="0.664742" calcext:value-type="float">
            <text:p>0.664742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office:value-type="float" office:value="0.935265" calcext:value-type="float">
            <text:p>0.935265</text:p>
          </table:table-cell>
          <table:table-cell office:value-type="float" office:value="0.876021" calcext:value-type="float">
            <text:p>0.876021</text:p>
          </table:table-cell>
          <table:table-cell office:value-type="float" office:value="0.771869" calcext:value-type="float">
            <text:p>0.771869</text:p>
          </table:table-cell>
          <table:table-cell office:value-type="float" office:value="0.127349" calcext:value-type="float">
            <text:p>0.127349</text:p>
          </table:table-cell>
          <table:table-cell office:value-type="float" office:value="42.4064" calcext:value-type="float">
            <text:p>42.4064</text:p>
          </table:table-cell>
          <table:table-cell office:value-type="float" office:value="0.664731" calcext:value-type="float">
            <text:p>0.66473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0.935729" calcext:value-type="float">
            <text:p>0.935729</text:p>
          </table:table-cell>
          <table:table-cell office:value-type="float" office:value="0.876865" calcext:value-type="float">
            <text:p>0.876865</text:p>
          </table:table-cell>
          <table:table-cell office:value-type="float" office:value="0.773267" calcext:value-type="float">
            <text:p>0.773267</text:p>
          </table:table-cell>
          <table:table-cell office:value-type="float" office:value="0.12776" calcext:value-type="float">
            <text:p>0.12776</text:p>
          </table:table-cell>
          <table:table-cell office:value-type="float" office:value="42.3585" calcext:value-type="float">
            <text:p>42.3585</text:p>
          </table:table-cell>
          <table:table-cell office:value-type="float" office:value="0.66477" calcext:value-type="float">
            <text:p>0.66477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office:value-type="float" office:value="0.93576" calcext:value-type="float">
            <text:p>0.93576</text:p>
          </table:table-cell>
          <table:table-cell office:value-type="float" office:value="0.876934" calcext:value-type="float">
            <text:p>0.876934</text:p>
          </table:table-cell>
          <table:table-cell office:value-type="float" office:value="0.773429" calcext:value-type="float">
            <text:p>0.773429</text:p>
          </table:table-cell>
          <table:table-cell office:value-type="float" office:value="0.127543" calcext:value-type="float">
            <text:p>0.127543</text:p>
          </table:table-cell>
          <table:table-cell office:value-type="float" office:value="42.3962" calcext:value-type="float">
            <text:p>42.3962</text:p>
          </table:table-cell>
          <table:table-cell office:value-type="float" office:value="0.664753" calcext:value-type="float">
            <text:p>0.664753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office:value-type="float" office:value="0.935464" calcext:value-type="float">
            <text:p>0.935464</text:p>
          </table:table-cell>
          <table:table-cell office:value-type="float" office:value="0.876386" calcext:value-type="float">
            <text:p>0.876386</text:p>
          </table:table-cell>
          <table:table-cell office:value-type="float" office:value="0.772484" calcext:value-type="float">
            <text:p>0.772484</text:p>
          </table:table-cell>
          <table:table-cell office:value-type="float" office:value="0.128565" calcext:value-type="float">
            <text:p>0.128565</text:p>
          </table:table-cell>
          <table:table-cell office:value-type="float" office:value="42.2139" calcext:value-type="float">
            <text:p>42.2139</text:p>
          </table:table-cell>
          <table:table-cell office:value-type="float" office:value="0.664744" calcext:value-type="float">
            <text:p>0.664744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office:value-type="float" office:value="0.935391" calcext:value-type="float">
            <text:p>0.935391</text:p>
          </table:table-cell>
          <table:table-cell office:value-type="float" office:value="0.876237" calcext:value-type="float">
            <text:p>0.876237</text:p>
          </table:table-cell>
          <table:table-cell office:value-type="float" office:value="0.772181" calcext:value-type="float">
            <text:p>0.772181</text:p>
          </table:table-cell>
          <table:table-cell office:value-type="float" office:value="0.128824" calcext:value-type="float">
            <text:p>0.128824</text:p>
          </table:table-cell>
          <table:table-cell office:value-type="float" office:value="42.1677" calcext:value-type="float">
            <text:p>42.1677</text:p>
          </table:table-cell>
          <table:table-cell office:value-type="float" office:value="0.664761" calcext:value-type="float">
            <text:p>0.66476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0.935589" calcext:value-type="float">
            <text:p>0.935589</text:p>
          </table:table-cell>
          <table:table-cell office:value-type="float" office:value="0.876606" calcext:value-type="float">
            <text:p>0.876606</text:p>
          </table:table-cell>
          <table:table-cell office:value-type="float" office:value="0.772828" calcext:value-type="float">
            <text:p>0.772828</text:p>
          </table:table-cell>
          <table:table-cell office:value-type="float" office:value="0.1274" calcext:value-type="float">
            <text:p>0.1274</text:p>
          </table:table-cell>
          <table:table-cell office:value-type="float" office:value="42.4121" calcext:value-type="float">
            <text:p>42.4121</text:p>
          </table:table-cell>
          <table:table-cell office:value-type="float" office:value="0.664763" calcext:value-type="float">
            <text:p>0.664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752723" calcext:value-type="float">
            <text:p>0.752723</text:p>
          </table:table-cell>
          <table:table-cell office:value-type="float" office:value="0.102918" calcext:value-type="float">
            <text:p>0.102918</text:p>
          </table:table-cell>
          <table:table-cell office:value-type="float" office:value="46.9021" calcext:value-type="float">
            <text:p>46.9021</text:p>
          </table:table-cell>
          <table:table-cell office:value-type="float" office:value="0.665282" calcext:value-type="float">
            <text:p>0.665282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85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617515" calcext:value-type="float">
            <text:p>0.617515</text:p>
          </table:table-cell>
          <table:table-cell office:value-type="float" office:value="0.454164" calcext:value-type="float">
            <text:p>0.454164</text:p>
          </table:table-cell>
          <table:table-cell office:value-type="float" office:value="21.1985" calcext:value-type="float">
            <text:p>21.1985</text:p>
          </table:table-cell>
          <table:table-cell office:value-type="float" office:value="0.665202" calcext:value-type="float">
            <text:p>0.665202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0.905" calcext:value-type="float">
            <text:p>0.905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673604" calcext:value-type="float">
            <text:p>0.673604</text:p>
          </table:table-cell>
          <table:table-cell office:value-type="float" office:value="0.087918" calcext:value-type="float">
            <text:p>0.087918</text:p>
          </table:table-cell>
          <table:table-cell office:value-type="float" office:value="49.3761" calcext:value-type="float">
            <text:p>49.3761</text:p>
          </table:table-cell>
          <table:table-cell office:value-type="float" office:value="0.665744" calcext:value-type="float">
            <text:p>0.665744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694547" calcext:value-type="float">
            <text:p>0.694547</text:p>
          </table:table-cell>
          <table:table-cell office:value-type="float" office:value="0.208766" calcext:value-type="float">
            <text:p>0.208766</text:p>
          </table:table-cell>
          <table:table-cell office:value-type="float" office:value="32.2198" calcext:value-type="float">
            <text:p>32.2198</text:p>
          </table:table-cell>
          <table:table-cell office:value-type="float" office:value="0.663853" calcext:value-type="float">
            <text:p>0.663853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896875" calcext:value-type="float">
            <text:p>0.896875</text:p>
          </table:table-cell>
          <table:table-cell office:value-type="float" office:value="0.806137" calcext:value-type="float">
            <text:p>0.806137</text:p>
          </table:table-cell>
          <table:table-cell office:value-type="float" office:value="0.65556" calcext:value-type="float">
            <text:p>0.65556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40.5261" calcext:value-type="float">
            <text:p>40.5261</text:p>
          </table:table-cell>
          <table:table-cell office:value-type="float" office:value="0.663742" calcext:value-type="float">
            <text:p>0.663742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0.913438" calcext:value-type="float">
            <text:p>0.913438</text:p>
          </table:table-cell>
          <table:table-cell office:value-type="float" office:value="0.835756" calcext:value-type="float">
            <text:p>0.835756</text:p>
          </table:table-cell>
          <table:table-cell office:value-type="float" office:value="0.703149" calcext:value-type="float">
            <text:p>0.703149</text:p>
          </table:table-cell>
          <table:table-cell office:value-type="float" office:value="0.216419" calcext:value-type="float">
            <text:p>0.216419</text:p>
          </table:table-cell>
          <table:table-cell office:value-type="float" office:value="31.7553" calcext:value-type="float">
            <text:p>31.7553</text:p>
          </table:table-cell>
          <table:table-cell office:value-type="float" office:value="0.664442" calcext:value-type="float">
            <text:p>0.664442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0.913281" calcext:value-type="float">
            <text:p>0.913281</text:p>
          </table:table-cell>
          <table:table-cell office:value-type="float" office:value="0.835884" calcext:value-type="float">
            <text:p>0.835884</text:p>
          </table:table-cell>
          <table:table-cell office:value-type="float" office:value="0.704504" calcext:value-type="float">
            <text:p>0.704504</text:p>
          </table:table-cell>
          <table:table-cell office:value-type="float" office:value="0.142401" calcext:value-type="float">
            <text:p>0.142401</text:p>
          </table:table-cell>
          <table:table-cell office:value-type="float" office:value="39.1683" calcext:value-type="float">
            <text:p>39.1683</text:p>
          </table:table-cell>
          <table:table-cell office:value-type="float" office:value="0.663899" calcext:value-type="float">
            <text:p>0.663899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.910078" calcext:value-type="float">
            <text:p>0.910078</text:p>
          </table:table-cell>
          <table:table-cell office:value-type="float" office:value="0.830145" calcext:value-type="float">
            <text:p>0.830145</text:p>
          </table:table-cell>
          <table:table-cell office:value-type="float" office:value="0.695318" calcext:value-type="float">
            <text:p>0.695318</text:p>
          </table:table-cell>
          <table:table-cell office:value-type="float" office:value="0.189618" calcext:value-type="float">
            <text:p>0.189618</text:p>
          </table:table-cell>
          <table:table-cell office:value-type="float" office:value="33.8165" calcext:value-type="float">
            <text:p>33.8165</text:p>
          </table:table-cell>
          <table:table-cell office:value-type="float" office:value="0.663679" calcext:value-type="float">
            <text:p>0.663679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office:value-type="float" office:value="0.911055" calcext:value-type="float">
            <text:p>0.911055</text:p>
          </table:table-cell>
          <table:table-cell office:value-type="float" office:value="0.831729" calcext:value-type="float">
            <text:p>0.831729</text:p>
          </table:table-cell>
          <table:table-cell office:value-type="float" office:value="0.697333" calcext:value-type="float">
            <text:p>0.697333</text:p>
          </table:table-cell>
          <table:table-cell office:value-type="float" office:value="0.178777" calcext:value-type="float">
            <text:p>0.178777</text:p>
          </table:table-cell>
          <table:table-cell office:value-type="float" office:value="34.8622" calcext:value-type="float">
            <text:p>34.8622</text:p>
          </table:table-cell>
          <table:table-cell office:value-type="float" office:value="0.663987" calcext:value-type="float">
            <text:p>0.663987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831809" calcext:value-type="float">
            <text:p>0.831809</text:p>
          </table:table-cell>
          <table:table-cell office:value-type="float" office:value="0.698319" calcext:value-type="float">
            <text:p>0.698319</text:p>
          </table:table-cell>
          <table:table-cell office:value-type="float" office:value="0.168542" calcext:value-type="float">
            <text:p>0.168542</text:p>
          </table:table-cell>
          <table:table-cell office:value-type="float" office:value="35.9091" calcext:value-type="float">
            <text:p>35.9091</text:p>
          </table:table-cell>
          <table:table-cell office:value-type="float" office:value="0.663577" calcext:value-type="float">
            <text:p>0.663577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0.912324" calcext:value-type="float">
            <text:p>0.912324</text:p>
          </table:table-cell>
          <table:table-cell office:value-type="float" office:value="0.834137" calcext:value-type="float">
            <text:p>0.834137</text:p>
          </table:table-cell>
          <table:table-cell office:value-type="float" office:value="0.701632" calcext:value-type="float">
            <text:p>0.701632</text:p>
          </table:table-cell>
          <table:table-cell office:value-type="float" office:value="0.176683" calcext:value-type="float">
            <text:p>0.176683</text:p>
          </table:table-cell>
          <table:table-cell office:value-type="float" office:value="35.1195" calcext:value-type="float">
            <text:p>35.1195</text:p>
          </table:table-cell>
          <table:table-cell office:value-type="float" office:value="0.663865" calcext:value-type="float">
            <text:p>0.663865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office:value-type="float" office:value="0.910093" calcext:value-type="float">
            <text:p>0.910093</text:p>
          </table:table-cell>
          <table:table-cell office:value-type="float" office:value="0.830046" calcext:value-type="float">
            <text:p>0.830046</text:p>
          </table:table-cell>
          <table:table-cell office:value-type="float" office:value="0.694743" calcext:value-type="float">
            <text:p>0.694743</text:p>
          </table:table-cell>
          <table:table-cell office:value-type="float" office:value="0.178901" calcext:value-type="float">
            <text:p>0.178901</text:p>
          </table:table-cell>
          <table:table-cell office:value-type="float" office:value="34.8148" calcext:value-type="float">
            <text:p>34.8148</text:p>
          </table:table-cell>
          <table:table-cell office:value-type="float" office:value="0.663877" calcext:value-type="float">
            <text:p>0.663877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office:value-type="float" office:value="0.911812" calcext:value-type="float">
            <text:p>0.91181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699952" calcext:value-type="float">
            <text:p>0.699952</text:p>
          </table:table-cell>
          <table:table-cell office:value-type="float" office:value="0.179075" calcext:value-type="float">
            <text:p>0.179075</text:p>
          </table:table-cell>
          <table:table-cell office:value-type="float" office:value="34.8635" calcext:value-type="float">
            <text:p>34.8635</text:p>
          </table:table-cell>
          <table:table-cell office:value-type="float" office:value="0.663897" calcext:value-type="float">
            <text:p>0.663897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office:value-type="float" office:value="0.910476" calcext:value-type="float">
            <text:p>0.910476</text:p>
          </table:table-cell>
          <table:table-cell office:value-type="float" office:value="0.830769" calcext:value-type="float">
            <text:p>0.830769</text:p>
          </table:table-cell>
          <table:table-cell office:value-type="float" office:value="0.696014" calcext:value-type="float">
            <text:p>0.696014</text:p>
          </table:table-cell>
          <table:table-cell office:value-type="float" office:value="0.1816" calcext:value-type="float">
            <text:p>0.1816</text:p>
          </table:table-cell>
          <table:table-cell office:value-type="float" office:value="34.5696" calcext:value-type="float">
            <text:p>34.5696</text:p>
          </table:table-cell>
          <table:table-cell office:value-type="float" office:value="0.663847" calcext:value-type="float">
            <text:p>0.663847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0.910754" calcext:value-type="float">
            <text:p>0.910754</text:p>
          </table:table-cell>
          <table:table-cell office:value-type="float" office:value="0.831303" calcext:value-type="float">
            <text:p>0.831303</text:p>
          </table:table-cell>
          <table:table-cell office:value-type="float" office:value="0.696999" calcext:value-type="float">
            <text:p>0.696999</text:p>
          </table:table-cell>
          <table:table-cell office:value-type="float" office:value="0.180299" calcext:value-type="float">
            <text:p>0.180299</text:p>
          </table:table-cell>
          <table:table-cell office:value-type="float" office:value="34.7055" calcext:value-type="float">
            <text:p>34.7055</text:p>
          </table:table-cell>
          <table:table-cell office:value-type="float" office:value="0.663805" calcext:value-type="float">
            <text:p>0.663805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office:value-type="float" office:value="0.911163" calcext:value-type="float">
            <text:p>0.911163</text:p>
          </table:table-cell>
          <table:table-cell office:value-type="float" office:value="0.832036" calcext:value-type="float">
            <text:p>0.832036</text:p>
          </table:table-cell>
          <table:table-cell office:value-type="float" office:value="0.698182" calcext:value-type="float">
            <text:p>0.698182</text:p>
          </table:table-cell>
          <table:table-cell office:value-type="float" office:value="0.179421" calcext:value-type="float">
            <text:p>0.179421</text:p>
          </table:table-cell>
          <table:table-cell office:value-type="float" office:value="34.8059" calcext:value-type="float">
            <text:p>34.8059</text:p>
          </table:table-cell>
          <table:table-cell office:value-type="float" office:value="0.663827" calcext:value-type="float">
            <text:p>0.663827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office:value-type="float" office:value="0.911033" calcext:value-type="float">
            <text:p>0.911033</text:p>
          </table:table-cell>
          <table:table-cell office:value-type="float" office:value="0.831803" calcext:value-type="float">
            <text:p>0.831803</text:p>
          </table:table-cell>
          <table:table-cell office:value-type="float" office:value="0.697803" calcext:value-type="float">
            <text:p>0.697803</text:p>
          </table:table-cell>
          <table:table-cell office:value-type="float" office:value="0.179885" calcext:value-type="float">
            <text:p>0.179885</text:p>
          </table:table-cell>
          <table:table-cell office:value-type="float" office:value="34.7561" calcext:value-type="float">
            <text:p>34.7561</text:p>
          </table:table-cell>
          <table:table-cell office:value-type="float" office:value="0.663821" calcext:value-type="float">
            <text:p>0.663821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0.910818" calcext:value-type="float">
            <text:p>0.910818</text:p>
          </table:table-cell>
          <table:table-cell office:value-type="float" office:value="0.83141" calcext:value-type="float">
            <text:p>0.83141</text:p>
          </table:table-cell>
          <table:table-cell office:value-type="float" office:value="0.697145" calcext:value-type="float">
            <text:p>0.697145</text:p>
          </table:table-cell>
          <table:table-cell office:value-type="float" office:value="0.180558" calcext:value-type="float">
            <text:p>0.180558</text:p>
          </table:table-cell>
          <table:table-cell office:value-type="float" office:value="34.6829" calcext:value-type="float">
            <text:p>34.6829</text:p>
          </table:table-cell>
          <table:table-cell office:value-type="float" office:value="0.66382" calcext:value-type="float">
            <text:p>0.66382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0.910962" calcext:value-type="float">
            <text:p>0.910962</text:p>
          </table:table-cell>
          <table:table-cell office:value-type="float" office:value="0.831674" calcext:value-type="float">
            <text:p>0.831674</text:p>
          </table:table-cell>
          <table:table-cell office:value-type="float" office:value="0.697585" calcext:value-type="float">
            <text:p>0.697585</text:p>
          </table:table-cell>
          <table:table-cell office:value-type="float" office:value="0.179901" calcext:value-type="float">
            <text:p>0.179901</text:p>
          </table:table-cell>
          <table:table-cell office:value-type="float" office:value="34.7518" calcext:value-type="float">
            <text:p>34.7518</text:p>
          </table:table-cell>
          <table:table-cell office:value-type="float" office:value="0.663822" calcext:value-type="float">
            <text:p>0.663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658044" calcext:value-type="float">
            <text:p>0.658044</text:p>
          </table:table-cell>
          <table:table-cell office:value-type="float" office:value="0.244721" calcext:value-type="float">
            <text:p>0.244721</text:p>
          </table:table-cell>
          <table:table-cell office:value-type="float" office:value="29.3998" calcext:value-type="float">
            <text:p>29.3998</text:p>
          </table:table-cell>
          <table:table-cell office:value-type="float" office:value="0.666009" calcext:value-type="float">
            <text:p>0.666009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05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671173" calcext:value-type="float">
            <text:p>0.671173</text:p>
          </table:table-cell>
          <table:table-cell office:value-type="float" office:value="0.308541" calcext:value-type="float">
            <text:p>0.308541</text:p>
          </table:table-cell>
          <table:table-cell office:value-type="float" office:value="26.3136" calcext:value-type="float">
            <text:p>26.3136</text:p>
          </table:table-cell>
          <table:table-cell office:value-type="float" office:value="0.666543" calcext:value-type="float">
            <text:p>0.66654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652367" calcext:value-type="float">
            <text:p>0.652367</text:p>
          </table:table-cell>
          <table:table-cell office:value-type="float" office:value="0.270451" calcext:value-type="float">
            <text:p>0.270451</text:p>
          </table:table-cell>
          <table:table-cell office:value-type="float" office:value="27.89" calcext:value-type="float">
            <text:p>27.89</text:p>
          </table:table-cell>
          <table:table-cell office:value-type="float" office:value="0.665473" calcext:value-type="float">
            <text:p>0.66547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905" calcext:value-type="float">
            <text:p>0.905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677041" calcext:value-type="float">
            <text:p>0.677041</text:p>
          </table:table-cell>
          <table:table-cell office:value-type="float" office:value="0.185729" calcext:value-type="float">
            <text:p>0.185729</text:p>
          </table:table-cell>
          <table:table-cell office:value-type="float" office:value="33.9658" calcext:value-type="float">
            <text:p>33.9658</text:p>
          </table:table-cell>
          <table:table-cell office:value-type="float" office:value="0.664611" calcext:value-type="float">
            <text:p>0.664611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85" calcext:value-type="float">
            <text:p>0.885</text:p>
          </table:table-cell>
          <table:table-cell office:value-type="float" office:value="0.78455" calcext:value-type="float">
            <text:p>0.78455</text:p>
          </table:table-cell>
          <table:table-cell office:value-type="float" office:value="0.619684" calcext:value-type="float">
            <text:p>0.619684</text:p>
          </table:table-cell>
          <table:table-cell office:value-type="float" office:value="0.226545" calcext:value-type="float">
            <text:p>0.226545</text:p>
          </table:table-cell>
          <table:table-cell office:value-type="float" office:value="30.0672" calcext:value-type="float">
            <text:p>30.0672</text:p>
          </table:table-cell>
          <table:table-cell office:value-type="float" office:value="0.664411" calcext:value-type="float">
            <text:p>0.664411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909063" calcext:value-type="float">
            <text:p>0.909063</text:p>
          </table:table-cell>
          <table:table-cell office:value-type="float" office:value="0.828606" calcext:value-type="float">
            <text:p>0.828606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181693" calcext:value-type="float">
            <text:p>0.181693</text:p>
          </table:table-cell>
          <table:table-cell office:value-type="float" office:value="34.5157" calcext:value-type="float">
            <text:p>34.5157</text:p>
          </table:table-cell>
          <table:table-cell office:value-type="float" office:value="0.663257" calcext:value-type="float">
            <text:p>0.66325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866094" calcext:value-type="float">
            <text:p>0.866094</text:p>
          </table:table-cell>
          <table:table-cell office:value-type="float" office:value="0.753197" calcext:value-type="float">
            <text:p>0.753197</text:p>
          </table:table-cell>
          <table:table-cell office:value-type="float" office:value="0.576248" calcext:value-type="float">
            <text:p>0.576248</text:p>
          </table:table-cell>
          <table:table-cell office:value-type="float" office:value="0.342484" calcext:value-type="float">
            <text:p>0.342484</text:p>
          </table:table-cell>
          <table:table-cell office:value-type="float" office:value="23.9404" calcext:value-type="float">
            <text:p>23.9404</text:p>
          </table:table-cell>
          <table:table-cell office:value-type="float" office:value="0.661412" calcext:value-type="float">
            <text:p>0.66141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0.882969" calcext:value-type="float">
            <text:p>0.882969</text:p>
          </table:table-cell>
          <table:table-cell office:value-type="float" office:value="0.782094" calcext:value-type="float">
            <text:p>0.782094</text:p>
          </table:table-cell>
          <table:table-cell office:value-type="float" office:value="0.619189" calcext:value-type="float">
            <text:p>0.619189</text:p>
          </table:table-cell>
          <table:table-cell office:value-type="float" office:value="0.262373" calcext:value-type="float">
            <text:p>0.262373</text:p>
          </table:table-cell>
          <table:table-cell office:value-type="float" office:value="27.8887" calcext:value-type="float">
            <text:p>27.8887</text:p>
          </table:table-cell>
          <table:table-cell office:value-type="float" office:value="0.66257" calcext:value-type="float">
            <text:p>0.6625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883281" calcext:value-type="float">
            <text:p>0.883281</text:p>
          </table:table-cell>
          <table:table-cell office:value-type="float" office:value="0.782327" calcext:value-type="float">
            <text:p>0.782327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24512" calcext:value-type="float">
            <text:p>0.24512</text:p>
          </table:table-cell>
          <table:table-cell office:value-type="float" office:value="28.861" calcext:value-type="float">
            <text:p>28.861</text:p>
          </table:table-cell>
          <table:table-cell office:value-type="float" office:value="0.663091" calcext:value-type="float">
            <text:p>0.663091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881973" calcext:value-type="float">
            <text:p>0.881973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616564" calcext:value-type="float">
            <text:p>0.616564</text:p>
          </table:table-cell>
          <table:table-cell office:value-type="float" office:value="0.259416" calcext:value-type="float">
            <text:p>0.259416</text:p>
          </table:table-cell>
          <table:table-cell office:value-type="float" office:value="28.017" calcext:value-type="float">
            <text:p>28.017</text:p>
          </table:table-cell>
          <table:table-cell office:value-type="float" office:value="0.662532" calcext:value-type="float">
            <text:p>0.66253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882793" calcext:value-type="float">
            <text:p>0.882793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61912" calcext:value-type="float">
            <text:p>0.61912</text:p>
          </table:table-cell>
          <table:table-cell office:value-type="float" office:value="0.254365" calcext:value-type="float">
            <text:p>0.254365</text:p>
          </table:table-cell>
          <table:table-cell office:value-type="float" office:value="28.3222" calcext:value-type="float">
            <text:p>28.3222</text:p>
          </table:table-cell>
          <table:table-cell office:value-type="float" office:value="0.66244" calcext:value-type="float">
            <text:p>0.66244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884287" calcext:value-type="float">
            <text:p>0.884287</text:p>
          </table:table-cell>
          <table:table-cell office:value-type="float" office:value="0.784388" calcext:value-type="float">
            <text:p>0.784388</text:p>
          </table:table-cell>
          <table:table-cell office:value-type="float" office:value="0.622659" calcext:value-type="float">
            <text:p>0.622659</text:p>
          </table:table-cell>
          <table:table-cell office:value-type="float" office:value="0.240637" calcext:value-type="float">
            <text:p>0.240637</text:p>
          </table:table-cell>
          <table:table-cell office:value-type="float" office:value="29.1678" calcext:value-type="float">
            <text:p>29.1678</text:p>
          </table:table-cell>
          <table:table-cell office:value-type="float" office:value="0.662661" calcext:value-type="float">
            <text:p>0.662661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0.883389" calcext:value-type="float">
            <text:p>0.883389</text:p>
          </table:table-cell>
          <table:table-cell office:value-type="float" office:value="0.782877" calcext:value-type="float">
            <text:p>0.782877</text:p>
          </table:table-cell>
          <table:table-cell office:value-type="float" office:value="0.620513" calcext:value-type="float">
            <text:p>0.620513</text:p>
          </table:table-cell>
          <table:table-cell office:value-type="float" office:value="0.249741" calcext:value-type="float">
            <text:p>0.249741</text:p>
          </table:table-cell>
          <table:table-cell office:value-type="float" office:value="28.602" calcext:value-type="float">
            <text:p>28.602</text:p>
          </table:table-cell>
          <table:table-cell office:value-type="float" office:value="0.662524" calcext:value-type="float">
            <text:p>0.662524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0.884434" calcext:value-type="float">
            <text:p>0.884434</text:p>
          </table:table-cell>
          <table:table-cell office:value-type="float" office:value="0.784698" calcext:value-type="float">
            <text:p>0.784698</text:p>
          </table:table-cell>
          <table:table-cell office:value-type="float" office:value="0.623301" calcext:value-type="float">
            <text:p>0.623301</text:p>
          </table:table-cell>
          <table:table-cell office:value-type="float" office:value="0.245156" calcext:value-type="float">
            <text:p>0.245156</text:p>
          </table:table-cell>
          <table:table-cell office:value-type="float" office:value="28.9027" calcext:value-type="float">
            <text:p>28.9027</text:p>
          </table:table-cell>
          <table:table-cell office:value-type="float" office:value="0.662579" calcext:value-type="float">
            <text:p>0.662579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88334" calcext:value-type="float">
            <text:p>0.88334</text:p>
          </table:table-cell>
          <table:table-cell office:value-type="float" office:value="0.782765" calcext:value-type="float">
            <text:p>0.782765</text:p>
          </table:table-cell>
          <table:table-cell office:value-type="float" office:value="0.620227" calcext:value-type="float">
            <text:p>0.620227</text:p>
          </table:table-cell>
          <table:table-cell office:value-type="float" office:value="0.243027" calcext:value-type="float">
            <text:p>0.243027</text:p>
          </table:table-cell>
          <table:table-cell office:value-type="float" office:value="28.9935" calcext:value-type="float">
            <text:p>28.9935</text:p>
          </table:table-cell>
          <table:table-cell office:value-type="float" office:value="0.662583" calcext:value-type="float">
            <text:p>0.662583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784904" calcext:value-type="float">
            <text:p>0.784904</text:p>
          </table:table-cell>
          <table:table-cell office:value-type="float" office:value="0.623512" calcext:value-type="float">
            <text:p>0.623512</text:p>
          </table:table-cell>
          <table:table-cell office:value-type="float" office:value="0.240028" calcext:value-type="float">
            <text:p>0.240028</text:p>
          </table:table-cell>
          <table:table-cell office:value-type="float" office:value="29.2146" calcext:value-type="float">
            <text:p>29.2146</text:p>
          </table:table-cell>
          <table:table-cell office:value-type="float" office:value="0.662642" calcext:value-type="float">
            <text:p>0.66264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0.884591" calcext:value-type="float">
            <text:p>0.884591</text:p>
          </table:table-cell>
          <table:table-cell office:value-type="float" office:value="0.784942" calcext:value-type="float">
            <text:p>0.784942</text:p>
          </table:table-cell>
          <table:table-cell office:value-type="float" office:value="0.623574" calcext:value-type="float">
            <text:p>0.623574</text:p>
          </table:table-cell>
          <table:table-cell office:value-type="float" office:value="0.239226" calcext:value-type="float">
            <text:p>0.239226</text:p>
          </table:table-cell>
          <table:table-cell office:value-type="float" office:value="29.2644" calcext:value-type="float">
            <text:p>29.2644</text:p>
          </table:table-cell>
          <table:table-cell office:value-type="float" office:value="0.662642" calcext:value-type="float">
            <text:p>0.66264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0.884178" calcext:value-type="float">
            <text:p>0.884178</text:p>
          </table:table-cell>
          <table:table-cell office:value-type="float" office:value="0.784224" calcext:value-type="float">
            <text:p>0.784224</text:p>
          </table:table-cell>
          <table:table-cell office:value-type="float" office:value="0.622472" calcext:value-type="float">
            <text:p>0.622472</text:p>
          </table:table-cell>
          <table:table-cell office:value-type="float" office:value="0.239666" calcext:value-type="float">
            <text:p>0.239666</text:p>
          </table:table-cell>
          <table:table-cell office:value-type="float" office:value="29.224" calcext:value-type="float">
            <text:p>29.224</text:p>
          </table:table-cell>
          <table:table-cell office:value-type="float" office:value="0.662621" calcext:value-type="float">
            <text:p>0.662621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0.884282" calcext:value-type="float">
            <text:p>0.884282</text:p>
          </table:table-cell>
          <table:table-cell office:value-type="float" office:value="0.784416" calcext:value-type="float">
            <text:p>0.784416</text:p>
          </table:table-cell>
          <table:table-cell office:value-type="float" office:value="0.622794" calcext:value-type="float">
            <text:p>0.622794</text:p>
          </table:table-cell>
          <table:table-cell office:value-type="float" office:value="0.241833" calcext:value-type="float">
            <text:p>0.241833</text:p>
          </table:table-cell>
          <table:table-cell office:value-type="float" office:value="29.096" calcext:value-type="float">
            <text:p>29.096</text:p>
          </table:table-cell>
          <table:table-cell office:value-type="float" office:value="0.662611" calcext:value-type="float">
            <text:p>0.662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525909" calcext:value-type="float">
            <text:p>0.525909</text:p>
          </table:table-cell>
          <table:table-cell office:value-type="float" office:value="0.127639" calcext:value-type="float">
            <text:p>0.127639</text:p>
          </table:table-cell>
          <table:table-cell office:value-type="float" office:value="38.4859" calcext:value-type="float">
            <text:p>38.4859</text:p>
          </table:table-cell>
          <table:table-cell office:value-type="float" office:value="0.66501" calcext:value-type="float">
            <text:p>0.66501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57707" calcext:value-type="float">
            <text:p>0.57707</text:p>
          </table:table-cell>
          <table:table-cell office:value-type="float" office:value="0.0990983" calcext:value-type="float">
            <text:p>0.0990983</text:p>
          </table:table-cell>
          <table:table-cell office:value-type="float" office:value="44.7144" calcext:value-type="float">
            <text:p>44.7144</text:p>
          </table:table-cell>
          <table:table-cell office:value-type="float" office:value="0.665036" calcext:value-type="float">
            <text:p>0.665036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0695" calcext:value-type="float">
            <text:p>0.80695</text:p>
          </table:table-cell>
          <table:table-cell office:value-type="float" office:value="0.655665" calcext:value-type="float">
            <text:p>0.655665</text:p>
          </table:table-cell>
          <table:table-cell office:value-type="float" office:value="0.172188" calcext:value-type="float">
            <text:p>0.172188</text:p>
          </table:table-cell>
          <table:table-cell office:value-type="float" office:value="34.9901" calcext:value-type="float">
            <text:p>34.9901</text:p>
          </table:table-cell>
          <table:table-cell office:value-type="float" office:value="0.664365" calcext:value-type="float">
            <text:p>0.664365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0.764325" calcext:value-type="float">
            <text:p>0.764325</text:p>
          </table:table-cell>
          <table:table-cell office:value-type="float" office:value="0.586886" calcext:value-type="float">
            <text:p>0.586886</text:p>
          </table:table-cell>
          <table:table-cell office:value-type="float" office:value="0.270365" calcext:value-type="float">
            <text:p>0.270365</text:p>
          </table:table-cell>
          <table:table-cell office:value-type="float" office:value="27.157" calcext:value-type="float">
            <text:p>27.157</text:p>
          </table:table-cell>
          <table:table-cell office:value-type="float" office:value="0.66513" calcext:value-type="float">
            <text:p>0.66513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834375" calcext:value-type="float">
            <text:p>0.834375</text:p>
          </table:table-cell>
          <table:table-cell office:value-type="float" office:value="0.699488" calcext:value-type="float">
            <text:p>0.699488</text:p>
          </table:table-cell>
          <table:table-cell office:value-type="float" office:value="0.498297" calcext:value-type="float">
            <text:p>0.498297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19.641" calcext:value-type="float">
            <text:p>19.641</text:p>
          </table:table-cell>
          <table:table-cell office:value-type="float" office:value="0.660525" calcext:value-type="float">
            <text:p>0.660525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.869375" calcext:value-type="float">
            <text:p>0.869375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58153" calcext:value-type="float">
            <text:p>0.58153</text:p>
          </table:table-cell>
          <table:table-cell office:value-type="float" office:value="0.226255" calcext:value-type="float">
            <text:p>0.226255</text:p>
          </table:table-cell>
          <table:table-cell office:value-type="float" office:value="29.5735" calcext:value-type="float">
            <text:p>29.5735</text:p>
          </table:table-cell>
          <table:table-cell office:value-type="float" office:value="0.662714" calcext:value-type="float">
            <text:p>0.662714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0.845" calcext:value-type="float">
            <text:p>0.845</text:p>
          </table:table-cell>
          <table:table-cell office:value-type="float" office:value="0.719525" calcext:value-type="float">
            <text:p>0.719525</text:p>
          </table:table-cell>
          <table:table-cell office:value-type="float" office:value="0.532289" calcext:value-type="float">
            <text:p>0.532289</text:p>
          </table:table-cell>
          <table:table-cell office:value-type="float" office:value="0.308951" calcext:value-type="float">
            <text:p>0.308951</text:p>
          </table:table-cell>
          <table:table-cell office:value-type="float" office:value="24.6395" calcext:value-type="float">
            <text:p>24.6395</text:p>
          </table:table-cell>
          <table:table-cell office:value-type="float" office:value="0.657284" calcext:value-type="float">
            <text:p>0.657284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0.857813" calcext:value-type="float">
            <text:p>0.857813</text:p>
          </table:table-cell>
          <table:table-cell office:value-type="float" office:value="0.738603" calcext:value-type="float">
            <text:p>0.738603</text:p>
          </table:table-cell>
          <table:table-cell office:value-type="float" office:value="0.553545" calcext:value-type="float">
            <text:p>0.553545</text:p>
          </table:table-cell>
          <table:table-cell office:value-type="float" office:value="0.30239" calcext:value-type="float">
            <text:p>0.30239</text:p>
          </table:table-cell>
          <table:table-cell office:value-type="float" office:value="25.2359" calcext:value-type="float">
            <text:p>25.2359</text:p>
          </table:table-cell>
          <table:table-cell office:value-type="float" office:value="0.661772" calcext:value-type="float">
            <text:p>0.661772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0.854102" calcext:value-type="float">
            <text:p>0.854102</text:p>
          </table:table-cell>
          <table:table-cell office:value-type="float" office:value="0.733029" calcext:value-type="float">
            <text:p>0.733029</text:p>
          </table:table-cell>
          <table:table-cell office:value-type="float" office:value="0.547322" calcext:value-type="float">
            <text:p>0.547322</text:p>
          </table:table-cell>
          <table:table-cell office:value-type="float" office:value="0.294776" calcext:value-type="float">
            <text:p>0.294776</text:p>
          </table:table-cell>
          <table:table-cell office:value-type="float" office:value="25.4641" calcext:value-type="float">
            <text:p>25.4641</text:p>
          </table:table-cell>
          <table:table-cell office:value-type="float" office:value="0.660469" calcext:value-type="float">
            <text:p>0.660469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0.860742" calcext:value-type="float">
            <text:p>0.860742</text:p>
          </table:table-cell>
          <table:table-cell office:value-type="float" office:value="0.743893" calcext:value-type="float">
            <text:p>0.743893</text:p>
          </table:table-cell>
          <table:table-cell office:value-type="float" office:value="0.561967" calcext:value-type="float">
            <text:p>0.561967</text:p>
          </table:table-cell>
          <table:table-cell office:value-type="float" office:value="0.284466" calcext:value-type="float">
            <text:p>0.284466</text:p>
          </table:table-cell>
          <table:table-cell office:value-type="float" office:value="26.1153" calcext:value-type="float">
            <text:p>26.1153</text:p>
          </table:table-cell>
          <table:table-cell office:value-type="float" office:value="0.661492" calcext:value-type="float">
            <text:p>0.661492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office:value-type="float" office:value="0.856563" calcext:value-type="float">
            <text:p>0.856563</text:p>
          </table:table-cell>
          <table:table-cell office:value-type="float" office:value="0.736597" calcext:value-type="float">
            <text:p>0.736597</text:p>
          </table:table-cell>
          <table:table-cell office:value-type="float" office:value="0.550927" calcext:value-type="float">
            <text:p>0.550927</text:p>
          </table:table-cell>
          <table:table-cell office:value-type="float" office:value="0.301503" calcext:value-type="float">
            <text:p>0.301503</text:p>
          </table:table-cell>
          <table:table-cell office:value-type="float" office:value="25.2387" calcext:value-type="float">
            <text:p>25.2387</text:p>
          </table:table-cell>
          <table:table-cell office:value-type="float" office:value="0.661536" calcext:value-type="float">
            <text:p>0.661536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857817" calcext:value-type="float">
            <text:p>0.857817</text:p>
          </table:table-cell>
          <table:table-cell office:value-type="float" office:value="0.738975" calcext:value-type="float">
            <text:p>0.738975</text:p>
          </table:table-cell>
          <table:table-cell office:value-type="float" office:value="0.554958" calcext:value-type="float">
            <text:p>0.554958</text:p>
          </table:table-cell>
          <table:table-cell office:value-type="float" office:value="0.315078" calcext:value-type="float">
            <text:p>0.315078</text:p>
          </table:table-cell>
          <table:table-cell office:value-type="float" office:value="24.7267" calcext:value-type="float">
            <text:p>24.7267</text:p>
          </table:table-cell>
          <table:table-cell office:value-type="float" office:value="0.661249" calcext:value-type="float">
            <text:p>0.661249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0.853181" calcext:value-type="float">
            <text:p>0.853181</text:p>
          </table:table-cell>
          <table:table-cell office:value-type="float" office:value="0.731565" calcext:value-type="float">
            <text:p>0.731565</text:p>
          </table:table-cell>
          <table:table-cell office:value-type="float" office:value="0.54523" calcext:value-type="float">
            <text:p>0.54523</text:p>
          </table:table-cell>
          <table:table-cell office:value-type="float" office:value="0.341475" calcext:value-type="float">
            <text:p>0.341475</text:p>
          </table:table-cell>
          <table:table-cell office:value-type="float" office:value="23.6275" calcext:value-type="float">
            <text:p>23.6275</text:p>
          </table:table-cell>
          <table:table-cell office:value-type="float" office:value="0.660412" calcext:value-type="float">
            <text:p>0.660412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office:value-type="float" office:value="0.854822" calcext:value-type="float">
            <text:p>0.854822</text:p>
          </table:table-cell>
          <table:table-cell office:value-type="float" office:value="0.734016" calcext:value-type="float">
            <text:p>0.734016</text:p>
          </table:table-cell>
          <table:table-cell office:value-type="float" office:value="0.54811" calcext:value-type="float">
            <text:p>0.54811</text:p>
          </table:table-cell>
          <table:table-cell office:value-type="float" office:value="0.321031" calcext:value-type="float">
            <text:p>0.321031</text:p>
          </table:table-cell>
          <table:table-cell office:value-type="float" office:value="24.4127" calcext:value-type="float">
            <text:p>24.4127</text:p>
          </table:table-cell>
          <table:table-cell office:value-type="float" office:value="0.660894" calcext:value-type="float">
            <text:p>0.660894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office:value-type="float" office:value="0.854895" calcext:value-type="float">
            <text:p>0.854895</text:p>
          </table:table-cell>
          <table:table-cell office:value-type="float" office:value="0.734302" calcext:value-type="float">
            <text:p>0.734302</text:p>
          </table:table-cell>
          <table:table-cell office:value-type="float" office:value="0.548762" calcext:value-type="float">
            <text:p>0.548762</text:p>
          </table:table-cell>
          <table:table-cell office:value-type="float" office:value="0.321514" calcext:value-type="float">
            <text:p>0.321514</text:p>
          </table:table-cell>
          <table:table-cell office:value-type="float" office:value="24.399" calcext:value-type="float">
            <text:p>24.399</text:p>
          </table:table-cell>
          <table:table-cell office:value-type="float" office:value="0.660755" calcext:value-type="float">
            <text:p>0.660755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office:value-type="float" office:value="0.854063" calcext:value-type="float">
            <text:p>0.854063</text:p>
          </table:table-cell>
          <table:table-cell office:value-type="float" office:value="0.732776" calcext:value-type="float">
            <text:p>0.732776</text:p>
          </table:table-cell>
          <table:table-cell office:value-type="float" office:value="0.546377" calcext:value-type="float">
            <text:p>0.546377</text:p>
          </table:table-cell>
          <table:table-cell office:value-type="float" office:value="0.321675" calcext:value-type="float">
            <text:p>0.321675</text:p>
          </table:table-cell>
          <table:table-cell office:value-type="float" office:value="24.3674" calcext:value-type="float">
            <text:p>24.3674</text:p>
          </table:table-cell>
          <table:table-cell office:value-type="float" office:value="0.660821" calcext:value-type="float">
            <text:p>0.660821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office:value-type="float" office:value="0.853584" calcext:value-type="float">
            <text:p>0.853584</text:p>
          </table:table-cell>
          <table:table-cell office:value-type="float" office:value="0.732005" calcext:value-type="float">
            <text:p>0.732005</text:p>
          </table:table-cell>
          <table:table-cell office:value-type="float" office:value="0.54534" calcext:value-type="float">
            <text:p>0.54534</text:p>
          </table:table-cell>
          <table:table-cell office:value-type="float" office:value="0.325532" calcext:value-type="float">
            <text:p>0.325532</text:p>
          </table:table-cell>
          <table:table-cell office:value-type="float" office:value="24.2092" calcext:value-type="float">
            <text:p>24.2092</text:p>
          </table:table-cell>
          <table:table-cell office:value-type="float" office:value="0.660751" calcext:value-type="float">
            <text:p>0.660751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office:value-type="float" office:value="0.854454" calcext:value-type="float">
            <text:p>0.854454</text:p>
          </table:table-cell>
          <table:table-cell office:value-type="float" office:value="0.733414" calcext:value-type="float">
            <text:p>0.733414</text:p>
          </table:table-cell>
          <table:table-cell office:value-type="float" office:value="0.547255" calcext:value-type="float">
            <text:p>0.547255</text:p>
          </table:table-cell>
          <table:table-cell office:value-type="float" office:value="0.319398" calcext:value-type="float">
            <text:p>0.319398</text:p>
          </table:table-cell>
          <table:table-cell office:value-type="float" office:value="24.4652" calcext:value-type="float">
            <text:p>24.4652</text:p>
          </table:table-cell>
          <table:table-cell office:value-type="float" office:value="0.660867" calcext:value-type="float">
            <text:p>0.660867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office:value-type="float" office:value="0.854288" calcext:value-type="float">
            <text:p>0.854288</text:p>
          </table:table-cell>
          <table:table-cell office:value-type="float" office:value="0.733155" calcext:value-type="float">
            <text:p>0.733155</text:p>
          </table:table-cell>
          <table:table-cell office:value-type="float" office:value="0.546918" calcext:value-type="float">
            <text:p>0.546918</text:p>
          </table:table-cell>
          <table:table-cell office:value-type="float" office:value="0.321117" calcext:value-type="float">
            <text:p>0.321117</text:p>
          </table:table-cell>
          <table:table-cell office:value-type="float" office:value="24.395" calcext:value-type="float">
            <text:p>24.395</text:p>
          </table:table-cell>
          <table:table-cell office:value-type="float" office:value="0.660837" calcext:value-type="float">
            <text:p>0.660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716393" calcext:value-type="float">
            <text:p>0.716393</text:p>
          </table:table-cell>
          <table:table-cell office:value-type="float" office:value="0.12" calcext:value-type="float">
            <text:p>0.12</text:p>
          </table:table-cell>
          <table:table-cell office:value-type="float" office:value="42.9415" calcext:value-type="float">
            <text:p>42.9415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0.674" calcext:value-type="float">
            <text:p>0.674</text:p>
          </table:table-cell>
          <table:table-cell office:value-type="float" office:value="0.458579" calcext:value-type="float">
            <text:p>0.458579</text:p>
          </table:table-cell>
          <table:table-cell office:value-type="float" office:value="0.135836" calcext:value-type="float">
            <text:p>0.135836</text:p>
          </table:table-cell>
          <table:table-cell office:value-type="float" office:value="36.0058" calcext:value-type="float">
            <text:p>36.0058</text:p>
          </table:table-cell>
          <table:table-cell office:value-type="float" office:value="0.663509" calcext:value-type="float">
            <text:p>0.663509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.805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426841" calcext:value-type="float">
            <text:p>0.426841</text:p>
          </table:table-cell>
          <table:table-cell office:value-type="float" office:value="0.410172" calcext:value-type="float">
            <text:p>0.410172</text:p>
          </table:table-cell>
          <table:table-cell office:value-type="float" office:value="20.3011" calcext:value-type="float">
            <text:p>20.3011</text:p>
          </table:table-cell>
          <table:table-cell office:value-type="float" office:value="0.663035" calcext:value-type="float">
            <text:p>0.663035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835" calcext:value-type="float">
            <text:p>0.835</text:p>
          </table:table-cell>
          <table:table-cell office:value-type="float" office:value="0.70025" calcext:value-type="float">
            <text:p>0.70025</text:p>
          </table:table-cell>
          <table:table-cell office:value-type="float" office:value="0.498626" calcext:value-type="float">
            <text:p>0.498626</text:p>
          </table:table-cell>
          <table:table-cell office:value-type="float" office:value="0.426266" calcext:value-type="float">
            <text:p>0.426266</text:p>
          </table:table-cell>
          <table:table-cell office:value-type="float" office:value="20.6751" calcext:value-type="float">
            <text:p>20.6751</text:p>
          </table:table-cell>
          <table:table-cell office:value-type="float" office:value="0.661041" calcext:value-type="float">
            <text:p>0.661041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654925" calcext:value-type="float">
            <text:p>0.654925</text:p>
          </table:table-cell>
          <table:table-cell office:value-type="float" office:value="0.441427" calcext:value-type="float">
            <text:p>0.441427</text:p>
          </table:table-cell>
          <table:table-cell office:value-type="float" office:value="0.389115" calcext:value-type="float">
            <text:p>0.389115</text:p>
          </table:table-cell>
          <table:table-cell office:value-type="float" office:value="20.9291" calcext:value-type="float">
            <text:p>20.9291</text:p>
          </table:table-cell>
          <table:table-cell office:value-type="float" office:value="0.656952" calcext:value-type="float">
            <text:p>0.656952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.77</text:p>
          </table:table-cell>
          <table:table-cell office:value-type="float" office:value="0.603188" calcext:value-type="float">
            <text:p>0.603188</text:p>
          </table:table-cell>
          <table:table-cell office:value-type="float" office:value="0.386009" calcext:value-type="float">
            <text:p>0.386009</text:p>
          </table:table-cell>
          <table:table-cell office:value-type="float" office:value="0.556487" calcext:value-type="float">
            <text:p>0.556487</text:p>
          </table:table-cell>
          <table:table-cell office:value-type="float" office:value="16.7677" calcext:value-type="float">
            <text:p>16.7677</text:p>
          </table:table-cell>
          <table:table-cell office:value-type="float" office:value="0.646351" calcext:value-type="float">
            <text:p>0.646351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0.841719" calcext:value-type="float">
            <text:p>0.841719</text:p>
          </table:table-cell>
          <table:table-cell office:value-type="float" office:value="0.711466" calcext:value-type="float">
            <text:p>0.711466</text:p>
          </table:table-cell>
          <table:table-cell office:value-type="float" office:value="0.514412" calcext:value-type="float">
            <text:p>0.514412</text:p>
          </table:table-cell>
          <table:table-cell office:value-type="float" office:value="0.304397" calcext:value-type="float">
            <text:p>0.304397</text:p>
          </table:table-cell>
          <table:table-cell office:value-type="float" office:value="24.6839" calcext:value-type="float">
            <text:p>24.6839</text:p>
          </table:table-cell>
          <table:table-cell office:value-type="float" office:value="0.661248" calcext:value-type="float">
            <text:p>0.661248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office:value-type="float" office:value="0.816328" calcext:value-type="float">
            <text:p>0.816328</text:p>
          </table:table-cell>
          <table:table-cell office:value-type="float" office:value="0.670245" calcext:value-type="float">
            <text:p>0.670245</text:p>
          </table:table-cell>
          <table:table-cell office:value-type="float" office:value="0.459494" calcext:value-type="float">
            <text:p>0.459494</text:p>
          </table:table-cell>
          <table:table-cell office:value-type="float" office:value="0.449768" calcext:value-type="float">
            <text:p>0.449768</text:p>
          </table:table-cell>
          <table:table-cell office:value-type="float" office:value="19.6856" calcext:value-type="float">
            <text:p>19.6856</text:p>
          </table:table-cell>
          <table:table-cell office:value-type="float" office:value="0.659049" calcext:value-type="float">
            <text:p>0.659049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office:value-type="float" office:value="0.826914" calcext:value-type="float">
            <text:p>0.826914</text:p>
          </table:table-cell>
          <table:table-cell office:value-type="float" office:value="0.687757" calcext:value-type="float">
            <text:p>0.687757</text:p>
          </table:table-cell>
          <table:table-cell office:value-type="float" office:value="0.483561" calcext:value-type="float">
            <text:p>0.483561</text:p>
          </table:table-cell>
          <table:table-cell office:value-type="float" office:value="0.373755" calcext:value-type="float">
            <text:p>0.373755</text:p>
          </table:table-cell>
          <table:table-cell office:value-type="float" office:value="21.8891" calcext:value-type="float">
            <text:p>21.8891</text:p>
          </table:table-cell>
          <table:table-cell office:value-type="float" office:value="0.659231" calcext:value-type="float">
            <text:p>0.659231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office:value-type="float" office:value="0.821113" calcext:value-type="float">
            <text:p>0.821113</text:p>
          </table:table-cell>
          <table:table-cell office:value-type="float" office:value="0.678307" calcext:value-type="float">
            <text:p>0.678307</text:p>
          </table:table-cell>
          <table:table-cell office:value-type="float" office:value="0.470729" calcext:value-type="float">
            <text:p>0.470729</text:p>
          </table:table-cell>
          <table:table-cell office:value-type="float" office:value="0.405183" calcext:value-type="float">
            <text:p>0.405183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0.658966" calcext:value-type="float">
            <text:p>0.658966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office:value-type="float" office:value="0.816855" calcext:value-type="float">
            <text:p>0.816855</text:p>
          </table:table-cell>
          <table:table-cell office:value-type="float" office:value="0.672095" calcext:value-type="float">
            <text:p>0.672095</text:p>
          </table:table-cell>
          <table:table-cell office:value-type="float" office:value="0.463951" calcext:value-type="float">
            <text:p>0.463951</text:p>
          </table:table-cell>
          <table:table-cell office:value-type="float" office:value="0.430079" calcext:value-type="float">
            <text:p>0.430079</text:p>
          </table:table-cell>
          <table:table-cell office:value-type="float" office:value="20.1621" calcext:value-type="float">
            <text:p>20.1621</text:p>
          </table:table-cell>
          <table:table-cell office:value-type="float" office:value="0.657635" calcext:value-type="float">
            <text:p>0.657635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office:value-type="float" office:value="0.815967" calcext:value-type="float">
            <text:p>0.815967</text:p>
          </table:table-cell>
          <table:table-cell office:value-type="float" office:value="0.670668" calcext:value-type="float">
            <text:p>0.670668</text:p>
          </table:table-cell>
          <table:table-cell office:value-type="float" office:value="0.462084" calcext:value-type="float">
            <text:p>0.462084</text:p>
          </table:table-cell>
          <table:table-cell office:value-type="float" office:value="0.431033" calcext:value-type="float">
            <text:p>0.431033</text:p>
          </table:table-cell>
          <table:table-cell office:value-type="float" office:value="20.1181" calcext:value-type="float">
            <text:p>20.1181</text:p>
          </table:table-cell>
          <table:table-cell office:value-type="float" office:value="0.65756" calcext:value-type="float">
            <text:p>0.65756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.821514" calcext:value-type="float">
            <text:p>0.821514</text:p>
          </table:table-cell>
          <table:table-cell office:value-type="float" office:value="0.679333" calcext:value-type="float">
            <text:p>0.679333</text:p>
          </table:table-cell>
          <table:table-cell office:value-type="float" office:value="0.472911" calcext:value-type="float">
            <text:p>0.472911</text:p>
          </table:table-cell>
          <table:table-cell office:value-type="float" office:value="0.412064" calcext:value-type="float">
            <text:p>0.412064</text:p>
          </table:table-cell>
          <table:table-cell office:value-type="float" office:value="20.7122" calcext:value-type="float">
            <text:p>20.7122</text:p>
          </table:table-cell>
          <table:table-cell office:value-type="float" office:value="0.65842" calcext:value-type="float">
            <text:p>0.65842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office:value-type="float" office:value="0.818431" calcext:value-type="float">
            <text:p>0.818431</text:p>
          </table:table-cell>
          <table:table-cell office:value-type="float" office:value="0.675101" calcext:value-type="float">
            <text:p>0.675101</text:p>
          </table:table-cell>
          <table:table-cell office:value-type="float" office:value="0.468548" calcext:value-type="float">
            <text:p>0.468548</text:p>
          </table:table-cell>
          <table:table-cell office:value-type="float" office:value="0.447912" calcext:value-type="float">
            <text:p>0.447912</text:p>
          </table:table-cell>
          <table:table-cell office:value-type="float" office:value="19.7984" calcext:value-type="float">
            <text:p>19.7984</text:p>
          </table:table-cell>
          <table:table-cell office:value-type="float" office:value="0.657315" calcext:value-type="float">
            <text:p>0.657315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office:value-type="float" office:value="0.818541" calcext:value-type="float">
            <text:p>0.818541</text:p>
          </table:table-cell>
          <table:table-cell office:value-type="float" office:value="0.674781" calcext:value-type="float">
            <text:p>0.674781</text:p>
          </table:table-cell>
          <table:table-cell office:value-type="float" office:value="0.467362" calcext:value-type="float">
            <text:p>0.467362</text:p>
          </table:table-cell>
          <table:table-cell office:value-type="float" office:value="0.443428" calcext:value-type="float">
            <text:p>0.443428</text:p>
          </table:table-cell>
          <table:table-cell office:value-type="float" office:value="19.8942" calcext:value-type="float">
            <text:p>19.8942</text:p>
          </table:table-cell>
          <table:table-cell office:value-type="float" office:value="0.657858" calcext:value-type="float">
            <text:p>0.657858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office:value-type="float" office:value="0.818527" calcext:value-type="float">
            <text:p>0.818527</text:p>
          </table:table-cell>
          <table:table-cell office:value-type="float" office:value="0.674819" calcext:value-type="float">
            <text:p>0.674819</text:p>
          </table:table-cell>
          <table:table-cell office:value-type="float" office:value="0.467518" calcext:value-type="float">
            <text:p>0.467518</text:p>
          </table:table-cell>
          <table:table-cell office:value-type="float" office:value="0.440219" calcext:value-type="float">
            <text:p>0.440219</text:p>
          </table:table-cell>
          <table:table-cell office:value-type="float" office:value="19.9676" calcext:value-type="float">
            <text:p>19.9676</text:p>
          </table:table-cell>
          <table:table-cell office:value-type="float" office:value="0.657782" calcext:value-type="float">
            <text:p>0.657782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office:value-type="float" office:value="0.819225" calcext:value-type="float">
            <text:p>0.819225</text:p>
          </table:table-cell>
          <table:table-cell office:value-type="float" office:value="0.675818" calcext:value-type="float">
            <text:p>0.675818</text:p>
          </table:table-cell>
          <table:table-cell office:value-type="float" office:value="0.46865" calcext:value-type="float">
            <text:p>0.46865</text:p>
          </table:table-cell>
          <table:table-cell office:value-type="float" office:value="0.434431" calcext:value-type="float">
            <text:p>0.434431</text:p>
          </table:table-cell>
          <table:table-cell office:value-type="float" office:value="20.116" calcext:value-type="float">
            <text:p>20.116</text:p>
          </table:table-cell>
          <table:table-cell office:value-type="float" office:value="0.657968" calcext:value-type="float">
            <text:p>0.657968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office:value-type="float" office:value="0.81921" calcext:value-type="float">
            <text:p>0.81921</text:p>
          </table:table-cell>
          <table:table-cell office:value-type="float" office:value="0.675862" calcext:value-type="float">
            <text:p>0.675862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3481" calcext:value-type="float">
            <text:p>0.43481</text:p>
          </table:table-cell>
          <table:table-cell office:value-type="float" office:value="20.1078" calcext:value-type="float">
            <text:p>20.1078</text:p>
          </table:table-cell>
          <table:table-cell office:value-type="float" office:value="0.657939" calcext:value-type="float">
            <text:p>0.657939</text:p>
          </table:table-cell>
          <table:table-cell table:number-columns-repeated="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office:value-type="float" office:value="0.818874" calcext:value-type="float">
            <text:p>0.818874</text:p>
          </table:table-cell>
          <table:table-cell office:value-type="float" office:value="0.675413" calcext:value-type="float">
            <text:p>0.675413</text:p>
          </table:table-cell>
          <table:table-cell office:value-type="float" office:value="0.468292" calcext:value-type="float">
            <text:p>0.468292</text:p>
          </table:table-cell>
          <table:table-cell office:value-type="float" office:value="0.438888" calcext:value-type="float">
            <text:p>0.438888</text:p>
          </table:table-cell>
          <table:table-cell office:value-type="float" office:value="20.0069" calcext:value-type="float">
            <text:p>20.0069</text:p>
          </table:table-cell>
          <table:table-cell office:value-type="float" office:value="0.657818" calcext:value-type="float">
            <text:p>0.657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689" calcext:value-type="float">
            <text:p>0.689</text:p>
          </table:table-cell>
          <table:table-cell office:value-type="float" office:value="0.474997" calcext:value-type="float">
            <text:p>0.474997</text:p>
          </table:table-cell>
          <table:table-cell office:value-type="float" office:value="0.217082" calcext:value-type="float">
            <text:p>0.217082</text:p>
          </table:table-cell>
          <table:table-cell office:value-type="float" office:value="28.7806" calcext:value-type="float">
            <text:p>28.7806</text:p>
          </table:table-cell>
          <table:table-cell office:value-type="float" office:value="0.666473" calcext:value-type="float">
            <text:p>0.666473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373802" calcext:value-type="float">
            <text:p>0.373802</text:p>
          </table:table-cell>
          <table:table-cell office:value-type="float" office:value="0.518754" calcext:value-type="float">
            <text:p>0.518754</text:p>
          </table:table-cell>
          <table:table-cell office:value-type="float" office:value="17.4623" calcext:value-type="float">
            <text:p>17.4623</text:p>
          </table:table-cell>
          <table:table-cell office:value-type="float" office:value="0.664482" calcext:value-type="float">
            <text:p>0.664482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355886" calcext:value-type="float">
            <text:p>0.355886</text:p>
          </table:table-cell>
          <table:table-cell office:value-type="float" office:value="0.436287" calcext:value-type="float">
            <text:p>0.436287</text:p>
          </table:table-cell>
          <table:table-cell office:value-type="float" office:value="18.8118" calcext:value-type="float">
            <text:p>18.8118</text:p>
          </table:table-cell>
          <table:table-cell office:value-type="float" office:value="0.663898" calcext:value-type="float">
            <text:p>0.663898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4695" calcext:value-type="float">
            <text:p>0.54695</text:p>
          </table:table-cell>
          <table:table-cell office:value-type="float" office:value="0.305699" calcext:value-type="float">
            <text:p>0.305699</text:p>
          </table:table-cell>
          <table:table-cell office:value-type="float" office:value="0.918865" calcext:value-type="float">
            <text:p>0.918865</text:p>
          </table:table-cell>
          <table:table-cell office:value-type="float" office:value="12.3782" calcext:value-type="float">
            <text:p>12.3782</text:p>
          </table:table-cell>
          <table:table-cell office:value-type="float" office:value="0.659374" calcext:value-type="float">
            <text:p>0.659374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.825625" calcext:value-type="float">
            <text:p>0.825625</text:p>
          </table:table-cell>
          <table:table-cell office:value-type="float" office:value="0.684337" calcext:value-type="float">
            <text:p>0.684337</text:p>
          </table:table-cell>
          <table:table-cell office:value-type="float" office:value="0.475285" calcext:value-type="float">
            <text:p>0.475285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26.7311" calcext:value-type="float">
            <text:p>26.7311</text:p>
          </table:table-cell>
          <table:table-cell office:value-type="float" office:value="0.661708" calcext:value-type="float">
            <text:p>0.661708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0.798125" calcext:value-type="float">
            <text:p>0.798125</text:p>
          </table:table-cell>
          <table:table-cell office:value-type="float" office:value="0.64125" calcext:value-type="float">
            <text:p>0.64125</text:p>
          </table:table-cell>
          <table:table-cell office:value-type="float" office:value="0.421969" calcext:value-type="float">
            <text:p>0.421969</text:p>
          </table:table-cell>
          <table:table-cell office:value-type="float" office:value="0.487122" calcext:value-type="float">
            <text:p>0.487122</text:p>
          </table:table-cell>
          <table:table-cell office:value-type="float" office:value="18.4938" calcext:value-type="float">
            <text:p>18.4938</text:p>
          </table:table-cell>
          <table:table-cell office:value-type="float" office:value="0.657938" calcext:value-type="float">
            <text:p>0.657938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0.755469" calcext:value-type="float">
            <text:p>0.755469</text:p>
          </table:table-cell>
          <table:table-cell office:value-type="float" office:value="0.578478" calcext:value-type="float">
            <text:p>0.578478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828642" calcext:value-type="float">
            <text:p>0.828642</text:p>
          </table:table-cell>
          <table:table-cell office:value-type="float" office:value="13.4219" calcext:value-type="float">
            <text:p>13.4219</text:p>
          </table:table-cell>
          <table:table-cell office:value-type="float" office:value="0.650458" calcext:value-type="float">
            <text:p>0.650458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office:value-type="float" office:value="0.794844" calcext:value-type="float">
            <text:p>0.794844</text:p>
          </table:table-cell>
          <table:table-cell office:value-type="float" office:value="0.637591" calcext:value-type="float">
            <text:p>0.637591</text:p>
          </table:table-cell>
          <table:table-cell office:value-type="float" office:value="0.420292" calcext:value-type="float">
            <text:p>0.420292</text:p>
          </table:table-cell>
          <table:table-cell office:value-type="float" office:value="0.464074" calcext:value-type="float">
            <text:p>0.464074</text:p>
          </table:table-cell>
          <table:table-cell office:value-type="float" office:value="18.8964" calcext:value-type="float">
            <text:p>18.8964</text:p>
          </table:table-cell>
          <table:table-cell office:value-type="float" office:value="0.655376" calcext:value-type="float">
            <text:p>0.655376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639356" calcext:value-type="float">
            <text:p>0.639356</text:p>
          </table:table-cell>
          <table:table-cell office:value-type="float" office:value="0.421772" calcext:value-type="float">
            <text:p>0.421772</text:p>
          </table:table-cell>
          <table:table-cell office:value-type="float" office:value="0.44307" calcext:value-type="float">
            <text:p>0.44307</text:p>
          </table:table-cell>
          <table:table-cell office:value-type="float" office:value="19.3693" calcext:value-type="float">
            <text:p>19.3693</text:p>
          </table:table-cell>
          <table:table-cell office:value-type="float" office:value="0.656069" calcext:value-type="float">
            <text:p>0.656069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office:value-type="float" office:value="0.768555" calcext:value-type="float">
            <text:p>0.768555</text:p>
          </table:table-cell>
          <table:table-cell office:value-type="float" office:value="0.598216" calcext:value-type="float">
            <text:p>0.598216</text:p>
          </table:table-cell>
          <table:table-cell office:value-type="float" office:value="0.374395" calcext:value-type="float">
            <text:p>0.374395</text:p>
          </table:table-cell>
          <table:table-cell office:value-type="float" office:value="0.59605" calcext:value-type="float">
            <text:p>0.59605</text:p>
          </table:table-cell>
          <table:table-cell office:value-type="float" office:value="16.1288" calcext:value-type="float">
            <text:p>16.1288</text:p>
          </table:table-cell>
          <table:table-cell office:value-type="float" office:value="0.651268" calcext:value-type="float">
            <text:p>0.651268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0.78041" calcext:value-type="float">
            <text:p>0.78041</text:p>
          </table:table-cell>
          <table:table-cell office:value-type="float" office:value="0.615489" calcext:value-type="float">
            <text:p>0.615489</text:p>
          </table:table-cell>
          <table:table-cell office:value-type="float" office:value="0.393423" calcext:value-type="float">
            <text:p>0.393423</text:p>
          </table:table-cell>
          <table:table-cell office:value-type="float" office:value="0.596926" calcext:value-type="float">
            <text:p>0.596926</text:p>
          </table:table-cell>
          <table:table-cell office:value-type="float" office:value="16.3501" calcext:value-type="float">
            <text:p>16.3501</text:p>
          </table:table-cell>
          <table:table-cell office:value-type="float" office:value="0.653824" calcext:value-type="float">
            <text:p>0.653824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office:value-type="float" office:value="0.776113" calcext:value-type="float">
            <text:p>0.776113</text:p>
          </table:table-cell>
          <table:table-cell office:value-type="float" office:value="0.60921" calcext:value-type="float">
            <text:p>0.60921</text:p>
          </table:table-cell>
          <table:table-cell office:value-type="float" office:value="0.386565" calcext:value-type="float">
            <text:p>0.386565</text:p>
          </table:table-cell>
          <table:table-cell office:value-type="float" office:value="0.602597" calcext:value-type="float">
            <text:p>0.602597</text:p>
          </table:table-cell>
          <table:table-cell office:value-type="float" office:value="16.1882" calcext:value-type="float">
            <text:p>16.1882</text:p>
          </table:table-cell>
          <table:table-cell office:value-type="float" office:value="0.65281" calcext:value-type="float">
            <text:p>0.65281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office:value-type="float" office:value="0.779136" calcext:value-type="float">
            <text:p>0.779136</text:p>
          </table:table-cell>
          <table:table-cell office:value-type="float" office:value="0.613786" calcext:value-type="float">
            <text:p>0.613786</text:p>
          </table:table-cell>
          <table:table-cell office:value-type="float" office:value="0.39163" calcext:value-type="float">
            <text:p>0.39163</text:p>
          </table:table-cell>
          <table:table-cell office:value-type="float" office:value="0.584204" calcext:value-type="float">
            <text:p>0.584204</text:p>
          </table:table-cell>
          <table:table-cell office:value-type="float" office:value="16.5058" calcext:value-type="float">
            <text:p>16.5058</text:p>
          </table:table-cell>
          <table:table-cell office:value-type="float" office:value="0.653486" calcext:value-type="float">
            <text:p>0.653486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office:value-type="float" office:value="0.779154" calcext:value-type="float">
            <text:p>0.779154</text:p>
          </table:table-cell>
          <table:table-cell office:value-type="float" office:value="0.614301" calcext:value-type="float">
            <text:p>0.614301</text:p>
          </table:table-cell>
          <table:table-cell office:value-type="float" office:value="0.392674" calcext:value-type="float">
            <text:p>0.392674</text:p>
          </table:table-cell>
          <table:table-cell office:value-type="float" office:value="0.582216" calcext:value-type="float">
            <text:p>0.582216</text:p>
          </table:table-cell>
          <table:table-cell office:value-type="float" office:value="16.5412" calcext:value-type="float">
            <text:p>16.5412</text:p>
          </table:table-cell>
          <table:table-cell office:value-type="float" office:value="0.653144" calcext:value-type="float">
            <text:p>0.653144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office:value-type="float" office:value="0.776549" calcext:value-type="float">
            <text:p>0.776549</text:p>
          </table:table-cell>
          <table:table-cell office:value-type="float" office:value="0.610189" calcext:value-type="float">
            <text:p>0.610189</text:p>
          </table:table-cell>
          <table:table-cell office:value-type="float" office:value="0.387881" calcext:value-type="float">
            <text:p>0.387881</text:p>
          </table:table-cell>
          <table:table-cell office:value-type="float" office:value="0.607246" calcext:value-type="float">
            <text:p>0.607246</text:p>
          </table:table-cell>
          <table:table-cell office:value-type="float" office:value="16.1386" calcext:value-type="float">
            <text:p>16.1386</text:p>
          </table:table-cell>
          <table:table-cell office:value-type="float" office:value="0.652745" calcext:value-type="float">
            <text:p>0.652745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office:value-type="float" office:value="0.776874" calcext:value-type="float">
            <text:p>0.776874</text:p>
          </table:table-cell>
          <table:table-cell office:value-type="float" office:value="0.610817" calcext:value-type="float">
            <text:p>0.610817</text:p>
          </table:table-cell>
          <table:table-cell office:value-type="float" office:value="0.388714" calcext:value-type="float">
            <text:p>0.388714</text:p>
          </table:table-cell>
          <table:table-cell office:value-type="float" office:value="0.596756" calcext:value-type="float">
            <text:p>0.596756</text:p>
          </table:table-cell>
          <table:table-cell office:value-type="float" office:value="16.2897" calcext:value-type="float">
            <text:p>16.2897</text:p>
          </table:table-cell>
          <table:table-cell office:value-type="float" office:value="0.652715" calcext:value-type="float">
            <text:p>0.652715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office:value-type="float" office:value="0.777567" calcext:value-type="float">
            <text:p>0.777567</text:p>
          </table:table-cell>
          <table:table-cell office:value-type="float" office:value="0.611505" calcext:value-type="float">
            <text:p>0.611505</text:p>
          </table:table-cell>
          <table:table-cell office:value-type="float" office:value="0.389136" calcext:value-type="float">
            <text:p>0.389136</text:p>
          </table:table-cell>
          <table:table-cell office:value-type="float" office:value="0.601159" calcext:value-type="float">
            <text:p>0.601159</text:p>
          </table:table-cell>
          <table:table-cell office:value-type="float" office:value="16.2386" calcext:value-type="float">
            <text:p>16.2386</text:p>
          </table:table-cell>
          <table:table-cell office:value-type="float" office:value="0.653119" calcext:value-type="float">
            <text:p>0.653119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office:value-type="float" office:value="0.775855" calcext:value-type="float">
            <text:p>0.775855</text:p>
          </table:table-cell>
          <table:table-cell office:value-type="float" office:value="0.609547" calcext:value-type="float">
            <text:p>0.609547</text:p>
          </table:table-cell>
          <table:table-cell office:value-type="float" office:value="0.38762" calcext:value-type="float">
            <text:p>0.38762</text:p>
          </table:table-cell>
          <table:table-cell office:value-type="float" office:value="0.613518" calcext:value-type="float">
            <text:p>0.613518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0.652248" calcext:value-type="float">
            <text:p>0.652248</text:p>
          </table:table-cell>
          <table:table-cell table:number-columns-repeated="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office:value-type="float" office:value="0.774037" calcext:value-type="float">
            <text:p>0.774037</text:p>
          </table:table-cell>
          <table:table-cell office:value-type="float" office:value="0.607131" calcext:value-type="float">
            <text:p>0.607131</text:p>
          </table:table-cell>
          <table:table-cell office:value-type="float" office:value="0.385159" calcext:value-type="float">
            <text:p>0.385159</text:p>
          </table:table-cell>
          <table:table-cell office:value-type="float" office:value="0.626596" calcext:value-type="float">
            <text:p>0.626596</text:p>
          </table:table-cell>
          <table:table-cell office:value-type="float" office:value="15.8446" calcext:value-type="float">
            <text:p>15.8446</text:p>
          </table:table-cell>
          <table:table-cell office:value-type="float" office:value="0.6517" calcext:value-type="float">
            <text:p>0.6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299866" calcext:value-type="float">
            <text:p>0.299866</text:p>
          </table:table-cell>
          <table:table-cell office:value-type="float" office:value="1.41889" calcext:value-type="float">
            <text:p>1.41889</text:p>
          </table:table-cell>
          <table:table-cell office:value-type="float" office:value="9.92076" calcext:value-type="float">
            <text:p>9.9207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78529" calcext:value-type="float">
            <text:p>0.378529</text:p>
          </table:table-cell>
          <table:table-cell office:value-type="float" office:value="0.752148" calcext:value-type="float">
            <text:p>0.752148</text:p>
          </table:table-cell>
          <table:table-cell office:value-type="float" office:value="14.4885" calcext:value-type="float">
            <text:p>14.4885</text:p>
          </table:table-cell>
          <table:table-cell office:value-type="float" office:value="0.661573" calcext:value-type="float">
            <text:p>0.661573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53165" calcext:value-type="float">
            <text:p>0.53165</text:p>
          </table:table-cell>
          <table:table-cell office:value-type="float" office:value="0.287696" calcext:value-type="float">
            <text:p>0.287696</text:p>
          </table:table-cell>
          <table:table-cell office:value-type="float" office:value="0.527361" calcext:value-type="float">
            <text:p>0.527361</text:p>
          </table:table-cell>
          <table:table-cell office:value-type="float" office:value="16.1652" calcext:value-type="float">
            <text:p>16.1652</text:p>
          </table:table-cell>
          <table:table-cell office:value-type="float" office:value="0.660717" calcext:value-type="float">
            <text:p>0.660717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631225" calcext:value-type="float">
            <text:p>0.631225</text:p>
          </table:table-cell>
          <table:table-cell office:value-type="float" office:value="0.411654" calcext:value-type="float">
            <text:p>0.411654</text:p>
          </table:table-cell>
          <table:table-cell office:value-type="float" office:value="0.314098" calcext:value-type="float">
            <text:p>0.314098</text:p>
          </table:table-cell>
          <table:table-cell office:value-type="float" office:value="22.8804" calcext:value-type="float">
            <text:p>22.8804</text:p>
          </table:table-cell>
          <table:table-cell office:value-type="float" office:value="0.655616" calcext:value-type="float">
            <text:p>0.655616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418724" calcext:value-type="float">
            <text:p>0.418724</text:p>
          </table:table-cell>
          <table:table-cell office:value-type="float" office:value="0.518133" calcext:value-type="float">
            <text:p>0.518133</text:p>
          </table:table-cell>
          <table:table-cell office:value-type="float" office:value="17.8894" calcext:value-type="float">
            <text:p>17.8894</text:p>
          </table:table-cell>
          <table:table-cell office:value-type="float" office:value="0.657692" calcext:value-type="float">
            <text:p>0.657692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0.734687" calcext:value-type="float">
            <text:p>0.734687</text:p>
          </table:table-cell>
          <table:table-cell office:value-type="float" office:value="0.547369" calcext:value-type="float">
            <text:p>0.547369</text:p>
          </table:table-cell>
          <table:table-cell office:value-type="float" office:value="0.314536" calcext:value-type="float">
            <text:p>0.314536</text:p>
          </table:table-cell>
          <table:table-cell office:value-type="float" office:value="0.500912" calcext:value-type="float">
            <text:p>0.500912</text:p>
          </table:table-cell>
          <table:table-cell office:value-type="float" office:value="16.8365" calcext:value-type="float">
            <text:p>16.8365</text:p>
          </table:table-cell>
          <table:table-cell office:value-type="float" office:value="0.650063" calcext:value-type="float">
            <text:p>0.650063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518913" calcext:value-type="float">
            <text:p>0.518913</text:p>
          </table:table-cell>
          <table:table-cell office:value-type="float" office:value="0.296222" calcext:value-type="float">
            <text:p>0.296222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11.891" calcext:value-type="float">
            <text:p>11.891</text:p>
          </table:table-cell>
          <table:table-cell office:value-type="float" office:value="0.633303" calcext:value-type="float">
            <text:p>0.633303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office:value-type="float" office:value="0.715313" calcext:value-type="float">
            <text:p>0.715313</text:p>
          </table:table-cell>
          <table:table-cell office:value-type="float" office:value="0.520512" calcext:value-type="float">
            <text:p>0.520512</text:p>
          </table:table-cell>
          <table:table-cell office:value-type="float" office:value="0.288481" calcext:value-type="float">
            <text:p>0.288481</text:p>
          </table:table-cell>
          <table:table-cell office:value-type="float" office:value="1.03161" calcext:value-type="float">
            <text:p>1.03161</text:p>
          </table:table-cell>
          <table:table-cell office:value-type="float" office:value="11.3788" calcext:value-type="float">
            <text:p>11.3788</text:p>
          </table:table-cell>
          <table:table-cell office:value-type="float" office:value="0.645077" calcext:value-type="float">
            <text:p>0.645077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office:value-type="float" office:value="0.738516" calcext:value-type="float">
            <text:p>0.73851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22203" calcext:value-type="float">
            <text:p>0.322203</text:p>
          </table:table-cell>
          <table:table-cell office:value-type="float" office:value="0.843586" calcext:value-type="float">
            <text:p>0.843586</text:p>
          </table:table-cell>
          <table:table-cell office:value-type="float" office:value="13.0013" calcext:value-type="float">
            <text:p>13.0013</text:p>
          </table:table-cell>
          <table:table-cell office:value-type="float" office:value="0.648925" calcext:value-type="float">
            <text:p>0.648925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741348" calcext:value-type="float">
            <text:p>0.741348</text:p>
          </table:table-cell>
          <table:table-cell office:value-type="float" office:value="0.557061" calcext:value-type="float">
            <text:p>0.557061</text:p>
          </table:table-cell>
          <table:table-cell office:value-type="float" office:value="0.326145" calcext:value-type="float">
            <text:p>0.326145</text:p>
          </table:table-cell>
          <table:table-cell office:value-type="float" office:value="0.697088" calcext:value-type="float">
            <text:p>0.697088</text:p>
          </table:table-cell>
          <table:table-cell office:value-type="float" office:value="14.3734" calcext:value-type="float">
            <text:p>14.3734</text:p>
          </table:table-cell>
          <table:table-cell office:value-type="float" office:value="0.649665" calcext:value-type="float">
            <text:p>0.649665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office:value-type="float" office:value="0.718848" calcext:value-type="float">
            <text:p>0.718848</text:p>
          </table:table-cell>
          <table:table-cell office:value-type="float" office:value="0.532559" calcext:value-type="float">
            <text:p>0.532559</text:p>
          </table:table-cell>
          <table:table-cell office:value-type="float" office:value="0.306654" calcext:value-type="float">
            <text:p>0.306654</text:p>
          </table:table-cell>
          <table:table-cell office:value-type="float" office:value="0.826082" calcext:value-type="float">
            <text:p>0.826082</text:p>
          </table:table-cell>
          <table:table-cell office:value-type="float" office:value="12.8904" calcext:value-type="float">
            <text:p>12.8904</text:p>
          </table:table-cell>
          <table:table-cell office:value-type="float" office:value="0.639595" calcext:value-type="float">
            <text:p>0.639595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office:value-type="float" office:value="0.722788" calcext:value-type="float">
            <text:p>0.722788</text:p>
          </table:table-cell>
          <table:table-cell office:value-type="float" office:value="0.533192" calcext:value-type="float">
            <text:p>0.533192</text:p>
          </table:table-cell>
          <table:table-cell office:value-type="float" office:value="0.304424" calcext:value-type="float">
            <text:p>0.304424</text:p>
          </table:table-cell>
          <table:table-cell office:value-type="float" office:value="0.888872" calcext:value-type="float">
            <text:p>0.888872</text:p>
          </table:table-cell>
          <table:table-cell office:value-type="float" office:value="12.4268" calcext:value-type="float">
            <text:p>12.4268</text:p>
          </table:table-cell>
          <table:table-cell office:value-type="float" office:value="0.643064" calcext:value-type="float">
            <text:p>0.643064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office:value-type="float" office:value="0.728154" calcext:value-type="float">
            <text:p>0.728154</text:p>
          </table:table-cell>
          <table:table-cell office:value-type="float" office:value="0.540559" calcext:value-type="float">
            <text:p>0.540559</text:p>
          </table:table-cell>
          <table:table-cell office:value-type="float" office:value="0.311394" calcext:value-type="float">
            <text:p>0.311394</text:p>
          </table:table-cell>
          <table:table-cell office:value-type="float" office:value="0.821269" calcext:value-type="float">
            <text:p>0.821269</text:p>
          </table:table-cell>
          <table:table-cell office:value-type="float" office:value="13.0269" calcext:value-type="float">
            <text:p>13.0269</text:p>
          </table:table-cell>
          <table:table-cell office:value-type="float" office:value="0.644776" calcext:value-type="float">
            <text:p>0.644776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office:value-type="float" office:value="0.71798" calcext:value-type="float">
            <text:p>0.71798</text:p>
          </table:table-cell>
          <table:table-cell office:value-type="float" office:value="0.52867" calcext:value-type="float">
            <text:p>0.52867</text:p>
          </table:table-cell>
          <table:table-cell office:value-type="float" office:value="0.301657" calcext:value-type="float">
            <text:p>0.301657</text:p>
          </table:table-cell>
          <table:table-cell office:value-type="float" office:value="0.958476" calcext:value-type="float">
            <text:p>0.958476</text:p>
          </table:table-cell>
          <table:table-cell office:value-type="float" office:value="11.9074" calcext:value-type="float">
            <text:p>11.9074</text:p>
          </table:table-cell>
          <table:table-cell office:value-type="float" office:value="0.640232" calcext:value-type="float">
            <text:p>0.640232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office:value-type="float" office:value="0.726213" calcext:value-type="float">
            <text:p>0.726213</text:p>
          </table:table-cell>
          <table:table-cell office:value-type="float" office:value="0.538464" calcext:value-type="float">
            <text:p>0.538464</text:p>
          </table:table-cell>
          <table:table-cell office:value-type="float" office:value="0.30996" calcext:value-type="float">
            <text:p>0.30996</text:p>
          </table:table-cell>
          <table:table-cell office:value-type="float" office:value="0.837072" calcext:value-type="float">
            <text:p>0.837072</text:p>
          </table:table-cell>
          <table:table-cell office:value-type="float" office:value="12.876" calcext:value-type="float">
            <text:p>12.876</text:p>
          </table:table-cell>
          <table:table-cell office:value-type="float" office:value="0.643655" calcext:value-type="float">
            <text:p>0.643655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office:value-type="float" office:value="0.721646" calcext:value-type="float">
            <text:p>0.721646</text:p>
          </table:table-cell>
          <table:table-cell office:value-type="float" office:value="0.533468" calcext:value-type="float">
            <text:p>0.533468</text:p>
          </table:table-cell>
          <table:table-cell office:value-type="float" office:value="0.30595" calcext:value-type="float">
            <text:p>0.30595</text:p>
          </table:table-cell>
          <table:table-cell office:value-type="float" office:value="0.88882" calcext:value-type="float">
            <text:p>0.88882</text:p>
          </table:table-cell>
          <table:table-cell office:value-type="float" office:value="12.4304" calcext:value-type="float">
            <text:p>12.4304</text:p>
          </table:table-cell>
          <table:table-cell office:value-type="float" office:value="0.641645" calcext:value-type="float">
            <text:p>0.641645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531326" calcext:value-type="float">
            <text:p>0.531326</text:p>
          </table:table-cell>
          <table:table-cell office:value-type="float" office:value="0.304281" calcext:value-type="float">
            <text:p>0.304281</text:p>
          </table:table-cell>
          <table:table-cell office:value-type="float" office:value="0.907762" calcext:value-type="float">
            <text:p>0.907762</text:p>
          </table:table-cell>
          <table:table-cell office:value-type="float" office:value="12.2727" calcext:value-type="float">
            <text:p>12.2727</text:p>
          </table:table-cell>
          <table:table-cell office:value-type="float" office:value="0.640721" calcext:value-type="float">
            <text:p>0.640721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office:value-type="float" office:value="0.719" calcext:value-type="float">
            <text:p>0.719</text:p>
          </table:table-cell>
          <table:table-cell office:value-type="float" office:value="0.530606" calcext:value-type="float">
            <text:p>0.530606</text:p>
          </table:table-cell>
          <table:table-cell office:value-type="float" office:value="0.303789" calcext:value-type="float">
            <text:p>0.303789</text:p>
          </table:table-cell>
          <table:table-cell office:value-type="float" office:value="0.909472" calcext:value-type="float">
            <text:p>0.909472</text:p>
          </table:table-cell>
          <table:table-cell office:value-type="float" office:value="12.2525" calcext:value-type="float">
            <text:p>12.2525</text:p>
          </table:table-cell>
          <table:table-cell office:value-type="float" office:value="0.640328" calcext:value-type="float">
            <text:p>0.640328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office:value-type="float" office:value="0.72004" calcext:value-type="float">
            <text:p>0.72004</text:p>
          </table:table-cell>
          <table:table-cell office:value-type="float" office:value="0.531678" calcext:value-type="float">
            <text:p>0.531678</text:p>
          </table:table-cell>
          <table:table-cell office:value-type="float" office:value="0.304575" calcext:value-type="float">
            <text:p>0.304575</text:p>
          </table:table-cell>
          <table:table-cell office:value-type="float" office:value="0.897782" calcext:value-type="float">
            <text:p>0.897782</text:p>
          </table:table-cell>
          <table:table-cell office:value-type="float" office:value="12.3461" calcext:value-type="float">
            <text:p>12.3461</text:p>
          </table:table-cell>
          <table:table-cell office:value-type="float" office:value="0.640851" calcext:value-type="float">
            <text:p>0.640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440315" calcext:value-type="float">
            <text:p>0.440315</text:p>
          </table:table-cell>
          <table:table-cell office:value-type="float" office:value="0.0981966" calcext:value-type="float">
            <text:p>0.0981966</text:p>
          </table:table-cell>
          <table:table-cell office:value-type="float" office:value="41.8722" calcext:value-type="float">
            <text:p>41.8722</text:p>
          </table:table-cell>
          <table:table-cell office:value-type="float" office:value="0.661625" calcext:value-type="float">
            <text:p>0.661625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411943" calcext:value-type="float">
            <text:p>0.411943</text:p>
          </table:table-cell>
          <table:table-cell office:value-type="float" office:value="0.225836" calcext:value-type="float">
            <text:p>0.225836</text:p>
          </table:table-cell>
          <table:table-cell office:value-type="float" office:value="27.2031" calcext:value-type="float">
            <text:p>27.2031</text:p>
          </table:table-cell>
          <table:table-cell office:value-type="float" office:value="0.665388" calcext:value-type="float">
            <text:p>0.665388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52685" calcext:value-type="float">
            <text:p>0.52685</text:p>
          </table:table-cell>
          <table:table-cell office:value-type="float" office:value="0.288361" calcext:value-type="float">
            <text:p>0.288361</text:p>
          </table:table-cell>
          <table:table-cell office:value-type="float" office:value="0.740106" calcext:value-type="float">
            <text:p>0.740106</text:p>
          </table:table-cell>
          <table:table-cell office:value-type="float" office:value="13.5554" calcext:value-type="float">
            <text:p>13.5554</text:p>
          </table:table-cell>
          <table:table-cell office:value-type="float" office:value="0.653709" calcext:value-type="float">
            <text:p>0.653709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655" calcext:value-type="float">
            <text:p>0.655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200475" calcext:value-type="float">
            <text:p>0.200475</text:p>
          </table:table-cell>
          <table:table-cell office:value-type="float" office:value="1.68183" calcext:value-type="float">
            <text:p>1.68183</text:p>
          </table:table-cell>
          <table:table-cell office:value-type="float" office:value="8.07982" calcext:value-type="float">
            <text:p>8.07982</text:p>
          </table:table-cell>
          <table:table-cell office:value-type="float" office:value="0.648789" calcext:value-type="float">
            <text:p>0.648789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875" calcext:value-type="float">
            <text:p>0.74875</text:p>
          </table:table-cell>
          <table:table-cell office:value-type="float" office:value="0.570325" calcext:value-type="float">
            <text:p>0.570325</text:p>
          </table:table-cell>
          <table:table-cell office:value-type="float" office:value="0.342973" calcext:value-type="float">
            <text:p>0.342973</text:p>
          </table:table-cell>
          <table:table-cell office:value-type="float" office:value="0.833328" calcext:value-type="float">
            <text:p>0.833328</text:p>
          </table:table-cell>
          <table:table-cell office:value-type="float" office:value="13.2875" calcext:value-type="float">
            <text:p>13.2875</text:p>
          </table:table-cell>
          <table:table-cell office:value-type="float" office:value="0.648525" calcext:value-type="float">
            <text:p>0.648525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394687" calcext:value-type="float">
            <text:p>0.394687</text:p>
          </table:table-cell>
          <table:table-cell office:value-type="float" office:value="0.256981" calcext:value-type="float">
            <text:p>0.256981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3.54518" calcext:value-type="float">
            <text:p>3.54518</text:p>
          </table:table-cell>
          <table:table-cell office:value-type="float" office:value="4.04468" calcext:value-type="float">
            <text:p>4.04468</text:p>
          </table:table-cell>
          <table:table-cell office:value-type="float" office:value="0.29875" calcext:value-type="float">
            <text:p>0.29875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385469" calcext:value-type="float">
            <text:p>0.385469</text:p>
          </table:table-cell>
          <table:table-cell office:value-type="float" office:value="0.210209" calcext:value-type="float">
            <text:p>0.210209</text:p>
          </table:table-cell>
          <table:table-cell office:value-type="float" office:value="0.0842402" calcext:value-type="float">
            <text:p>0.0842402</text:p>
          </table:table-cell>
          <table:table-cell office:value-type="float" office:value="3.28476" calcext:value-type="float">
            <text:p>3.28476</text:p>
          </table:table-cell>
          <table:table-cell office:value-type="float" office:value="3.75981" calcext:value-type="float">
            <text:p>3.75981</text:p>
          </table:table-cell>
          <table:table-cell office:value-type="float" office:value="0.364532" calcext:value-type="float">
            <text:p>0.364532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.639219" calcext:value-type="float">
            <text:p>0.639219</text:p>
          </table:table-cell>
          <table:table-cell office:value-type="float" office:value="0.422278" calcext:value-type="float">
            <text:p>0.422278</text:p>
          </table:table-cell>
          <table:table-cell office:value-type="float" office:value="0.19923" calcext:value-type="float">
            <text:p>0.19923</text:p>
          </table:table-cell>
          <table:table-cell office:value-type="float" office:value="1.20801" calcext:value-type="float">
            <text:p>1.20801</text:p>
          </table:table-cell>
          <table:table-cell office:value-type="float" office:value="9.42863" calcext:value-type="float">
            <text:p>9.42863</text:p>
          </table:table-cell>
          <table:table-cell office:value-type="float" office:value="0.627577" calcext:value-type="float">
            <text:p>0.627577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float" office:value="0.63957" calcext:value-type="float">
            <text:p>0.63957</text:p>
          </table:table-cell>
          <table:table-cell office:value-type="float" office:value="0.432912" calcext:value-type="float">
            <text:p>0.432912</text:p>
          </table:table-cell>
          <table:table-cell office:value-type="float" office:value="0.21673" calcext:value-type="float">
            <text:p>0.21673</text:p>
          </table:table-cell>
          <table:table-cell office:value-type="float" office:value="1.10316" calcext:value-type="float">
            <text:p>1.10316</text:p>
          </table:table-cell>
          <table:table-cell office:value-type="float" office:value="10.0061" calcext:value-type="float">
            <text:p>10.0061</text:p>
          </table:table-cell>
          <table:table-cell office:value-type="float" office:value="0.614523" calcext:value-type="float">
            <text:p>0.614523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0.650371" calcext:value-type="float">
            <text:p>0.650371</text:p>
          </table:table-cell>
          <table:table-cell office:value-type="float" office:value="0.442293" calcext:value-type="float">
            <text:p>0.442293</text:p>
          </table:table-cell>
          <table:table-cell office:value-type="float" office:value="0.222478" calcext:value-type="float">
            <text:p>0.222478</text:p>
          </table:table-cell>
          <table:table-cell office:value-type="float" office:value="1.2357" calcext:value-type="float">
            <text:p>1.2357</text:p>
          </table:table-cell>
          <table:table-cell office:value-type="float" office:value="9.54406" calcext:value-type="float">
            <text:p>9.54406</text:p>
          </table:table-cell>
          <table:table-cell office:value-type="float" office:value="0.620906" calcext:value-type="float">
            <text:p>0.620906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0.642246" calcext:value-type="float">
            <text:p>0.642246</text:p>
          </table:table-cell>
          <table:table-cell office:value-type="float" office:value="0.433372" calcext:value-type="float">
            <text:p>0.433372</text:p>
          </table:table-cell>
          <table:table-cell office:value-type="float" office:value="0.214921" calcext:value-type="float">
            <text:p>0.214921</text:p>
          </table:table-cell>
          <table:table-cell office:value-type="float" office:value="1.44434" calcext:value-type="float">
            <text:p>1.44434</text:p>
          </table:table-cell>
          <table:table-cell office:value-type="float" office:value="8.71412" calcext:value-type="float">
            <text:p>8.71412</text:p>
          </table:table-cell>
          <table:table-cell office:value-type="float" office:value="0.618551" calcext:value-type="float">
            <text:p>0.61855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646821" calcext:value-type="float">
            <text:p>0.646821</text:p>
          </table:table-cell>
          <table:table-cell office:value-type="float" office:value="0.441607" calcext:value-type="float">
            <text:p>0.441607</text:p>
          </table:table-cell>
          <table:table-cell office:value-type="float" office:value="0.224519" calcext:value-type="float">
            <text:p>0.224519</text:p>
          </table:table-cell>
          <table:table-cell office:value-type="float" office:value="1.33563" calcext:value-type="float">
            <text:p>1.33563</text:p>
          </table:table-cell>
          <table:table-cell office:value-type="float" office:value="9.16206" calcext:value-type="float">
            <text:p>9.16206</text:p>
          </table:table-cell>
          <table:table-cell office:value-type="float" office:value="0.61624" calcext:value-type="float">
            <text:p>0.61624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0.640186" calcext:value-type="float">
            <text:p>0.640186</text:p>
          </table:table-cell>
          <table:table-cell office:value-type="float" office:value="0.43451" calcext:value-type="float">
            <text:p>0.43451</text:p>
          </table:table-cell>
          <table:table-cell office:value-type="float" office:value="0.218778" calcext:value-type="float">
            <text:p>0.218778</text:p>
          </table:table-cell>
          <table:table-cell office:value-type="float" office:value="1.46158" calcext:value-type="float">
            <text:p>1.46158</text:p>
          </table:table-cell>
          <table:table-cell office:value-type="float" office:value="8.67254" calcext:value-type="float">
            <text:p>8.67254</text:p>
          </table:table-cell>
          <table:table-cell office:value-type="float" office:value="0.613738" calcext:value-type="float">
            <text:p>0.613738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0.647159" calcext:value-type="float">
            <text:p>0.647159</text:p>
          </table:table-cell>
          <table:table-cell office:value-type="float" office:value="0.440998" calcext:value-type="float">
            <text:p>0.440998</text:p>
          </table:table-cell>
          <table:table-cell office:value-type="float" office:value="0.222121" calcext:value-type="float">
            <text:p>0.222121</text:p>
          </table:table-cell>
          <table:table-cell office:value-type="float" office:value="1.33554" calcext:value-type="float">
            <text:p>1.33554</text:p>
          </table:table-cell>
          <table:table-cell office:value-type="float" office:value="9.15588" calcext:value-type="float">
            <text:p>9.15588</text:p>
          </table:table-cell>
          <table:table-cell office:value-type="float" office:value="0.619289" calcext:value-type="float">
            <text:p>0.619289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0.651461" calcext:value-type="float">
            <text:p>0.651461</text:p>
          </table:table-cell>
          <table:table-cell office:value-type="float" office:value="0.445843" calcext:value-type="float">
            <text:p>0.445843</text:p>
          </table:table-cell>
          <table:table-cell office:value-type="float" office:value="0.226478" calcext:value-type="float">
            <text:p>0.226478</text:p>
          </table:table-cell>
          <table:table-cell office:value-type="float" office:value="1.27836" calcext:value-type="float">
            <text:p>1.27836</text:p>
          </table:table-cell>
          <table:table-cell office:value-type="float" office:value="9.41747" calcext:value-type="float">
            <text:p>9.41747</text:p>
          </table:table-cell>
          <table:table-cell office:value-type="float" office:value="0.620212" calcext:value-type="float">
            <text:p>0.620212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float" office:value="0.64792" calcext:value-type="float">
            <text:p>0.64792</text:p>
          </table:table-cell>
          <table:table-cell office:value-type="float" office:value="0.441423" calcext:value-type="float">
            <text:p>0.441423</text:p>
          </table:table-cell>
          <table:table-cell office:value-type="float" office:value="0.222492" calcext:value-type="float">
            <text:p>0.222492</text:p>
          </table:table-cell>
          <table:table-cell office:value-type="float" office:value="1.2796" calcext:value-type="float">
            <text:p>1.2796</text:p>
          </table:table-cell>
          <table:table-cell office:value-type="float" office:value="9.36463" calcext:value-type="float">
            <text:p>9.36463</text:p>
          </table:table-cell>
          <table:table-cell office:value-type="float" office:value="0.619388" calcext:value-type="float">
            <text:p>0.619388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0.6515" calcext:value-type="float">
            <text:p>0.6515</text:p>
          </table:table-cell>
          <table:table-cell office:value-type="float" office:value="0.445943" calcext:value-type="float">
            <text:p>0.445943</text:p>
          </table:table-cell>
          <table:table-cell office:value-type="float" office:value="0.226491" calcext:value-type="float">
            <text:p>0.226491</text:p>
          </table:table-cell>
          <table:table-cell office:value-type="float" office:value="1.28725" calcext:value-type="float">
            <text:p>1.28725</text:p>
          </table:table-cell>
          <table:table-cell office:value-type="float" office:value="9.38503" calcext:value-type="float">
            <text:p>9.38503</text:p>
          </table:table-cell>
          <table:table-cell office:value-type="float" office:value="0.620361" calcext:value-type="float">
            <text:p>0.62036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office:value-type="float" office:value="0.648111" calcext:value-type="float">
            <text:p>0.648111</text:p>
          </table:table-cell>
          <table:table-cell office:value-type="float" office:value="0.442705" calcext:value-type="float">
            <text:p>0.442705</text:p>
          </table:table-cell>
          <table:table-cell office:value-type="float" office:value="0.224412" calcext:value-type="float">
            <text:p>0.224412</text:p>
          </table:table-cell>
          <table:table-cell office:value-type="float" office:value="1.2974" calcext:value-type="float">
            <text:p>1.2974</text:p>
          </table:table-cell>
          <table:table-cell office:value-type="float" office:value="9.31213" calcext:value-type="float">
            <text:p>9.31213</text:p>
          </table:table-cell>
          <table:table-cell office:value-type="float" office:value="0.618324" calcext:value-type="float">
            <text:p>0.618324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office:value-type="float" office:value="0.649712" calcext:value-type="float">
            <text:p>0.649712</text:p>
          </table:table-cell>
          <table:table-cell office:value-type="float" office:value="0.443902" calcext:value-type="float">
            <text:p>0.443902</text:p>
          </table:table-cell>
          <table:table-cell office:value-type="float" office:value="0.224783" calcext:value-type="float">
            <text:p>0.224783</text:p>
          </table:table-cell>
          <table:table-cell office:value-type="float" office:value="1.29334" calcext:value-type="float">
            <text:p>1.29334</text:p>
          </table:table-cell>
          <table:table-cell office:value-type="float" office:value="9.34016" calcext:value-type="float">
            <text:p>9.34016</text:p>
          </table:table-cell>
          <table:table-cell office:value-type="float" office:value="0.619752" calcext:value-type="float">
            <text:p>0.619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525909" calcext:value-type="float">
            <text:p>0.525909</text:p>
          </table:table-cell>
          <table:table-cell office:value-type="float" office:value="0.252361" calcext:value-type="float">
            <text:p>0.252361</text:p>
          </table:table-cell>
          <table:table-cell office:value-type="float" office:value="27.3468" calcext:value-type="float">
            <text:p>27.3468</text:p>
          </table:table-cell>
          <table:table-cell office:value-type="float" office:value="0.66501" calcext:value-type="float">
            <text:p>0.66501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36394" calcext:value-type="float">
            <text:p>0.36394</text:p>
          </table:table-cell>
          <table:table-cell office:value-type="float" office:value="0.715066" calcext:value-type="float">
            <text:p>0.715066</text:p>
          </table:table-cell>
          <table:table-cell office:value-type="float" office:value="14.7515" calcext:value-type="float">
            <text:p>14.7515</text:p>
          </table:table-cell>
          <table:table-cell office:value-type="float" office:value="0.664697" calcext:value-type="float">
            <text:p>0.664697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236617" calcext:value-type="float">
            <text:p>0.236617</text:p>
          </table:table-cell>
          <table:table-cell office:value-type="float" office:value="0.572467" calcext:value-type="float">
            <text:p>0.572467</text:p>
          </table:table-cell>
          <table:table-cell office:value-type="float" office:value="14.7925" calcext:value-type="float">
            <text:p>14.7925</text:p>
          </table:table-cell>
          <table:table-cell office:value-type="float" office:value="0.663586" calcext:value-type="float">
            <text:p>0.663586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.61</text:p>
          </table:table-cell>
          <table:table-cell office:value-type="float" office:value="0.37835" calcext:value-type="float">
            <text:p>0.37835</text:p>
          </table:table-cell>
          <table:table-cell office:value-type="float" office:value="0.152636" calcext:value-type="float">
            <text:p>0.152636</text:p>
          </table:table-cell>
          <table:table-cell office:value-type="float" office:value="1.90093" calcext:value-type="float">
            <text:p>1.90093</text:p>
          </table:table-cell>
          <table:table-cell office:value-type="float" office:value="7.0349" calcext:value-type="float">
            <text:p>7.0349</text:p>
          </table:table-cell>
          <table:table-cell office:value-type="float" office:value="0.644575" calcext:value-type="float">
            <text:p>0.644575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708125" calcext:value-type="float">
            <text:p>0.708125</text:p>
          </table:table-cell>
          <table:table-cell office:value-type="float" office:value="0.514062" calcext:value-type="float">
            <text:p>0.514062</text:p>
          </table:table-cell>
          <table:table-cell office:value-type="float" office:value="0.286365" calcext:value-type="float">
            <text:p>0.286365</text:p>
          </table:table-cell>
          <table:table-cell office:value-type="float" office:value="0.468803" calcext:value-type="float">
            <text:p>0.468803</text:p>
          </table:table-cell>
          <table:table-cell office:value-type="float" office:value="16.866" calcext:value-type="float">
            <text:p>16.866</text:p>
          </table:table-cell>
          <table:table-cell office:value-type="float" office:value="0.638784" calcext:value-type="float">
            <text:p>0.638784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float" office:value="0.630312" calcext:value-type="float">
            <text:p>0.630312</text:p>
          </table:table-cell>
          <table:table-cell office:value-type="float" office:value="0.405819" calcext:value-type="float">
            <text:p>0.405819</text:p>
          </table:table-cell>
          <table:table-cell office:value-type="float" office:value="0.17766" calcext:value-type="float">
            <text:p>0.17766</text:p>
          </table:table-cell>
          <table:table-cell office:value-type="float" office:value="1.41442" calcext:value-type="float">
            <text:p>1.41442</text:p>
          </table:table-cell>
          <table:table-cell office:value-type="float" office:value="8.51455" calcext:value-type="float">
            <text:p>8.51455</text:p>
          </table:table-cell>
          <table:table-cell office:value-type="float" office:value="0.640413" calcext:value-type="float">
            <text:p>0.640413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office:value-type="float" office:value="0.636875" calcext:value-type="float">
            <text:p>0.636875</text:p>
          </table:table-cell>
          <table:table-cell office:value-type="float" office:value="0.41755" calcext:value-type="float">
            <text:p>0.41755</text:p>
          </table:table-cell>
          <table:table-cell office:value-type="float" office:value="0.193308" calcext:value-type="float">
            <text:p>0.193308</text:p>
          </table:table-cell>
          <table:table-cell office:value-type="float" office:value="1.08576" calcext:value-type="float">
            <text:p>1.08576</text:p>
          </table:table-cell>
          <table:table-cell office:value-type="float" office:value="9.90269" calcext:value-type="float">
            <text:p>9.90269</text:p>
          </table:table-cell>
          <table:table-cell office:value-type="float" office:value="0.630417" calcext:value-type="float">
            <text:p>0.630417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office:value-type="float" office:value="0.532734" calcext:value-type="float">
            <text:p>0.532734</text:p>
          </table:table-cell>
          <table:table-cell office:value-type="float" office:value="0.310258" calcext:value-type="float">
            <text:p>0.310258</text:p>
          </table:table-cell>
          <table:table-cell office:value-type="float" office:value="0.123574" calcext:value-type="float">
            <text:p>0.123574</text:p>
          </table:table-cell>
          <table:table-cell office:value-type="float" office:value="2.19011" calcext:value-type="float">
            <text:p>2.19011</text:p>
          </table:table-cell>
          <table:table-cell office:value-type="float" office:value="5.8711" calcext:value-type="float">
            <text:p>5.8711</text:p>
          </table:table-cell>
          <table:table-cell office:value-type="float" office:value="0.572081" calcext:value-type="float">
            <text:p>0.572081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office:value-type="float" office:value="0.574727" calcext:value-type="float">
            <text:p>0.574727</text:p>
          </table:table-cell>
          <table:table-cell office:value-type="float" office:value="0.346807" calcext:value-type="float">
            <text:p>0.346807</text:p>
          </table:table-cell>
          <table:table-cell office:value-type="float" office:value="0.140756" calcext:value-type="float">
            <text:p>0.140756</text:p>
          </table:table-cell>
          <table:table-cell office:value-type="float" office:value="1.58849" calcext:value-type="float">
            <text:p>1.58849</text:p>
          </table:table-cell>
          <table:table-cell office:value-type="float" office:value="7.38514" calcext:value-type="float">
            <text:p>7.38514</text:p>
          </table:table-cell>
          <table:table-cell office:value-type="float" office:value="0.609905" calcext:value-type="float">
            <text:p>0.609905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office:value-type="float" office:value="0.570078" calcext:value-type="float">
            <text:p>0.570078</text:p>
          </table:table-cell>
          <table:table-cell office:value-type="float" office:value="0.346402" calcext:value-type="float">
            <text:p>0.346402</text:p>
          </table:table-cell>
          <table:table-cell office:value-type="float" office:value="0.143954" calcext:value-type="float">
            <text:p>0.143954</text:p>
          </table:table-cell>
          <table:table-cell office:value-type="float" office:value="1.70308" calcext:value-type="float">
            <text:p>1.70308</text:p>
          </table:table-cell>
          <table:table-cell office:value-type="float" office:value="7.11562" calcext:value-type="float">
            <text:p>7.11562</text:p>
          </table:table-cell>
          <table:table-cell office:value-type="float" office:value="0.600111" calcext:value-type="float">
            <text:p>0.600111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office:value-type="float" office:value="0.588506" calcext:value-type="float">
            <text:p>0.588506</text:p>
          </table:table-cell>
          <table:table-cell office:value-type="float" office:value="0.374168" calcext:value-type="float">
            <text:p>0.374168</text:p>
          </table:table-cell>
          <table:table-cell office:value-type="float" office:value="0.168531" calcext:value-type="float">
            <text:p>0.168531</text:p>
          </table:table-cell>
          <table:table-cell office:value-type="float" office:value="1.59047" calcext:value-type="float">
            <text:p>1.59047</text:p>
          </table:table-cell>
          <table:table-cell office:value-type="float" office:value="7.67938" calcext:value-type="float">
            <text:p>7.67938</text:p>
          </table:table-cell>
          <table:table-cell office:value-type="float" office:value="0.59874" calcext:value-type="float">
            <text:p>0.59874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office:value-type="float" office:value="0.571641" calcext:value-type="float">
            <text:p>0.571641</text:p>
          </table:table-cell>
          <table:table-cell office:value-type="float" office:value="0.353934" calcext:value-type="float">
            <text:p>0.353934</text:p>
          </table:table-cell>
          <table:table-cell office:value-type="float" office:value="0.153496" calcext:value-type="float">
            <text:p>0.153496</text:p>
          </table:table-cell>
          <table:table-cell office:value-type="float" office:value="1.71069" calcext:value-type="float">
            <text:p>1.71069</text:p>
          </table:table-cell>
          <table:table-cell office:value-type="float" office:value="7.17968" calcext:value-type="float">
            <text:p>7.17968</text:p>
          </table:table-cell>
          <table:table-cell office:value-type="float" office:value="0.591556" calcext:value-type="float">
            <text:p>0.591556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office:value-type="float" office:value="0.567134" calcext:value-type="float">
            <text:p>0.567134</text:p>
          </table:table-cell>
          <table:table-cell office:value-type="float" office:value="0.350716" calcext:value-type="float">
            <text:p>0.350716</text:p>
          </table:table-cell>
          <table:table-cell office:value-type="float" office:value="0.152577" calcext:value-type="float">
            <text:p>0.152577</text:p>
          </table:table-cell>
          <table:table-cell office:value-type="float" office:value="1.78072" calcext:value-type="float">
            <text:p>1.78072</text:p>
          </table:table-cell>
          <table:table-cell office:value-type="float" office:value="6.99604" calcext:value-type="float">
            <text:p>6.99604</text:p>
          </table:table-cell>
          <table:table-cell office:value-type="float" office:value="0.586516" calcext:value-type="float">
            <text:p>0.586516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office:value-type="float" office:value="0.578188" calcext:value-type="float">
            <text:p>0.578188</text:p>
          </table:table-cell>
          <table:table-cell office:value-type="float" office:value="0.362929" calcext:value-type="float">
            <text:p>0.362929</text:p>
          </table:table-cell>
          <table:table-cell office:value-type="float" office:value="0.161353" calcext:value-type="float">
            <text:p>0.161353</text:p>
          </table:table-cell>
          <table:table-cell office:value-type="float" office:value="1.64389" calcext:value-type="float">
            <text:p>1.64389</text:p>
          </table:table-cell>
          <table:table-cell office:value-type="float" office:value="7.42844" calcext:value-type="float">
            <text:p>7.42844</text:p>
          </table:table-cell>
          <table:table-cell office:value-type="float" office:value="0.591669" calcext:value-type="float">
            <text:p>0.591669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office:value-type="float" office:value="0.575449" calcext:value-type="float">
            <text:p>0.575449</text:p>
          </table:table-cell>
          <table:table-cell office:value-type="float" office:value="0.359536" calcext:value-type="float">
            <text:p>0.359536</text:p>
          </table:table-cell>
          <table:table-cell office:value-type="float" office:value="0.158476" calcext:value-type="float">
            <text:p>0.158476</text:p>
          </table:table-cell>
          <table:table-cell office:value-type="float" office:value="1.63684" calcext:value-type="float">
            <text:p>1.63684</text:p>
          </table:table-cell>
          <table:table-cell office:value-type="float" office:value="7.40863" calcext:value-type="float">
            <text:p>7.40863</text:p>
          </table:table-cell>
          <table:table-cell office:value-type="float" office:value="0.591345" calcext:value-type="float">
            <text:p>0.591345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office:value-type="float" office:value="0.566898" calcext:value-type="float">
            <text:p>0.566898</text:p>
          </table:table-cell>
          <table:table-cell office:value-type="float" office:value="0.351866" calcext:value-type="float">
            <text:p>0.351866</text:p>
          </table:table-cell>
          <table:table-cell office:value-type="float" office:value="0.153895" calcext:value-type="float">
            <text:p>0.153895</text:p>
          </table:table-cell>
          <table:table-cell office:value-type="float" office:value="1.68753" calcext:value-type="float">
            <text:p>1.68753</text:p>
          </table:table-cell>
          <table:table-cell office:value-type="float" office:value="7.20905" calcext:value-type="float">
            <text:p>7.20905</text:p>
          </table:table-cell>
          <table:table-cell office:value-type="float" office:value="0.585668" calcext:value-type="float">
            <text:p>0.585668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office:value-type="float" office:value="0.567404" calcext:value-type="float">
            <text:p>0.567404</text:p>
          </table:table-cell>
          <table:table-cell office:value-type="float" office:value="0.352283" calcext:value-type="float">
            <text:p>0.352283</text:p>
          </table:table-cell>
          <table:table-cell office:value-type="float" office:value="0.154424" calcext:value-type="float">
            <text:p>0.154424</text:p>
          </table:table-cell>
          <table:table-cell office:value-type="float" office:value="1.72851" calcext:value-type="float">
            <text:p>1.72851</text:p>
          </table:table-cell>
          <table:table-cell office:value-type="float" office:value="7.12317" calcext:value-type="float">
            <text:p>7.12317</text:p>
          </table:table-cell>
          <table:table-cell office:value-type="float" office:value="0.585228" calcext:value-type="float">
            <text:p>0.585228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office:value-type="float" office:value="0.571109" calcext:value-type="float">
            <text:p>0.571109</text:p>
          </table:table-cell>
          <table:table-cell office:value-type="float" office:value="0.355929" calcext:value-type="float">
            <text:p>0.355929</text:p>
          </table:table-cell>
          <table:table-cell office:value-type="float" office:value="0.156607" calcext:value-type="float">
            <text:p>0.156607</text:p>
          </table:table-cell>
          <table:table-cell office:value-type="float" office:value="1.70018" calcext:value-type="float">
            <text:p>1.70018</text:p>
          </table:table-cell>
          <table:table-cell office:value-type="float" office:value="7.22427" calcext:value-type="float">
            <text:p>7.22427</text:p>
          </table:table-cell>
          <table:table-cell office:value-type="float" office:value="0.587938" calcext:value-type="float">
            <text:p>0.587938</text:p>
          </table:table-cell>
          <table:table-cell table:number-columns-repeated="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0.569" calcext:value-type="float">
            <text:p>0.569</text:p>
          </table:table-cell>
          <table:table-cell office:value-type="float" office:value="0.353606" calcext:value-type="float">
            <text:p>0.353606</text:p>
          </table:table-cell>
          <table:table-cell office:value-type="float" office:value="0.155016" calcext:value-type="float">
            <text:p>0.155016</text:p>
          </table:table-cell>
          <table:table-cell office:value-type="float" office:value="1.71197" calcext:value-type="float">
            <text:p>1.71197</text:p>
          </table:table-cell>
          <table:table-cell office:value-type="float" office:value="7.17336" calcext:value-type="float">
            <text:p>7.17336</text:p>
          </table:table-cell>
          <table:table-cell office:value-type="float" office:value="0.586746" calcext:value-type="float">
            <text:p>0.586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65" calcext:value-type="float">
            <text:p>0.565</text:p>
          </table:table-cell>
          <table:table-cell office:value-type="float" office:value="0.32485" calcext:value-type="float">
            <text:p>0.32485</text:p>
          </table:table-cell>
          <table:table-cell office:value-type="float" office:value="0.438885" calcext:value-type="float">
            <text:p>0.438885</text:p>
          </table:table-cell>
          <table:table-cell office:value-type="float" office:value="18.287" calcext:value-type="float">
            <text:p>18.287</text:p>
          </table:table-cell>
          <table:table-cell office:value-type="float" office:value="0.660793" calcext:value-type="float">
            <text:p>0.660793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27185" calcext:value-type="float">
            <text:p>0.27185</text:p>
          </table:table-cell>
          <table:table-cell office:value-type="float" office:value="0.332918" calcext:value-type="float">
            <text:p>0.332918</text:p>
          </table:table-cell>
          <table:table-cell office:value-type="float" office:value="20.1453" calcext:value-type="float">
            <text:p>20.1453</text:p>
          </table:table-cell>
          <table:table-cell office:value-type="float" office:value="0.664104" calcext:value-type="float">
            <text:p>0.664104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63755" calcext:value-type="float">
            <text:p>0.63755</text:p>
          </table:table-cell>
          <table:table-cell office:value-type="float" office:value="0.410532" calcext:value-type="float">
            <text:p>0.410532</text:p>
          </table:table-cell>
          <table:table-cell office:value-type="float" office:value="0.244828" calcext:value-type="float">
            <text:p>0.244828</text:p>
          </table:table-cell>
          <table:table-cell office:value-type="float" office:value="26.0603" calcext:value-type="float">
            <text:p>26.0603</text:p>
          </table:table-cell>
          <table:table-cell office:value-type="float" office:value="0.663336" calcext:value-type="float">
            <text:p>0.663336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1424" calcext:value-type="float">
            <text:p>0.21424</text:p>
          </table:table-cell>
          <table:table-cell office:value-type="float" office:value="0.753348" calcext:value-type="float">
            <text:p>0.753348</text:p>
          </table:table-cell>
          <table:table-cell office:value-type="float" office:value="12.3525" calcext:value-type="float">
            <text:p>12.3525</text:p>
          </table:table-cell>
          <table:table-cell office:value-type="float" office:value="0.641952" calcext:value-type="float">
            <text:p>0.641952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50875" calcext:value-type="float">
            <text:p>0.350875</text:p>
          </table:table-cell>
          <table:table-cell office:value-type="float" office:value="0.131049" calcext:value-type="float">
            <text:p>0.131049</text:p>
          </table:table-cell>
          <table:table-cell office:value-type="float" office:value="1.07599" calcext:value-type="float">
            <text:p>1.07599</text:p>
          </table:table-cell>
          <table:table-cell office:value-type="float" office:value="9.09695" calcext:value-type="float">
            <text:p>9.09695</text:p>
          </table:table-cell>
          <table:table-cell office:value-type="float" office:value="0.645181" calcext:value-type="float">
            <text:p>0.645181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221238" calcext:value-type="float">
            <text:p>0.221238</text:p>
          </table:table-cell>
          <table:table-cell office:value-type="float" office:value="0.0725164" calcext:value-type="float">
            <text:p>0.0725164</text:p>
          </table:table-cell>
          <table:table-cell office:value-type="float" office:value="1.41002" calcext:value-type="float">
            <text:p>1.41002</text:p>
          </table:table-cell>
          <table:table-cell office:value-type="float" office:value="6.20162" calcext:value-type="float">
            <text:p>6.20162</text:p>
          </table:table-cell>
          <table:table-cell office:value-type="float" office:value="0.506147" calcext:value-type="float">
            <text:p>0.506147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office:value-type="float" office:value="0.415312" calcext:value-type="float">
            <text:p>0.415312</text:p>
          </table:table-cell>
          <table:table-cell office:value-type="float" office:value="0.214775" calcext:value-type="float">
            <text:p>0.214775</text:p>
          </table:table-cell>
          <table:table-cell office:value-type="float" office:value="0.0731173" calcext:value-type="float">
            <text:p>0.0731173</text:p>
          </table:table-cell>
          <table:table-cell office:value-type="float" office:value="2.46643" calcext:value-type="float">
            <text:p>2.46643</text:p>
          </table:table-cell>
          <table:table-cell office:value-type="float" office:value="4.49218" calcext:value-type="float">
            <text:p>4.49218</text:p>
          </table:table-cell>
          <table:table-cell office:value-type="float" office:value="0.471639" calcext:value-type="float">
            <text:p>0.471639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0.380078" calcext:value-type="float">
            <text:p>0.380078</text:p>
          </table:table-cell>
          <table:table-cell office:value-type="float" office:value="0.174692" calcext:value-type="float">
            <text:p>0.174692</text:p>
          </table:table-cell>
          <table:table-cell office:value-type="float" office:value="0.0459946" calcext:value-type="float">
            <text:p>0.0459946</text:p>
          </table:table-cell>
          <table:table-cell office:value-type="float" office:value="4.10017" calcext:value-type="float">
            <text:p>4.10017</text:p>
          </table:table-cell>
          <table:table-cell office:value-type="float" office:value="2.92171" calcext:value-type="float">
            <text:p>2.92171</text:p>
          </table:table-cell>
          <table:table-cell office:value-type="float" office:value="0.497613" calcext:value-type="float">
            <text:p>0.497613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office:value-type="float" office:value="0.399414" calcext:value-type="float">
            <text:p>0.399414</text:p>
          </table:table-cell>
          <table:table-cell office:value-type="float" office:value="0.195045" calcext:value-type="float">
            <text:p>0.195045</text:p>
          </table:table-cell>
          <table:table-cell office:value-type="float" office:value="0.0629736" calcext:value-type="float">
            <text:p>0.0629736</text:p>
          </table:table-cell>
          <table:table-cell office:value-type="float" office:value="2.34304" calcext:value-type="float">
            <text:p>2.34304</text:p>
          </table:table-cell>
          <table:table-cell office:value-type="float" office:value="4.37899" calcext:value-type="float">
            <text:p>4.37899</text:p>
          </table:table-cell>
          <table:table-cell office:value-type="float" office:value="0.448215" calcext:value-type="float">
            <text:p>0.448215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461152" calcext:value-type="float">
            <text:p>0.461152</text:p>
          </table:table-cell>
          <table:table-cell office:value-type="float" office:value="0.250465" calcext:value-type="float">
            <text:p>0.250465</text:p>
          </table:table-cell>
          <table:table-cell office:value-type="float" office:value="0.0885396" calcext:value-type="float">
            <text:p>0.0885396</text:p>
          </table:table-cell>
          <table:table-cell office:value-type="float" office:value="2.02066" calcext:value-type="float">
            <text:p>2.02066</text:p>
          </table:table-cell>
          <table:table-cell office:value-type="float" office:value="5.46197" calcext:value-type="float">
            <text:p>5.46197</text:p>
          </table:table-cell>
          <table:table-cell office:value-type="float" office:value="0.529541" calcext:value-type="float">
            <text:p>0.529541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office:value-type="float" office:value="0.467959" calcext:value-type="float">
            <text:p>0.467959</text:p>
          </table:table-cell>
          <table:table-cell office:value-type="float" office:value="0.255636" calcext:value-type="float">
            <text:p>0.255636</text:p>
          </table:table-cell>
          <table:table-cell office:value-type="float" office:value="0.0940571" calcext:value-type="float">
            <text:p>0.0940571</text:p>
          </table:table-cell>
          <table:table-cell office:value-type="float" office:value="2.05448" calcext:value-type="float">
            <text:p>2.05448</text:p>
          </table:table-cell>
          <table:table-cell office:value-type="float" office:value="5.47337" calcext:value-type="float">
            <text:p>5.47337</text:p>
          </table:table-cell>
          <table:table-cell office:value-type="float" office:value="0.520238" calcext:value-type="float">
            <text:p>0.520238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office:value-type="float" office:value="0.519507" calcext:value-type="float">
            <text:p>0.519507</text:p>
          </table:table-cell>
          <table:table-cell office:value-type="float" office:value="0.300436" calcext:value-type="float">
            <text:p>0.300436</text:p>
          </table:table-cell>
          <table:table-cell office:value-type="float" office:value="0.117337" calcext:value-type="float">
            <text:p>0.117337</text:p>
          </table:table-cell>
          <table:table-cell office:value-type="float" office:value="1.89704" calcext:value-type="float">
            <text:p>1.89704</text:p>
          </table:table-cell>
          <table:table-cell office:value-type="float" office:value="6.23249" calcext:value-type="float">
            <text:p>6.23249</text:p>
          </table:table-cell>
          <table:table-cell office:value-type="float" office:value="0.566677" calcext:value-type="float">
            <text:p>0.566677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office:value-type="float" office:value="0.49103" calcext:value-type="float">
            <text:p>0.49103</text:p>
          </table:table-cell>
          <table:table-cell office:value-type="float" office:value="0.275474" calcext:value-type="float">
            <text:p>0.275474</text:p>
          </table:table-cell>
          <table:table-cell office:value-type="float" office:value="0.103606" calcext:value-type="float">
            <text:p>0.103606</text:p>
          </table:table-cell>
          <table:table-cell office:value-type="float" office:value="2.1401" calcext:value-type="float">
            <text:p>2.1401</text:p>
          </table:table-cell>
          <table:table-cell office:value-type="float" office:value="5.57506" calcext:value-type="float">
            <text:p>5.57506</text:p>
          </table:table-cell>
          <table:table-cell office:value-type="float" office:value="0.544902" calcext:value-type="float">
            <text:p>0.544902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287831" calcext:value-type="float">
            <text:p>0.287831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1.92613" calcext:value-type="float">
            <text:p>1.92613</text:p>
          </table:table-cell>
          <table:table-cell office:value-type="float" office:value="6.0419" calcext:value-type="float">
            <text:p>6.0419</text:p>
          </table:table-cell>
          <table:table-cell office:value-type="float" office:value="0.557138" calcext:value-type="float">
            <text:p>0.557138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office:value-type="float" office:value="0.486818" calcext:value-type="float">
            <text:p>0.486818</text:p>
          </table:table-cell>
          <table:table-cell office:value-type="float" office:value="0.271542" calcext:value-type="float">
            <text:p>0.271542</text:p>
          </table:table-cell>
          <table:table-cell office:value-type="float" office:value="0.101626" calcext:value-type="float">
            <text:p>0.101626</text:p>
          </table:table-cell>
          <table:table-cell office:value-type="float" office:value="2.08566" calcext:value-type="float">
            <text:p>2.08566</text:p>
          </table:table-cell>
          <table:table-cell office:value-type="float" office:value="5.60958" calcext:value-type="float">
            <text:p>5.60958</text:p>
          </table:table-cell>
          <table:table-cell office:value-type="float" office:value="0.54058" calcext:value-type="float">
            <text:p>0.54058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office:value-type="float" office:value="0.496584" calcext:value-type="float">
            <text:p>0.496584</text:p>
          </table:table-cell>
          <table:table-cell office:value-type="float" office:value="0.280517" calcext:value-type="float">
            <text:p>0.280517</text:p>
          </table:table-cell>
          <table:table-cell office:value-type="float" office:value="0.106493" calcext:value-type="float">
            <text:p>0.106493</text:p>
          </table:table-cell>
          <table:table-cell office:value-type="float" office:value="2.0349" calcext:value-type="float">
            <text:p>2.0349</text:p>
          </table:table-cell>
          <table:table-cell office:value-type="float" office:value="5.78554" calcext:value-type="float">
            <text:p>5.78554</text:p>
          </table:table-cell>
          <table:table-cell office:value-type="float" office:value="0.548893" calcext:value-type="float">
            <text:p>0.548893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office:value-type="float" office:value="0.501977" calcext:value-type="float">
            <text:p>0.501977</text:p>
          </table:table-cell>
          <table:table-cell office:value-type="float" office:value="0.284735" calcext:value-type="float">
            <text:p>0.284735</text:p>
          </table:table-cell>
          <table:table-cell office:value-type="float" office:value="0.108463" calcext:value-type="float">
            <text:p>0.108463</text:p>
          </table:table-cell>
          <table:table-cell office:value-type="float" office:value="1.99439" calcext:value-type="float">
            <text:p>1.99439</text:p>
          </table:table-cell>
          <table:table-cell office:value-type="float" office:value="5.89568" calcext:value-type="float">
            <text:p>5.89568</text:p>
          </table:table-cell>
          <table:table-cell office:value-type="float" office:value="0.554055" calcext:value-type="float">
            <text:p>0.554055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office:value-type="float" office:value="0.499864" calcext:value-type="float">
            <text:p>0.499864</text:p>
          </table:table-cell>
          <table:table-cell office:value-type="float" office:value="0.283355" calcext:value-type="float">
            <text:p>0.283355</text:p>
          </table:table-cell>
          <table:table-cell office:value-type="float" office:value="0.107935" calcext:value-type="float">
            <text:p>0.107935</text:p>
          </table:table-cell>
          <table:table-cell office:value-type="float" office:value="1.97552" calcext:value-type="float">
            <text:p>1.97552</text:p>
          </table:table-cell>
          <table:table-cell office:value-type="float" office:value="5.91043" calcext:value-type="float">
            <text:p>5.91043</text:p>
          </table:table-cell>
          <table:table-cell office:value-type="float" office:value="0.551897" calcext:value-type="float">
            <text:p>0.551897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office:value-type="float" office:value="0.498901" calcext:value-type="float">
            <text:p>0.498901</text:p>
          </table:table-cell>
          <table:table-cell office:value-type="float" office:value="0.282481" calcext:value-type="float">
            <text:p>0.282481</text:p>
          </table:table-cell>
          <table:table-cell office:value-type="float" office:value="0.107474" calcext:value-type="float">
            <text:p>0.107474</text:p>
          </table:table-cell>
          <table:table-cell office:value-type="float" office:value="2.00559" calcext:value-type="float">
            <text:p>2.00559</text:p>
          </table:table-cell>
          <table:table-cell office:value-type="float" office:value="5.85287" calcext:value-type="float">
            <text:p>5.85287</text:p>
          </table:table-cell>
          <table:table-cell office:value-type="float" office:value="0.551045" calcext:value-type="float">
            <text:p>0.551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389875" calcext:value-type="float">
            <text:p>0.389875</text:p>
          </table:table-cell>
          <table:table-cell office:value-type="float" office:value="0.76541" calcext:value-type="float">
            <text:p>0.76541</text:p>
          </table:table-cell>
          <table:table-cell office:value-type="float" office:value="14.5219" calcext:value-type="float">
            <text:p>14.5219</text:p>
          </table:table-cell>
          <table:table-cell office:value-type="float" office:value="0.666453" calcext:value-type="float">
            <text:p>0.666453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695" calcext:value-type="float">
            <text:p>0.695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552705" calcext:value-type="float">
            <text:p>0.552705</text:p>
          </table:table-cell>
          <table:table-cell office:value-type="float" office:value="15.1534" calcext:value-type="float">
            <text:p>15.1534</text:p>
          </table:table-cell>
          <table:table-cell office:value-type="float" office:value="0.646691" calcext:value-type="float">
            <text:p>0.646691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5.60266" calcext:value-type="float">
            <text:p>5.60266</text:p>
          </table:table-cell>
          <table:table-cell office:value-type="float" office:value="2.42814" calcext:value-type="float">
            <text:p>2.42814</text:p>
          </table:table-cell>
          <table:table-cell office:value-type="float" office:value="0.622755" calcext:value-type="float">
            <text:p>0.622755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0305554" calcext:value-type="float">
            <text:p>0.0305554</text:p>
          </table:table-cell>
          <table:table-cell office:value-type="float" office:value="3.14091" calcext:value-type="float">
            <text:p>3.14091</text:p>
          </table:table-cell>
          <table:table-cell office:value-type="float" office:value="3.35438" calcext:value-type="float">
            <text:p>3.35438</text:p>
          </table:table-cell>
          <table:table-cell office:value-type="float" office:value="0.632159" calcext:value-type="float">
            <text:p>0.632159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office:value-type="float" office:value="0.435" calcext:value-type="float">
            <text:p>0.435</text:p>
          </table:table-cell>
          <table:table-cell office:value-type="float" office:value="0.196625" calcext:value-type="float">
            <text:p>0.196625</text:p>
          </table:table-cell>
          <table:table-cell office:value-type="float" office:value="0.0439925" calcext:value-type="float">
            <text:p>0.0439925</text:p>
          </table:table-cell>
          <table:table-cell office:value-type="float" office:value="2.61265" calcext:value-type="float">
            <text:p>2.61265</text:p>
          </table:table-cell>
          <table:table-cell office:value-type="float" office:value="4.1334" calcext:value-type="float">
            <text:p>4.1334</text:p>
          </table:table-cell>
          <table:table-cell office:value-type="float" office:value="0.620703" calcext:value-type="float">
            <text:p>0.620703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office:value-type="float" office:value="0.335937" calcext:value-type="float">
            <text:p>0.335937</text:p>
          </table:table-cell>
          <table:table-cell office:value-type="float" office:value="0.131569" calcext:value-type="float">
            <text:p>0.131569</text:p>
          </table:table-cell>
          <table:table-cell office:value-type="float" office:value="0.0257822" calcext:value-type="float">
            <text:p>0.0257822</text:p>
          </table:table-cell>
          <table:table-cell office:value-type="float" office:value="3.65792" calcext:value-type="float">
            <text:p>3.65792</text:p>
          </table:table-cell>
          <table:table-cell office:value-type="float" office:value="2.6074" calcext:value-type="float">
            <text:p>2.6074</text:p>
          </table:table-cell>
          <table:table-cell office:value-type="float" office:value="0.503529" calcext:value-type="float">
            <text:p>0.503529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0.168616" calcext:value-type="float">
            <text:p>0.168616</text:p>
          </table:table-cell>
          <table:table-cell office:value-type="float" office:value="0.0447877" calcext:value-type="float">
            <text:p>0.0447877</text:p>
          </table:table-cell>
          <table:table-cell office:value-type="float" office:value="2.64716" calcext:value-type="float">
            <text:p>2.64716</text:p>
          </table:table-cell>
          <table:table-cell office:value-type="float" office:value="3.7494" calcext:value-type="float">
            <text:p>3.7494</text:p>
          </table:table-cell>
          <table:table-cell office:value-type="float" office:value="0.474901" calcext:value-type="float">
            <text:p>0.474901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office:value-type="float" office:value="0.537734" calcext:value-type="float">
            <text:p>0.537734</text:p>
          </table:table-cell>
          <table:table-cell office:value-type="float" office:value="0.307155" calcext:value-type="float">
            <text:p>0.307155</text:p>
          </table:table-cell>
          <table:table-cell office:value-type="float" office:value="0.114741" calcext:value-type="float">
            <text:p>0.114741</text:p>
          </table:table-cell>
          <table:table-cell office:value-type="float" office:value="1.41168" calcext:value-type="float">
            <text:p>1.41168</text:p>
          </table:table-cell>
          <table:table-cell office:value-type="float" office:value="7.37192" calcext:value-type="float">
            <text:p>7.37192</text:p>
          </table:table-cell>
          <table:table-cell office:value-type="float" office:value="0.5946" calcext:value-type="float">
            <text:p>0.5946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office:value-type="float" office:value="0.406523" calcext:value-type="float">
            <text:p>0.406523</text:p>
          </table:table-cell>
          <table:table-cell office:value-type="float" office:value="0.192929" calcext:value-type="float">
            <text:p>0.192929</text:p>
          </table:table-cell>
          <table:table-cell office:value-type="float" office:value="0.0549102" calcext:value-type="float">
            <text:p>0.0549102</text:p>
          </table:table-cell>
          <table:table-cell office:value-type="float" office:value="2.48053" calcext:value-type="float">
            <text:p>2.48053</text:p>
          </table:table-cell>
          <table:table-cell office:value-type="float" office:value="4.2124" calcext:value-type="float">
            <text:p>4.2124</text:p>
          </table:table-cell>
          <table:table-cell office:value-type="float" office:value="0.508258" calcext:value-type="float">
            <text:p>0.508258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0.458809" calcext:value-type="float">
            <text:p>0.458809</text:p>
          </table:table-cell>
          <table:table-cell office:value-type="float" office:value="0.235894" calcext:value-type="float">
            <text:p>0.235894</text:p>
          </table:table-cell>
          <table:table-cell office:value-type="float" office:value="0.0742726" calcext:value-type="float">
            <text:p>0.0742726</text:p>
          </table:table-cell>
          <table:table-cell office:value-type="float" office:value="2.04873" calcext:value-type="float">
            <text:p>2.04873</text:p>
          </table:table-cell>
          <table:table-cell office:value-type="float" office:value="5.24657" calcext:value-type="float">
            <text:p>5.24657</text:p>
          </table:table-cell>
          <table:table-cell office:value-type="float" office:value="0.555089" calcext:value-type="float">
            <text:p>0.555089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office:value-type="float" office:value="0.433203" calcext:value-type="float">
            <text:p>0.433203</text:p>
          </table:table-cell>
          <table:table-cell office:value-type="float" office:value="0.221674" calcext:value-type="float">
            <text:p>0.221674</text:p>
          </table:table-cell>
          <table:table-cell office:value-type="float" office:value="0.0731831" calcext:value-type="float">
            <text:p>0.0731831</text:p>
          </table:table-cell>
          <table:table-cell office:value-type="float" office:value="2.02593" calcext:value-type="float">
            <text:p>2.02593</text:p>
          </table:table-cell>
          <table:table-cell office:value-type="float" office:value="5.10178" calcext:value-type="float">
            <text:p>5.10178</text:p>
          </table:table-cell>
          <table:table-cell office:value-type="float" office:value="0.503567" calcext:value-type="float">
            <text:p>0.503567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office:value-type="float" office:value="0.395762" calcext:value-type="float">
            <text:p>0.395762</text:p>
          </table:table-cell>
          <table:table-cell office:value-type="float" office:value="0.194582" calcext:value-type="float">
            <text:p>0.194582</text:p>
          </table:table-cell>
          <table:table-cell office:value-type="float" office:value="0.0610243" calcext:value-type="float">
            <text:p>0.0610243</text:p>
          </table:table-cell>
          <table:table-cell office:value-type="float" office:value="2.44173" calcext:value-type="float">
            <text:p>2.44173</text:p>
          </table:table-cell>
          <table:table-cell office:value-type="float" office:value="4.27143" calcext:value-type="float">
            <text:p>4.27143</text:p>
          </table:table-cell>
          <table:table-cell office:value-type="float" office:value="0.46275" calcext:value-type="float">
            <text:p>0.46275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.44728" calcext:value-type="float">
            <text:p>0.44728</text:p>
          </table:table-cell>
          <table:table-cell office:value-type="float" office:value="0.232047" calcext:value-type="float">
            <text:p>0.232047</text:p>
          </table:table-cell>
          <table:table-cell office:value-type="float" office:value="0.077051" calcext:value-type="float">
            <text:p>0.077051</text:p>
          </table:table-cell>
          <table:table-cell office:value-type="float" office:value="2.23588" calcext:value-type="float">
            <text:p>2.23588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0.523014" calcext:value-type="float">
            <text:p>0.523014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office:value-type="float" office:value="0.433644" calcext:value-type="float">
            <text:p>0.433644</text:p>
          </table:table-cell>
          <table:table-cell office:value-type="float" office:value="0.222629" calcext:value-type="float">
            <text:p>0.222629</text:p>
          </table:table-cell>
          <table:table-cell office:value-type="float" office:value="0.0731525" calcext:value-type="float">
            <text:p>0.0731525</text:p>
          </table:table-cell>
          <table:table-cell office:value-type="float" office:value="2.14213" calcext:value-type="float">
            <text:p>2.14213</text:p>
          </table:table-cell>
          <table:table-cell office:value-type="float" office:value="4.95891" calcext:value-type="float">
            <text:p>4.95891</text:p>
          </table:table-cell>
          <table:table-cell office:value-type="float" office:value="0.508021" calcext:value-type="float">
            <text:p>0.508021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office:value-type="float" office:value="0.43564" calcext:value-type="float">
            <text:p>0.43564</text:p>
          </table:table-cell>
          <table:table-cell office:value-type="float" office:value="0.224593" calcext:value-type="float">
            <text:p>0.224593</text:p>
          </table:table-cell>
          <table:table-cell office:value-type="float" office:value="0.0743891" calcext:value-type="float">
            <text:p>0.0743891</text:p>
          </table:table-cell>
          <table:table-cell office:value-type="float" office:value="2.19995" calcext:value-type="float">
            <text:p>2.19995</text:p>
          </table:table-cell>
          <table:table-cell office:value-type="float" office:value="4.91014" calcext:value-type="float">
            <text:p>4.91014</text:p>
          </table:table-cell>
          <table:table-cell office:value-type="float" office:value="0.508416" calcext:value-type="float">
            <text:p>0.508416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office:value-type="float" office:value="0.439154" calcext:value-type="float">
            <text:p>0.439154</text:p>
          </table:table-cell>
          <table:table-cell office:value-type="float" office:value="0.225703" calcext:value-type="float">
            <text:p>0.225703</text:p>
          </table:table-cell>
          <table:table-cell office:value-type="float" office:value="0.0738231" calcext:value-type="float">
            <text:p>0.0738231</text:p>
          </table:table-cell>
          <table:table-cell office:value-type="float" office:value="2.12319" calcext:value-type="float">
            <text:p>2.12319</text:p>
          </table:table-cell>
          <table:table-cell office:value-type="float" office:value="5.02122" calcext:value-type="float">
            <text:p>5.02122</text:p>
          </table:table-cell>
          <table:table-cell office:value-type="float" office:value="0.516945" calcext:value-type="float">
            <text:p>0.516945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0.437468" calcext:value-type="float">
            <text:p>0.437468</text:p>
          </table:table-cell>
          <table:table-cell office:value-type="float" office:value="0.225373" calcext:value-type="float">
            <text:p>0.225373</text:p>
          </table:table-cell>
          <table:table-cell office:value-type="float" office:value="0.0743093" calcext:value-type="float">
            <text:p>0.0743093</text:p>
          </table:table-cell>
          <table:table-cell office:value-type="float" office:value="2.14737" calcext:value-type="float">
            <text:p>2.14737</text:p>
          </table:table-cell>
          <table:table-cell office:value-type="float" office:value="4.98588" calcext:value-type="float">
            <text:p>4.98588</text:p>
          </table:table-cell>
          <table:table-cell office:value-type="float" office:value="0.512338" calcext:value-type="float">
            <text:p>0.512338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office:value-type="float" office:value="0.438054" calcext:value-type="float">
            <text:p>0.438054</text:p>
          </table:table-cell>
          <table:table-cell office:value-type="float" office:value="0.225362" calcext:value-type="float">
            <text:p>0.225362</text:p>
          </table:table-cell>
          <table:table-cell office:value-type="float" office:value="0.0739481" calcext:value-type="float">
            <text:p>0.0739481</text:p>
          </table:table-cell>
          <table:table-cell office:value-type="float" office:value="2.14994" calcext:value-type="float">
            <text:p>2.14994</text:p>
          </table:table-cell>
          <table:table-cell office:value-type="float" office:value="4.98246" calcext:value-type="float">
            <text:p>4.98246</text:p>
          </table:table-cell>
          <table:table-cell office:value-type="float" office:value="0.514663" calcext:value-type="float">
            <text:p>0.514663</text:p>
          </table:table-cell>
          <table:table-cell table:number-columns-repeated="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office:value-type="float" office:value="0.435377" calcext:value-type="float">
            <text:p>0.435377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0732555" calcext:value-type="float">
            <text:p>0.0732555</text:p>
          </table:table-cell>
          <table:table-cell office:value-type="float" office:value="2.16916" calcext:value-type="float">
            <text:p>2.16916</text:p>
          </table:table-cell>
          <table:table-cell office:value-type="float" office:value="4.93522" calcext:value-type="float">
            <text:p>4.93522</text:p>
          </table:table-cell>
          <table:table-cell office:value-type="float" office:value="0.511144" calcext:value-type="float">
            <text:p>0.51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9" calcext:value-type="float">
            <text:p>0.4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406525" calcext:value-type="float">
            <text:p>0.406525</text:p>
          </table:table-cell>
          <table:table-cell office:value-type="float" office:value="17.6902" calcext:value-type="float">
            <text:p>17.6902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14096" calcext:value-type="float">
            <text:p>0.14096</text:p>
          </table:table-cell>
          <table:table-cell office:value-type="float" office:value="1.44215" calcext:value-type="float">
            <text:p>1.44215</text:p>
          </table:table-cell>
          <table:table-cell office:value-type="float" office:value="8.07042" calcext:value-type="float">
            <text:p>8.07042</text:p>
          </table:table-cell>
          <table:table-cell office:value-type="float" office:value="0.662641" calcext:value-type="float">
            <text:p>0.662641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0.56" calcext:value-type="float">
            <text:p>0.56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117085" calcext:value-type="float">
            <text:p>0.117085</text:p>
          </table:table-cell>
          <table:table-cell office:value-type="float" office:value="2.29644" calcext:value-type="float">
            <text:p>2.29644</text:p>
          </table:table-cell>
          <table:table-cell office:value-type="float" office:value="5.85437" calcext:value-type="float">
            <text:p>5.85437</text:p>
          </table:table-cell>
          <table:table-cell office:value-type="float" office:value="0.627298" calcext:value-type="float">
            <text:p>0.627298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.46375" calcext:value-type="float">
            <text:p>0.46375</text:p>
          </table:table-cell>
          <table:table-cell office:value-type="float" office:value="0.222925" calcext:value-type="float">
            <text:p>0.222925</text:p>
          </table:table-cell>
          <table:table-cell office:value-type="float" office:value="0.0569503" calcext:value-type="float">
            <text:p>0.0569503</text:p>
          </table:table-cell>
          <table:table-cell office:value-type="float" office:value="1.17425" calcext:value-type="float">
            <text:p>1.17425</text:p>
          </table:table-cell>
          <table:table-cell office:value-type="float" office:value="6.86177" calcext:value-type="float">
            <text:p>6.86177</text:p>
          </table:table-cell>
          <table:table-cell office:value-type="float" office:value="0.618005" calcext:value-type="float">
            <text:p>0.618005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0.500625" calcext:value-type="float">
            <text:p>0.500625</text:p>
          </table:table-cell>
          <table:table-cell office:value-type="float" office:value="0.255538" calcext:value-type="float">
            <text:p>0.255538</text:p>
          </table:table-cell>
          <table:table-cell office:value-type="float" office:value="0.0702321" calcext:value-type="float">
            <text:p>0.0702321</text:p>
          </table:table-cell>
          <table:table-cell office:value-type="float" office:value="1.57492" calcext:value-type="float">
            <text:p>1.57492</text:p>
          </table:table-cell>
          <table:table-cell office:value-type="float" office:value="6.31353" calcext:value-type="float">
            <text:p>6.31353</text:p>
          </table:table-cell>
          <table:table-cell office:value-type="float" office:value="0.641487" calcext:value-type="float">
            <text:p>0.641487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0.56125" calcext:value-type="float">
            <text:p>0.56125</text:p>
          </table:table-cell>
          <table:table-cell office:value-type="float" office:value="0.322687" calcext:value-type="float">
            <text:p>0.322687</text:p>
          </table:table-cell>
          <table:table-cell office:value-type="float" office:value="0.114373" calcext:value-type="float">
            <text:p>0.114373</text:p>
          </table:table-cell>
          <table:table-cell office:value-type="float" office:value="1.10665" calcext:value-type="float">
            <text:p>1.10665</text:p>
          </table:table-cell>
          <table:table-cell office:value-type="float" office:value="8.58612" calcext:value-type="float">
            <text:p>8.58612</text:p>
          </table:table-cell>
          <table:table-cell office:value-type="float" office:value="0.633868" calcext:value-type="float">
            <text:p>0.633868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office:value-type="float" office:value="0.374219" calcext:value-type="float">
            <text:p>0.374219</text:p>
          </table:table-cell>
          <table:table-cell office:value-type="float" office:value="0.158234" calcext:value-type="float">
            <text:p>0.158234</text:p>
          </table:table-cell>
          <table:table-cell office:value-type="float" office:value="0.0365228" calcext:value-type="float">
            <text:p>0.0365228</text:p>
          </table:table-cell>
          <table:table-cell office:value-type="float" office:value="2.89166" calcext:value-type="float">
            <text:p>2.89166</text:p>
          </table:table-cell>
          <table:table-cell office:value-type="float" office:value="3.42171" calcext:value-type="float">
            <text:p>3.42171</text:p>
          </table:table-cell>
          <table:table-cell office:value-type="float" office:value="0.513771" calcext:value-type="float">
            <text:p>0.513771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0.344141" calcext:value-type="float">
            <text:p>0.344141</text:p>
          </table:table-cell>
          <table:table-cell office:value-type="float" office:value="0.151983" calcext:value-type="float">
            <text:p>0.151983</text:p>
          </table:table-cell>
          <table:table-cell office:value-type="float" office:value="0.0385438" calcext:value-type="float">
            <text:p>0.0385438</text:p>
          </table:table-cell>
          <table:table-cell office:value-type="float" office:value="2.54546" calcext:value-type="float">
            <text:p>2.54546</text:p>
          </table:table-cell>
          <table:table-cell office:value-type="float" office:value="3.60743" calcext:value-type="float">
            <text:p>3.60743</text:p>
          </table:table-cell>
          <table:table-cell office:value-type="float" office:value="0.443783" calcext:value-type="float">
            <text:p>0.443783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office:value-type="float" office:value="0.425938" calcext:value-type="float">
            <text:p>0.425938</text:p>
          </table:table-cell>
          <table:table-cell office:value-type="float" office:value="0.225352" calcext:value-type="float">
            <text:p>0.225352</text:p>
          </table:table-cell>
          <table:table-cell office:value-type="float" office:value="0.0764226" calcext:value-type="float">
            <text:p>0.0764226</text:p>
          </table:table-cell>
          <table:table-cell office:value-type="float" office:value="1.77596" calcext:value-type="float">
            <text:p>1.77596</text:p>
          </table:table-cell>
          <table:table-cell office:value-type="float" office:value="5.53193" calcext:value-type="float">
            <text:p>5.53193</text:p>
          </table:table-cell>
          <table:table-cell office:value-type="float" office:value="0.498375" calcext:value-type="float">
            <text:p>0.498375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0.356836" calcext:value-type="float">
            <text:p>0.356836</text:p>
          </table:table-cell>
          <table:table-cell office:value-type="float" office:value="0.160831" calcext:value-type="float">
            <text:p>0.160831</text:p>
          </table:table-cell>
          <table:table-cell office:value-type="float" office:value="0.0438678" calcext:value-type="float">
            <text:p>0.0438678</text:p>
          </table:table-cell>
          <table:table-cell office:value-type="float" office:value="2.27996" calcext:value-type="float">
            <text:p>2.27996</text:p>
          </table:table-cell>
          <table:table-cell office:value-type="float" office:value="3.9812" calcext:value-type="float">
            <text:p>3.9812</text:p>
          </table:table-cell>
          <table:table-cell office:value-type="float" office:value="0.434694" calcext:value-type="float">
            <text:p>0.434694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office:value-type="float" office:value="0.396523" calcext:value-type="float">
            <text:p>0.396523</text:p>
          </table:table-cell>
          <table:table-cell office:value-type="float" office:value="0.187445" calcext:value-type="float">
            <text:p>0.187445</text:p>
          </table:table-cell>
          <table:table-cell office:value-type="float" office:value="0.0543761" calcext:value-type="float">
            <text:p>0.0543761</text:p>
          </table:table-cell>
          <table:table-cell office:value-type="float" office:value="2.06808" calcext:value-type="float">
            <text:p>2.06808</text:p>
          </table:table-cell>
          <table:table-cell office:value-type="float" office:value="4.59468" calcext:value-type="float">
            <text:p>4.59468</text:p>
          </table:table-cell>
          <table:table-cell office:value-type="float" office:value="0.484129" calcext:value-type="float">
            <text:p>0.484129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office:value-type="float" office:value="0.409629" calcext:value-type="float">
            <text:p>0.409629</text:p>
          </table:table-cell>
          <table:table-cell office:value-type="float" office:value="0.195573" calcext:value-type="float">
            <text:p>0.195573</text:p>
          </table:table-cell>
          <table:table-cell office:value-type="float" office:value="0.0557136" calcext:value-type="float">
            <text:p>0.0557136</text:p>
          </table:table-cell>
          <table:table-cell office:value-type="float" office:value="2.21219" calcext:value-type="float">
            <text:p>2.21219</text:p>
          </table:table-cell>
          <table:table-cell office:value-type="float" office:value="4.53069" calcext:value-type="float">
            <text:p>4.53069</text:p>
          </table:table-cell>
          <table:table-cell office:value-type="float" office:value="0.514462" calcext:value-type="float">
            <text:p>0.514462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office:value-type="float" office:value="0.393276" calcext:value-type="float">
            <text:p>0.393276</text:p>
          </table:table-cell>
          <table:table-cell office:value-type="float" office:value="0.187474" calcext:value-type="float">
            <text:p>0.187474</text:p>
          </table:table-cell>
          <table:table-cell office:value-type="float" office:value="0.0552446" calcext:value-type="float">
            <text:p>0.0552446</text:p>
          </table:table-cell>
          <table:table-cell office:value-type="float" office:value="2.12479" calcext:value-type="float">
            <text:p>2.12479</text:p>
          </table:table-cell>
          <table:table-cell office:value-type="float" office:value="4.52563" calcext:value-type="float">
            <text:p>4.52563</text:p>
          </table:table-cell>
          <table:table-cell office:value-type="float" office:value="0.476054" calcext:value-type="float">
            <text:p>0.476054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office:value-type="float" office:value="0.401635" calcext:value-type="float">
            <text:p>0.401635</text:p>
          </table:table-cell>
          <table:table-cell office:value-type="float" office:value="0.191482" calcext:value-type="float">
            <text:p>0.191482</text:p>
          </table:table-cell>
          <table:table-cell office:value-type="float" office:value="0.0553251" calcext:value-type="float">
            <text:p>0.0553251</text:p>
          </table:table-cell>
          <table:table-cell office:value-type="float" office:value="2.20643" calcext:value-type="float">
            <text:p>2.20643</text:p>
          </table:table-cell>
          <table:table-cell office:value-type="float" office:value="4.48356" calcext:value-type="float">
            <text:p>4.48356</text:p>
          </table:table-cell>
          <table:table-cell office:value-type="float" office:value="0.497028" calcext:value-type="float">
            <text:p>0.497028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office:value-type="float" office:value="0.391116" calcext:value-type="float">
            <text:p>0.391116</text:p>
          </table:table-cell>
          <table:table-cell office:value-type="float" office:value="0.184488" calcext:value-type="float">
            <text:p>0.184488</text:p>
          </table:table-cell>
          <table:table-cell office:value-type="float" office:value="0.0530209" calcext:value-type="float">
            <text:p>0.0530209</text:p>
          </table:table-cell>
          <table:table-cell office:value-type="float" office:value="2.21502" calcext:value-type="float">
            <text:p>2.21502</text:p>
          </table:table-cell>
          <table:table-cell office:value-type="float" office:value="4.38035" calcext:value-type="float">
            <text:p>4.38035</text:p>
          </table:table-cell>
          <table:table-cell office:value-type="float" office:value="0.480733" calcext:value-type="float">
            <text:p>0.480733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office:value-type="float" office:value="0.400641" calcext:value-type="float">
            <text:p>0.400641</text:p>
          </table:table-cell>
          <table:table-cell office:value-type="float" office:value="0.191299" calcext:value-type="float">
            <text:p>0.191299</text:p>
          </table:table-cell>
          <table:table-cell office:value-type="float" office:value="0.0554592" calcext:value-type="float">
            <text:p>0.0554592</text:p>
          </table:table-cell>
          <table:table-cell office:value-type="float" office:value="2.16931" calcext:value-type="float">
            <text:p>2.16931</text:p>
          </table:table-cell>
          <table:table-cell office:value-type="float" office:value="4.52425" calcext:value-type="float">
            <text:p>4.52425</text:p>
          </table:table-cell>
          <table:table-cell office:value-type="float" office:value="0.494841" calcext:value-type="float">
            <text:p>0.494841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office:value-type="float" office:value="0.393312" calcext:value-type="float">
            <text:p>0.393312</text:p>
          </table:table-cell>
          <table:table-cell office:value-type="float" office:value="0.186344" calcext:value-type="float">
            <text:p>0.186344</text:p>
          </table:table-cell>
          <table:table-cell office:value-type="float" office:value="0.0535649" calcext:value-type="float">
            <text:p>0.0535649</text:p>
          </table:table-cell>
          <table:table-cell office:value-type="float" office:value="2.17739" calcext:value-type="float">
            <text:p>2.17739</text:p>
          </table:table-cell>
          <table:table-cell office:value-type="float" office:value="4.44831" calcext:value-type="float">
            <text:p>4.44831</text:p>
          </table:table-cell>
          <table:table-cell office:value-type="float" office:value="0.485802" calcext:value-type="float">
            <text:p>0.485802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0.38983" calcext:value-type="float">
            <text:p>0.38983</text:p>
          </table:table-cell>
          <table:table-cell office:value-type="float" office:value="0.183535" calcext:value-type="float">
            <text:p>0.183535</text:p>
          </table:table-cell>
          <table:table-cell office:value-type="float" office:value="0.0524164" calcext:value-type="float">
            <text:p>0.0524164</text:p>
          </table:table-cell>
          <table:table-cell office:value-type="float" office:value="2.24309" calcext:value-type="float">
            <text:p>2.24309</text:p>
          </table:table-cell>
          <table:table-cell office:value-type="float" office:value="4.33628" calcext:value-type="float">
            <text:p>4.33628</text:p>
          </table:table-cell>
          <table:table-cell office:value-type="float" office:value="0.481308" calcext:value-type="float">
            <text:p>0.481308</text:p>
          </table:table-cell>
          <table:table-cell table:number-columns-repeated="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office:value-type="float" office:value="0.389798" calcext:value-type="float">
            <text:p>0.389798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05234" calcext:value-type="float">
            <text:p>0.05234</text:p>
          </table:table-cell>
          <table:table-cell office:value-type="float" office:value="2.23013" calcext:value-type="float">
            <text:p>2.23013</text:p>
          </table:table-cell>
          <table:table-cell office:value-type="float" office:value="4.35024" calcext:value-type="float">
            <text:p>4.35024</text:p>
          </table:table-cell>
          <table:table-cell office:value-type="float" office:value="0.481907" calcext:value-type="float">
            <text:p>0.481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133059" calcext:value-type="float">
            <text:p>0.133059</text:p>
          </table:table-cell>
          <table:table-cell office:value-type="float" office:value="0.335704" calcext:value-type="float">
            <text:p>0.335704</text:p>
          </table:table-cell>
          <table:table-cell office:value-type="float" office:value="16.7147" calcext:value-type="float">
            <text:p>16.7147</text:p>
          </table:table-cell>
          <table:table-cell office:value-type="float" office:value="0.660793" calcext:value-type="float">
            <text:p>0.660793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0.339" calcext:value-type="float">
            <text:p>0.339</text:p>
          </table:table-cell>
          <table:table-cell office:value-type="float" office:value="0.118421" calcext:value-type="float">
            <text:p>0.118421</text:p>
          </table:table-cell>
          <table:table-cell office:value-type="float" office:value="0.32382" calcext:value-type="float">
            <text:p>0.32382</text:p>
          </table:table-cell>
          <table:table-cell office:value-type="float" office:value="16.476" calcext:value-type="float">
            <text:p>16.476</text:p>
          </table:table-cell>
          <table:table-cell office:value-type="float" office:value="0.656516" calcext:value-type="float">
            <text:p>0.656516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244394" calcext:value-type="float">
            <text:p>0.0244394</text:p>
          </table:table-cell>
          <table:table-cell office:value-type="float" office:value="1.20993" calcext:value-type="float">
            <text:p>1.20993</text:p>
          </table:table-cell>
          <table:table-cell office:value-type="float" office:value="4.45322" calcext:value-type="float">
            <text:p>4.45322</text:p>
          </table:table-cell>
          <table:table-cell office:value-type="float" office:value="0.243179" calcext:value-type="float">
            <text:p>0.243179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0.039275" calcext:value-type="float">
            <text:p>0.039275</text:p>
          </table:table-cell>
          <table:table-cell office:value-type="float" office:value="0.00339767" calcext:value-type="float">
            <text:p>0.00339767</text:p>
          </table:table-cell>
          <table:table-cell office:value-type="float" office:value="1.4943" calcext:value-type="float">
            <text:p>1.4943</text:p>
          </table:table-cell>
          <table:table-cell office:value-type="float" office:value="2.0647" calcext:value-type="float">
            <text:p>2.0647</text:p>
          </table:table-cell>
          <table:table-cell office:value-type="float" office:value="0.265778" calcext:value-type="float">
            <text:p>0.265778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16875" calcext:value-type="float">
            <text:p>0.316875</text:p>
          </table:table-cell>
          <table:table-cell office:value-type="float" office:value="0.121613" calcext:value-type="float">
            <text:p>0.121613</text:p>
          </table:table-cell>
          <table:table-cell office:value-type="float" office:value="0.024593" calcext:value-type="float">
            <text:p>0.024593</text:p>
          </table:table-cell>
          <table:table-cell office:value-type="float" office:value="1.73405" calcext:value-type="float">
            <text:p>1.73405</text:p>
          </table:table-cell>
          <table:table-cell office:value-type="float" office:value="3.96772" calcext:value-type="float">
            <text:p>3.96772</text:p>
          </table:table-cell>
          <table:table-cell office:value-type="float" office:value="0.445715" calcext:value-type="float">
            <text:p>0.445715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433438" calcext:value-type="float">
            <text:p>0.433438</text:p>
          </table:table-cell>
          <table:table-cell office:value-type="float" office:value="0.198131" calcext:value-type="float">
            <text:p>0.198131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1.88025" calcext:value-type="float">
            <text:p>1.88025</text:p>
          </table:table-cell>
          <table:table-cell office:value-type="float" office:value="4.99695" calcext:value-type="float">
            <text:p>4.99695</text:p>
          </table:table-cell>
          <table:table-cell office:value-type="float" office:value="0.599603" calcext:value-type="float">
            <text:p>0.599603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43281" calcext:value-type="float">
            <text:p>0.343281</text:p>
          </table:table-cell>
          <table:table-cell office:value-type="float" office:value="0.139403" calcext:value-type="float">
            <text:p>0.139403</text:p>
          </table:table-cell>
          <table:table-cell office:value-type="float" office:value="0.0309113" calcext:value-type="float">
            <text:p>0.0309113</text:p>
          </table:table-cell>
          <table:table-cell office:value-type="float" office:value="2.95502" calcext:value-type="float">
            <text:p>2.95502</text:p>
          </table:table-cell>
          <table:table-cell office:value-type="float" office:value="3.1197" calcext:value-type="float">
            <text:p>3.1197</text:p>
          </table:table-cell>
          <table:table-cell office:value-type="float" office:value="0.469786" calcext:value-type="float">
            <text:p>0.469786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75509" calcext:value-type="float">
            <text:p>0.175509</text:p>
          </table:table-cell>
          <table:table-cell office:value-type="float" office:value="0.0480305" calcext:value-type="float">
            <text:p>0.0480305</text:p>
          </table:table-cell>
          <table:table-cell office:value-type="float" office:value="1.80388" calcext:value-type="float">
            <text:p>1.80388</text:p>
          </table:table-cell>
          <table:table-cell office:value-type="float" office:value="4.78062" calcext:value-type="float">
            <text:p>4.78062</text:p>
          </table:table-cell>
          <table:table-cell office:value-type="float" office:value="0.48025" calcext:value-type="float">
            <text:p>0.48025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0415589" calcext:value-type="float">
            <text:p>0.0415589</text:p>
          </table:table-cell>
          <table:table-cell office:value-type="float" office:value="1.95709" calcext:value-type="float">
            <text:p>1.95709</text:p>
          </table:table-cell>
          <table:table-cell office:value-type="float" office:value="4.4016" calcext:value-type="float">
            <text:p>4.4016</text:p>
          </table:table-cell>
          <table:table-cell office:value-type="float" office:value="0.487447" calcext:value-type="float">
            <text:p>0.487447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0.323652" calcext:value-type="float">
            <text:p>0.323652</text:p>
          </table:table-cell>
          <table:table-cell office:value-type="float" office:value="0.132986" calcext:value-type="float">
            <text:p>0.132986</text:p>
          </table:table-cell>
          <table:table-cell office:value-type="float" office:value="0.0319453" calcext:value-type="float">
            <text:p>0.0319453</text:p>
          </table:table-cell>
          <table:table-cell office:value-type="float" office:value="2.25088" calcext:value-type="float">
            <text:p>2.25088</text:p>
          </table:table-cell>
          <table:table-cell office:value-type="float" office:value="3.58465" calcext:value-type="float">
            <text:p>3.58465</text:p>
          </table:table-cell>
          <table:table-cell office:value-type="float" office:value="0.397889" calcext:value-type="float">
            <text:p>0.397889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0.348906" calcext:value-type="float">
            <text:p>0.348906</text:p>
          </table:table-cell>
          <table:table-cell office:value-type="float" office:value="0.149383" calcext:value-type="float">
            <text:p>0.149383</text:p>
          </table:table-cell>
          <table:table-cell office:value-type="float" office:value="0.0371389" calcext:value-type="float">
            <text:p>0.0371389</text:p>
          </table:table-cell>
          <table:table-cell office:value-type="float" office:value="2.46278" calcext:value-type="float">
            <text:p>2.46278</text:p>
          </table:table-cell>
          <table:table-cell office:value-type="float" office:value="3.64171" calcext:value-type="float">
            <text:p>3.64171</text:p>
          </table:table-cell>
          <table:table-cell office:value-type="float" office:value="0.445241" calcext:value-type="float">
            <text:p>0.445241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54907" calcext:value-type="float">
            <text:p>0.354907</text:p>
          </table:table-cell>
          <table:table-cell office:value-type="float" office:value="0.155878" calcext:value-type="float">
            <text:p>0.155878</text:p>
          </table:table-cell>
          <table:table-cell office:value-type="float" office:value="0.0402054" calcext:value-type="float">
            <text:p>0.0402054</text:p>
          </table:table-cell>
          <table:table-cell office:value-type="float" office:value="2.24026" calcext:value-type="float">
            <text:p>2.24026</text:p>
          </table:table-cell>
          <table:table-cell office:value-type="float" office:value="3.94947" calcext:value-type="float">
            <text:p>3.94947</text:p>
          </table:table-cell>
          <table:table-cell office:value-type="float" office:value="0.44844" calcext:value-type="float">
            <text:p>0.44844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0.345281" calcext:value-type="float">
            <text:p>0.345281</text:p>
          </table:table-cell>
          <table:table-cell office:value-type="float" office:value="0.148472" calcext:value-type="float">
            <text:p>0.148472</text:p>
          </table:table-cell>
          <table:table-cell office:value-type="float" office:value="0.0369979" calcext:value-type="float">
            <text:p>0.0369979</text:p>
          </table:table-cell>
          <table:table-cell office:value-type="float" office:value="2.27328" calcext:value-type="float">
            <text:p>2.27328</text:p>
          </table:table-cell>
          <table:table-cell office:value-type="float" office:value="3.80537" calcext:value-type="float">
            <text:p>3.80537</text:p>
          </table:table-cell>
          <table:table-cell office:value-type="float" office:value="0.440543" calcext:value-type="float">
            <text:p>0.440543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0.364889" calcext:value-type="float">
            <text:p>0.364889</text:p>
          </table:table-cell>
          <table:table-cell office:value-type="float" office:value="0.161645" calcext:value-type="float">
            <text:p>0.161645</text:p>
          </table:table-cell>
          <table:table-cell office:value-type="float" office:value="0.0414867" calcext:value-type="float">
            <text:p>0.0414867</text:p>
          </table:table-cell>
          <table:table-cell office:value-type="float" office:value="2.14668" calcext:value-type="float">
            <text:p>2.14668</text:p>
          </table:table-cell>
          <table:table-cell office:value-type="float" office:value="4.1347" calcext:value-type="float">
            <text:p>4.1347</text:p>
          </table:table-cell>
          <table:table-cell office:value-type="float" office:value="0.470747" calcext:value-type="float">
            <text:p>0.470747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.354291" calcext:value-type="float">
            <text:p>0.354291</text:p>
          </table:table-cell>
          <table:table-cell office:value-type="float" office:value="0.15487" calcext:value-type="float">
            <text:p>0.15487</text:p>
          </table:table-cell>
          <table:table-cell office:value-type="float" office:value="0.0393488" calcext:value-type="float">
            <text:p>0.0393488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3.98301" calcext:value-type="float">
            <text:p>3.98301</text:p>
          </table:table-cell>
          <table:table-cell office:value-type="float" office:value="0.453141" calcext:value-type="float">
            <text:p>0.453141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0.358475" calcext:value-type="float">
            <text:p>0.358475</text:p>
          </table:table-cell>
          <table:table-cell office:value-type="float" office:value="0.15748" calcext:value-type="float">
            <text:p>0.15748</text:p>
          </table:table-cell>
          <table:table-cell office:value-type="float" office:value="0.0400226" calcext:value-type="float">
            <text:p>0.0400226</text:p>
          </table:table-cell>
          <table:table-cell office:value-type="float" office:value="2.1962" calcext:value-type="float">
            <text:p>2.1962</text:p>
          </table:table-cell>
          <table:table-cell office:value-type="float" office:value="4.0193" calcext:value-type="float">
            <text:p>4.0193</text:p>
          </table:table-cell>
          <table:table-cell office:value-type="float" office:value="0.462059" calcext:value-type="float">
            <text:p>0.462059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360026" calcext:value-type="float">
            <text:p>0.360026</text:p>
          </table:table-cell>
          <table:table-cell office:value-type="float" office:value="0.158335" calcext:value-type="float">
            <text:p>0.158335</text:p>
          </table:table-cell>
          <table:table-cell office:value-type="float" office:value="0.0402379" calcext:value-type="float">
            <text:p>0.0402379</text:p>
          </table:table-cell>
          <table:table-cell office:value-type="float" office:value="2.17903" calcext:value-type="float">
            <text:p>2.17903</text:p>
          </table:table-cell>
          <table:table-cell office:value-type="float" office:value="4.05035" calcext:value-type="float">
            <text:p>4.05035</text:p>
          </table:table-cell>
          <table:table-cell office:value-type="float" office:value="0.46499" calcext:value-type="float">
            <text:p>0.46499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.357317" calcext:value-type="float">
            <text:p>0.357317</text:p>
          </table:table-cell>
          <table:table-cell office:value-type="float" office:value="0.15694" calcext:value-type="float">
            <text:p>0.15694</text:p>
          </table:table-cell>
          <table:table-cell office:value-type="float" office:value="0.0399822" calcext:value-type="float">
            <text:p>0.0399822</text:p>
          </table:table-cell>
          <table:table-cell office:value-type="float" office:value="2.19972" calcext:value-type="float">
            <text:p>2.19972</text:p>
          </table:table-cell>
          <table:table-cell office:value-type="float" office:value="4.00755" calcext:value-type="float">
            <text:p>4.00755</text:p>
          </table:table-cell>
          <table:table-cell office:value-type="float" office:value="0.458899" calcext:value-type="float">
            <text:p>0.458899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0.357821" calcext:value-type="float">
            <text:p>0.357821</text:p>
          </table:table-cell>
          <table:table-cell office:value-type="float" office:value="0.156877" calcext:value-type="float">
            <text:p>0.156877</text:p>
          </table:table-cell>
          <table:table-cell office:value-type="float" office:value="0.0397662" calcext:value-type="float">
            <text:p>0.0397662</text:p>
          </table:table-cell>
          <table:table-cell office:value-type="float" office:value="2.21775" calcext:value-type="float">
            <text:p>2.21775</text:p>
          </table:table-cell>
          <table:table-cell office:value-type="float" office:value="3.98762" calcext:value-type="float">
            <text:p>3.98762</text:p>
          </table:table-cell>
          <table:table-cell office:value-type="float" office:value="0.461388" calcext:value-type="float">
            <text:p>0.461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48" calcext:value-type="float">
            <text:p>0.548</text:p>
          </table:table-cell>
          <table:table-cell office:value-type="float" office:value="0.30118" calcext:value-type="float">
            <text:p>0.30118</text:p>
          </table:table-cell>
          <table:table-cell office:value-type="float" office:value="0.298197" calcext:value-type="float">
            <text:p>0.298197</text:p>
          </table:table-cell>
          <table:table-cell office:value-type="float" office:value="21.8747" calcext:value-type="float">
            <text:p>21.8747</text:p>
          </table:table-cell>
          <table:table-cell office:value-type="float" office:value="0.665694" calcext:value-type="float">
            <text:p>0.665694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197431" calcext:value-type="float">
            <text:p>0.197431</text:p>
          </table:table-cell>
          <table:table-cell office:value-type="float" office:value="0.613475" calcext:value-type="float">
            <text:p>0.613475</text:p>
          </table:table-cell>
          <table:table-cell office:value-type="float" office:value="13.4589" calcext:value-type="float">
            <text:p>13.4589</text:p>
          </table:table-cell>
          <table:table-cell office:value-type="float" office:value="0.645067" calcext:value-type="float">
            <text:p>0.645067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0.315" calcext:value-type="float">
            <text:p>0.315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208916" calcext:value-type="float">
            <text:p>0.0208916</text:p>
          </table:table-cell>
          <table:table-cell office:value-type="float" office:value="2.70769" calcext:value-type="float">
            <text:p>2.70769</text:p>
          </table:table-cell>
          <table:table-cell office:value-type="float" office:value="2.98289" calcext:value-type="float">
            <text:p>2.98289</text:p>
          </table:table-cell>
          <table:table-cell office:value-type="float" office:value="0.509061" calcext:value-type="float">
            <text:p>0.509061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6028" calcext:value-type="float">
            <text:p>0.0006028</text:p>
          </table:table-cell>
          <table:table-cell office:value-type="float" office:value="3.35432" calcext:value-type="float">
            <text:p>3.35432</text:p>
          </table:table-cell>
          <table:table-cell office:value-type="string" calcext:value-type="string">
            <text:p>-nan</text:p>
          </table:table-cell>
          <table:table-cell office:value-type="float" office:value="0.215104" calcext:value-type="float">
            <text:p>0.215104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0.266875" calcext:value-type="float">
            <text:p>0.266875</text:p>
          </table:table-cell>
          <table:table-cell office:value-type="float" office:value="0.0867125" calcext:value-type="float">
            <text:p>0.0867125</text:p>
          </table:table-cell>
          <table:table-cell office:value-type="float" office:value="0.0111067" calcext:value-type="float">
            <text:p>0.0111067</text:p>
          </table:table-cell>
          <table:table-cell office:value-type="float" office:value="2.1925" calcext:value-type="float">
            <text:p>2.1925</text:p>
          </table:table-cell>
          <table:table-cell office:value-type="float" office:value="2.7814" calcext:value-type="float">
            <text:p>2.7814</text:p>
          </table:table-cell>
          <table:table-cell office:value-type="float" office:value="0.507619" calcext:value-type="float">
            <text:p>0.507619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0.47875" calcext:value-type="float">
            <text:p>0.47875</text:p>
          </table:table-cell>
          <table:table-cell office:value-type="float" office:value="0.248838" calcext:value-type="float">
            <text:p>0.248838</text:p>
          </table:table-cell>
          <table:table-cell office:value-type="float" office:value="0.0749808" calcext:value-type="float">
            <text:p>0.0749808</text:p>
          </table:table-cell>
          <table:table-cell office:value-type="float" office:value="2.18893" calcext:value-type="float">
            <text:p>2.18893</text:p>
          </table:table-cell>
          <table:table-cell office:value-type="float" office:value="5.20997" calcext:value-type="float">
            <text:p>5.20997</text:p>
          </table:table-cell>
          <table:table-cell office:value-type="float" office:value="0.596357" calcext:value-type="float">
            <text:p>0.596357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0.378906" calcext:value-type="float">
            <text:p>0.378906</text:p>
          </table:table-cell>
          <table:table-cell office:value-type="float" office:value="0.174334" calcext:value-type="float">
            <text:p>0.174334</text:p>
          </table:table-cell>
          <table:table-cell office:value-type="float" office:value="0.0464062" calcext:value-type="float">
            <text:p>0.0464062</text:p>
          </table:table-cell>
          <table:table-cell office:value-type="float" office:value="1.75898" calcext:value-type="float">
            <text:p>1.75898</text:p>
          </table:table-cell>
          <table:table-cell office:value-type="float" office:value="4.83007" calcext:value-type="float">
            <text:p>4.83007</text:p>
          </table:table-cell>
          <table:table-cell office:value-type="float" office:value="0.491034" calcext:value-type="float">
            <text:p>0.491034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0.435469" calcext:value-type="float">
            <text:p>0.435469</text:p>
          </table:table-cell>
          <table:table-cell office:value-type="float" office:value="0.211269" calcext:value-type="float">
            <text:p>0.211269</text:p>
          </table:table-cell>
          <table:table-cell office:value-type="float" office:value="0.0606661" calcext:value-type="float">
            <text:p>0.0606661</text:p>
          </table:table-cell>
          <table:table-cell office:value-type="float" office:value="1.42343" calcext:value-type="float">
            <text:p>1.42343</text:p>
          </table:table-cell>
          <table:table-cell office:value-type="float" office:value="6.01993" calcext:value-type="float">
            <text:p>6.01993</text:p>
          </table:table-cell>
          <table:table-cell office:value-type="float" office:value="0.546941" calcext:value-type="float">
            <text:p>0.546941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0.372695" calcext:value-type="float">
            <text:p>0.372695</text:p>
          </table:table-cell>
          <table:table-cell office:value-type="float" office:value="0.16649" calcext:value-type="float">
            <text:p>0.16649</text:p>
          </table:table-cell>
          <table:table-cell office:value-type="float" office:value="0.042931" calcext:value-type="float">
            <text:p>0.042931</text:p>
          </table:table-cell>
          <table:table-cell office:value-type="float" office:value="1.83781" calcext:value-type="float">
            <text:p>1.83781</text:p>
          </table:table-cell>
          <table:table-cell office:value-type="float" office:value="4.59337" calcext:value-type="float">
            <text:p>4.59337</text:p>
          </table:table-cell>
          <table:table-cell office:value-type="float" office:value="0.483733" calcext:value-type="float">
            <text:p>0.483733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359824" calcext:value-type="float">
            <text:p>0.359824</text:p>
          </table:table-cell>
          <table:table-cell office:value-type="float" office:value="0.156634" calcext:value-type="float">
            <text:p>0.156634</text:p>
          </table:table-cell>
          <table:table-cell office:value-type="float" office:value="0.0387575" calcext:value-type="float">
            <text:p>0.0387575</text:p>
          </table:table-cell>
          <table:table-cell office:value-type="float" office:value="2.04234" calcext:value-type="float">
            <text:p>2.04234</text:p>
          </table:table-cell>
          <table:table-cell office:value-type="float" office:value="4.17858" calcext:value-type="float">
            <text:p>4.17858</text:p>
          </table:table-cell>
          <table:table-cell office:value-type="float" office:value="0.473423" calcext:value-type="float">
            <text:p>0.473423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office:value-type="float" office:value="0.362383" calcext:value-type="float">
            <text:p>0.362383</text:p>
          </table:table-cell>
          <table:table-cell office:value-type="float" office:value="0.158732" calcext:value-type="float">
            <text:p>0.158732</text:p>
          </table:table-cell>
          <table:table-cell office:value-type="float" office:value="0.0395754" calcext:value-type="float">
            <text:p>0.0395754</text:p>
          </table:table-cell>
          <table:table-cell office:value-type="float" office:value="1.98627" calcext:value-type="float">
            <text:p>1.98627</text:p>
          </table:table-cell>
          <table:table-cell office:value-type="float" office:value="4.2783" calcext:value-type="float">
            <text:p>4.2783</text:p>
          </table:table-cell>
          <table:table-cell office:value-type="float" office:value="0.476429" calcext:value-type="float">
            <text:p>0.476429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0.32437" calcext:value-type="float">
            <text:p>0.32437</text:p>
          </table:table-cell>
          <table:table-cell office:value-type="float" office:value="0.128641" calcext:value-type="float">
            <text:p>0.128641</text:p>
          </table:table-cell>
          <table:table-cell office:value-type="float" office:value="0.0268891" calcext:value-type="float">
            <text:p>0.0268891</text:p>
          </table:table-cell>
          <table:table-cell office:value-type="float" office:value="2.2005" calcext:value-type="float">
            <text:p>2.2005</text:p>
          </table:table-cell>
          <table:table-cell office:value-type="float" office:value="3.56188" calcext:value-type="float">
            <text:p>3.56188</text:p>
          </table:table-cell>
          <table:table-cell office:value-type="float" office:value="0.45838" calcext:value-type="float">
            <text:p>0.45838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0.333918" calcext:value-type="float">
            <text:p>0.333918</text:p>
          </table:table-cell>
          <table:table-cell office:value-type="float" office:value="0.138748" calcext:value-type="float">
            <text:p>0.138748</text:p>
          </table:table-cell>
          <table:table-cell office:value-type="float" office:value="0.0321029" calcext:value-type="float">
            <text:p>0.0321029</text:p>
          </table:table-cell>
          <table:table-cell office:value-type="float" office:value="2.13828" calcext:value-type="float">
            <text:p>2.13828</text:p>
          </table:table-cell>
          <table:table-cell office:value-type="float" office:value="3.79074" calcext:value-type="float">
            <text:p>3.79074</text:p>
          </table:table-cell>
          <table:table-cell office:value-type="float" office:value="0.444133" calcext:value-type="float">
            <text:p>0.444133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0.340275" calcext:value-type="float">
            <text:p>0.340275</text:p>
          </table:table-cell>
          <table:table-cell office:value-type="float" office:value="0.142359" calcext:value-type="float">
            <text:p>0.142359</text:p>
          </table:table-cell>
          <table:table-cell office:value-type="float" office:value="0.0333693" calcext:value-type="float">
            <text:p>0.0333693</text:p>
          </table:table-cell>
          <table:table-cell office:value-type="float" office:value="2.15482" calcext:value-type="float">
            <text:p>2.15482</text:p>
          </table:table-cell>
          <table:table-cell office:value-type="float" office:value="3.8312" calcext:value-type="float">
            <text:p>3.8312</text:p>
          </table:table-cell>
          <table:table-cell office:value-type="float" office:value="0.451149" calcext:value-type="float">
            <text:p>0.451149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0.330752" calcext:value-type="float">
            <text:p>0.330752</text:p>
          </table:table-cell>
          <table:table-cell office:value-type="float" office:value="0.135505" calcext:value-type="float">
            <text:p>0.135505</text:p>
          </table:table-cell>
          <table:table-cell office:value-type="float" office:value="0.0307116" calcext:value-type="float">
            <text:p>0.0307116</text:p>
          </table:table-cell>
          <table:table-cell office:value-type="float" office:value="2.16901" calcext:value-type="float">
            <text:p>2.16901</text:p>
          </table:table-cell>
          <table:table-cell office:value-type="float" office:value="3.70643" calcext:value-type="float">
            <text:p>3.70643</text:p>
          </table:table-cell>
          <table:table-cell office:value-type="float" office:value="0.442464" calcext:value-type="float">
            <text:p>0.442464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0.339379" calcext:value-type="float">
            <text:p>0.339379</text:p>
          </table:table-cell>
          <table:table-cell office:value-type="float" office:value="0.141381" calcext:value-type="float">
            <text:p>0.141381</text:p>
          </table:table-cell>
          <table:table-cell office:value-type="float" office:value="0.0326194" calcext:value-type="float">
            <text:p>0.0326194</text:p>
          </table:table-cell>
          <table:table-cell office:value-type="float" office:value="2.13748" calcext:value-type="float">
            <text:p>2.13748</text:p>
          </table:table-cell>
          <table:table-cell office:value-type="float" office:value="3.83387" calcext:value-type="float">
            <text:p>3.83387</text:p>
          </table:table-cell>
          <table:table-cell office:value-type="float" office:value="0.456029" calcext:value-type="float">
            <text:p>0.456029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office:value-type="float" office:value="0.33446" calcext:value-type="float">
            <text:p>0.33446</text:p>
          </table:table-cell>
          <table:table-cell office:value-type="float" office:value="0.138464" calcext:value-type="float">
            <text:p>0.138464</text:p>
          </table:table-cell>
          <table:table-cell office:value-type="float" office:value="0.0318622" calcext:value-type="float">
            <text:p>0.0318622</text:p>
          </table:table-cell>
          <table:table-cell office:value-type="float" office:value="2.13577" calcext:value-type="float">
            <text:p>2.13577</text:p>
          </table:table-cell>
          <table:table-cell office:value-type="float" office:value="3.7888" calcext:value-type="float">
            <text:p>3.7888</text:p>
          </table:table-cell>
          <table:table-cell office:value-type="float" office:value="0.44604" calcext:value-type="float">
            <text:p>0.44604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office:value-type="float" office:value="0.333025" calcext:value-type="float">
            <text:p>0.333025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0315472" calcext:value-type="float">
            <text:p>0.0315472</text:p>
          </table:table-cell>
          <table:table-cell office:value-type="float" office:value="2.13514" calcext:value-type="float">
            <text:p>2.13514</text:p>
          </table:table-cell>
          <table:table-cell office:value-type="float" office:value="3.7757" calcext:value-type="float">
            <text:p>3.7757</text:p>
          </table:table-cell>
          <table:table-cell office:value-type="float" office:value="0.444734" calcext:value-type="float">
            <text:p>0.444734</text:p>
          </table:table-cell>
          <table:table-cell table:number-columns-repeated="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0.333832" calcext:value-type="float">
            <text:p>0.333832</text:p>
          </table:table-cell>
          <table:table-cell office:value-type="float" office:value="0.137951" calcext:value-type="float">
            <text:p>0.137951</text:p>
          </table:table-cell>
          <table:table-cell office:value-type="float" office:value="0.0316005" calcext:value-type="float">
            <text:p>0.0316005</text:p>
          </table:table-cell>
          <table:table-cell office:value-type="float" office:value="2.13198" calcext:value-type="float">
            <text:p>2.13198</text:p>
          </table:table-cell>
          <table:table-cell office:value-type="float" office:value="3.78444" calcext:value-type="float">
            <text:p>3.78444</text:p>
          </table:table-cell>
          <table:table-cell office:value-type="float" office:value="0.446489" calcext:value-type="float">
            <text:p>0.4464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533" calcext:value-type="float">
            <text:p>0.533</text:p>
          </table:table-cell>
          <table:table-cell office:value-type="float" office:value="0.284302" calcext:value-type="float">
            <text:p>0.284302</text:p>
          </table:table-cell>
          <table:table-cell office:value-type="float" office:value="0.27459" calcext:value-type="float">
            <text:p>0.27459</text:p>
          </table:table-cell>
          <table:table-cell office:value-type="float" office:value="22.4847" calcext:value-type="float">
            <text:p>22.4847</text:p>
          </table:table-cell>
          <table:table-cell office:value-type="float" office:value="0.666417" calcext:value-type="float">
            <text:p>0.666417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545" calcext:value-type="float">
            <text:p>0.545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0905403" calcext:value-type="float">
            <text:p>0.0905403</text:p>
          </table:table-cell>
          <table:table-cell office:value-type="float" office:value="0.719524" calcext:value-type="float">
            <text:p>0.719524</text:p>
          </table:table-cell>
          <table:table-cell office:value-type="float" office:value="10.2918" calcext:value-type="float">
            <text:p>10.2918</text:p>
          </table:table-cell>
          <table:table-cell office:value-type="float" office:value="0.660833" calcext:value-type="float">
            <text:p>0.660833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.465" calcext:value-type="float">
            <text:p>0.46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501089" calcext:value-type="float">
            <text:p>0.0501089</text:p>
          </table:table-cell>
          <table:table-cell office:value-type="float" office:value="1.72436" calcext:value-type="float">
            <text:p>1.72436</text:p>
          </table:table-cell>
          <table:table-cell office:value-type="float" office:value="5.53461" calcext:value-type="float">
            <text:p>5.53461</text:p>
          </table:table-cell>
          <table:table-cell office:value-type="float" office:value="0.651739" calcext:value-type="float">
            <text:p>0.651739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425" calcext:value-type="float">
            <text:p>0.425</text:p>
          </table:table-cell>
          <table:table-cell office:value-type="float" office:value="0.19355" calcext:value-type="float">
            <text:p>0.19355</text:p>
          </table:table-cell>
          <table:table-cell office:value-type="float" office:value="0.0454313" calcext:value-type="float">
            <text:p>0.0454313</text:p>
          </table:table-cell>
          <table:table-cell office:value-type="float" office:value="1.84846" calcext:value-type="float">
            <text:p>1.84846</text:p>
          </table:table-cell>
          <table:table-cell office:value-type="float" office:value="4.97947" calcext:value-type="float">
            <text:p>4.97947</text:p>
          </table:table-cell>
          <table:table-cell office:value-type="float" office:value="0.595752" calcext:value-type="float">
            <text:p>0.595752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0.261875" calcext:value-type="float">
            <text:p>0.261875</text:p>
          </table:table-cell>
          <table:table-cell office:value-type="float" office:value="0.0868875" calcext:value-type="float">
            <text:p>0.0868875</text:p>
          </table:table-cell>
          <table:table-cell office:value-type="float" office:value="0.0139518" calcext:value-type="float">
            <text:p>0.0139518</text:p>
          </table:table-cell>
          <table:table-cell office:value-type="float" office:value="3.84237" calcext:value-type="float">
            <text:p>3.84237</text:p>
          </table:table-cell>
          <table:table-cell office:value-type="float" office:value="1.81717" calcext:value-type="float">
            <text:p>1.81717</text:p>
          </table:table-cell>
          <table:table-cell office:value-type="float" office:value="0.383983" calcext:value-type="float">
            <text:p>0.383983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0.0272813" calcext:value-type="float">
            <text:p>0.0272813</text:p>
          </table:table-cell>
          <table:table-cell office:value-type="float" office:value="0.00163931" calcext:value-type="float">
            <text:p>0.00163931</text:p>
          </table:table-cell>
          <table:table-cell office:value-type="float" office:value="2.9115" calcext:value-type="float">
            <text:p>2.9115</text:p>
          </table:table-cell>
          <table:table-cell office:value-type="string" calcext:value-type="string">
            <text:p>-nan</text:p>
          </table:table-cell>
          <table:table-cell office:value-type="float" office:value="0.265804" calcext:value-type="float">
            <text:p>0.265804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0.370625" calcext:value-type="float">
            <text:p>0.370625</text:p>
          </table:table-cell>
          <table:table-cell office:value-type="float" office:value="0.166706" calcext:value-type="float">
            <text:p>0.166706</text:p>
          </table:table-cell>
          <table:table-cell office:value-type="float" office:value="0.0486986" calcext:value-type="float">
            <text:p>0.0486986</text:p>
          </table:table-cell>
          <table:table-cell office:value-type="float" office:value="1.58305" calcext:value-type="float">
            <text:p>1.58305</text:p>
          </table:table-cell>
          <table:table-cell office:value-type="float" office:value="4.99516" calcext:value-type="float">
            <text:p>4.99516</text:p>
          </table:table-cell>
          <table:table-cell office:value-type="float" office:value="0.415895" calcext:value-type="float">
            <text:p>0.415895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151169" calcext:value-type="float">
            <text:p>0.151169</text:p>
          </table:table-cell>
          <table:table-cell office:value-type="float" office:value="0.0352693" calcext:value-type="float">
            <text:p>0.0352693</text:p>
          </table:table-cell>
          <table:table-cell office:value-type="float" office:value="1.40163" calcext:value-type="float">
            <text:p>1.40163</text:p>
          </table:table-cell>
          <table:table-cell office:value-type="float" office:value="5.06142" calcext:value-type="float">
            <text:p>5.06142</text:p>
          </table:table-cell>
          <table:table-cell office:value-type="float" office:value="0.48554" calcext:value-type="float">
            <text:p>0.48554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0.312891" calcext:value-type="float">
            <text:p>0.312891</text:p>
          </table:table-cell>
          <table:table-cell office:value-type="float" office:value="0.114378" calcext:value-type="float">
            <text:p>0.114378</text:p>
          </table:table-cell>
          <table:table-cell office:value-type="float" office:value="0.0197809" calcext:value-type="float">
            <text:p>0.0197809</text:p>
          </table:table-cell>
          <table:table-cell office:value-type="float" office:value="2.39171" calcext:value-type="float">
            <text:p>2.39171</text:p>
          </table:table-cell>
          <table:table-cell office:value-type="float" office:value="3.14676" calcext:value-type="float">
            <text:p>3.14676</text:p>
          </table:table-cell>
          <table:table-cell office:value-type="float" office:value="0.49599" calcext:value-type="float">
            <text:p>0.49599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0.303535" calcext:value-type="float">
            <text:p>0.303535</text:p>
          </table:table-cell>
          <table:table-cell office:value-type="float" office:value="0.115398" calcext:value-type="float">
            <text:p>0.115398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2.13944" calcext:value-type="float">
            <text:p>2.13944</text:p>
          </table:table-cell>
          <table:table-cell office:value-type="float" office:value="3.39165" calcext:value-type="float">
            <text:p>3.39165</text:p>
          </table:table-cell>
          <table:table-cell office:value-type="float" office:value="0.439051" calcext:value-type="float">
            <text:p>0.439051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0.318232" calcext:value-type="float">
            <text:p>0.318232</text:p>
          </table:table-cell>
          <table:table-cell office:value-type="float" office:value="0.125979" calcext:value-type="float">
            <text:p>0.125979</text:p>
          </table:table-cell>
          <table:table-cell office:value-type="float" office:value="0.0265482" calcext:value-type="float">
            <text:p>0.0265482</text:p>
          </table:table-cell>
          <table:table-cell office:value-type="float" office:value="2.09997" calcext:value-type="float">
            <text:p>2.09997</text:p>
          </table:table-cell>
          <table:table-cell office:value-type="float" office:value="3.61771" calcext:value-type="float">
            <text:p>3.61771</text:p>
          </table:table-cell>
          <table:table-cell office:value-type="float" office:value="0.442412" calcext:value-type="float">
            <text:p>0.442412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0.307876" calcext:value-type="float">
            <text:p>0.307876</text:p>
          </table:table-cell>
          <table:table-cell office:value-type="float" office:value="0.122096" calcext:value-type="float">
            <text:p>0.122096</text:p>
          </table:table-cell>
          <table:table-cell office:value-type="float" office:value="0.0264185" calcext:value-type="float">
            <text:p>0.0264185</text:p>
          </table:table-cell>
          <table:table-cell office:value-type="float" office:value="1.92658" calcext:value-type="float">
            <text:p>1.92658</text:p>
          </table:table-cell>
          <table:table-cell office:value-type="float" office:value="3.73812" calcext:value-type="float">
            <text:p>3.73812</text:p>
          </table:table-cell>
          <table:table-cell office:value-type="float" office:value="0.409272" calcext:value-type="float">
            <text:p>0.409272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0.310378" calcext:value-type="float">
            <text:p>0.310378</text:p>
          </table:table-cell>
          <table:table-cell office:value-type="float" office:value="0.11986" calcext:value-type="float">
            <text:p>0.11986</text:p>
          </table:table-cell>
          <table:table-cell office:value-type="float" office:value="0.0244186" calcext:value-type="float">
            <text:p>0.0244186</text:p>
          </table:table-cell>
          <table:table-cell office:value-type="float" office:value="1.99528" calcext:value-type="float">
            <text:p>1.99528</text:p>
          </table:table-cell>
          <table:table-cell office:value-type="float" office:value="3.62064" calcext:value-type="float">
            <text:p>3.62064</text:p>
          </table:table-cell>
          <table:table-cell office:value-type="float" office:value="0.433436" calcext:value-type="float">
            <text:p>0.433436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office:value-type="float" office:value="0.320739" calcext:value-type="float">
            <text:p>0.320739</text:p>
          </table:table-cell>
          <table:table-cell office:value-type="float" office:value="0.126704" calcext:value-type="float">
            <text:p>0.126704</text:p>
          </table:table-cell>
          <table:table-cell office:value-type="float" office:value="0.0265882" calcext:value-type="float">
            <text:p>0.0265882</text:p>
          </table:table-cell>
          <table:table-cell office:value-type="float" office:value="2.04693" calcext:value-type="float">
            <text:p>2.04693</text:p>
          </table:table-cell>
          <table:table-cell office:value-type="float" office:value="3.68612" calcext:value-type="float">
            <text:p>3.68612</text:p>
          </table:table-cell>
          <table:table-cell office:value-type="float" office:value="0.44794" calcext:value-type="float">
            <text:p>0.44794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0.318825" calcext:value-type="float">
            <text:p>0.318825</text:p>
          </table:table-cell>
          <table:table-cell office:value-type="float" office:value="0.125719" calcext:value-type="float">
            <text:p>0.125719</text:p>
          </table:table-cell>
          <table:table-cell office:value-type="float" office:value="0.0262615" calcext:value-type="float">
            <text:p>0.0262615</text:p>
          </table:table-cell>
          <table:table-cell office:value-type="float" office:value="2.05113" calcext:value-type="float">
            <text:p>2.05113</text:p>
          </table:table-cell>
          <table:table-cell office:value-type="float" office:value="3.6645" calcext:value-type="float">
            <text:p>3.6645</text:p>
          </table:table-cell>
          <table:table-cell office:value-type="float" office:value="0.446145" calcext:value-type="float">
            <text:p>0.446145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0.315385" calcext:value-type="float">
            <text:p>0.315385</text:p>
          </table:table-cell>
          <table:table-cell office:value-type="float" office:value="0.123421" calcext:value-type="float">
            <text:p>0.123421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2.01572" calcext:value-type="float">
            <text:p>2.01572</text:p>
          </table:table-cell>
          <table:table-cell office:value-type="float" office:value="3.66224" calcext:value-type="float">
            <text:p>3.66224</text:p>
          </table:table-cell>
          <table:table-cell office:value-type="float" office:value="0.438465" calcext:value-type="float">
            <text:p>0.438465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office:value-type="float" office:value="0.315268" calcext:value-type="float">
            <text:p>0.315268</text:p>
          </table:table-cell>
          <table:table-cell office:value-type="float" office:value="0.123759" calcext:value-type="float">
            <text:p>0.123759</text:p>
          </table:table-cell>
          <table:table-cell office:value-type="float" office:value="0.0259063" calcext:value-type="float">
            <text:p>0.0259063</text:p>
          </table:table-cell>
          <table:table-cell office:value-type="float" office:value="2.05148" calcext:value-type="float">
            <text:p>2.05148</text:p>
          </table:table-cell>
          <table:table-cell office:value-type="float" office:value="3.62983" calcext:value-type="float">
            <text:p>3.62983</text:p>
          </table:table-cell>
          <table:table-cell office:value-type="float" office:value="0.436191" calcext:value-type="float">
            <text:p>0.436191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office:value-type="float" office:value="0.317917" calcext:value-type="float">
            <text:p>0.317917</text:p>
          </table:table-cell>
          <table:table-cell office:value-type="float" office:value="0.125152" calcext:value-type="float">
            <text:p>0.125152</text:p>
          </table:table-cell>
          <table:table-cell office:value-type="float" office:value="0.0262123" calcext:value-type="float">
            <text:p>0.0262123</text:p>
          </table:table-cell>
          <table:table-cell office:value-type="float" office:value="2.04998" calcext:value-type="float">
            <text:p>2.04998</text:p>
          </table:table-cell>
          <table:table-cell office:value-type="float" office:value="3.65583" calcext:value-type="float">
            <text:p>3.65583</text:p>
          </table:table-cell>
          <table:table-cell office:value-type="float" office:value="0.442158" calcext:value-type="float">
            <text:p>0.442158</text:p>
          </table:table-cell>
          <table:table-cell table:number-columns-repeated="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0.316074" calcext:value-type="float">
            <text:p>0.316074</text:p>
          </table:table-cell>
          <table:table-cell office:value-type="float" office:value="0.124339" calcext:value-type="float">
            <text:p>0.124339</text:p>
          </table:table-cell>
          <table:table-cell office:value-type="float" office:value="0.0261009" calcext:value-type="float">
            <text:p>0.0261009</text:p>
          </table:table-cell>
          <table:table-cell office:value-type="float" office:value="2.04843" calcext:value-type="float">
            <text:p>2.04843</text:p>
          </table:table-cell>
          <table:table-cell office:value-type="float" office:value="3.64325" calcext:value-type="float">
            <text:p>3.64325</text:p>
          </table:table-cell>
          <table:table-cell office:value-type="float" office:value="0.437243" calcext:value-type="float">
            <text:p>0.437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169222" calcext:value-type="float">
            <text:p>0.169222</text:p>
          </table:table-cell>
          <table:table-cell office:value-type="float" office:value="0.238197" calcext:value-type="float">
            <text:p>0.238197</text:p>
          </table:table-cell>
          <table:table-cell office:value-type="float" office:value="20.9524" calcext:value-type="float">
            <text:p>20.9524</text:p>
          </table:table-cell>
          <table:table-cell office:value-type="float" office:value="0.650605" calcext:value-type="float">
            <text:p>0.650605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246" calcext:value-type="float">
            <text:p>0.4246</text:p>
          </table:table-cell>
          <table:table-cell office:value-type="float" office:value="0.183962" calcext:value-type="float">
            <text:p>0.183962</text:p>
          </table:table-cell>
          <table:table-cell office:value-type="float" office:value="1.12631" calcext:value-type="float">
            <text:p>1.12631</text:p>
          </table:table-cell>
          <table:table-cell office:value-type="float" office:value="9.8019" calcext:value-type="float">
            <text:p>9.8019</text:p>
          </table:table-cell>
          <table:table-cell office:value-type="float" office:value="0.659868" calcext:value-type="float">
            <text:p>0.659868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0215" calcext:value-type="float">
            <text:p>0.20215</text:p>
          </table:table-cell>
          <table:table-cell office:value-type="float" office:value="0.0500241" calcext:value-type="float">
            <text:p>0.0500241</text:p>
          </table:table-cell>
          <table:table-cell office:value-type="float" office:value="2.03638" calcext:value-type="float">
            <text:p>2.03638</text:p>
          </table:table-cell>
          <table:table-cell office:value-type="float" office:value="4.83436" calcext:value-type="float">
            <text:p>4.83436</text:p>
          </table:table-cell>
          <table:table-cell office:value-type="float" office:value="0.591952" calcext:value-type="float">
            <text:p>0.591952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0470982" calcext:value-type="float">
            <text:p>0.0470982</text:p>
          </table:table-cell>
          <table:table-cell office:value-type="float" office:value="1.64992" calcext:value-type="float">
            <text:p>1.64992</text:p>
          </table:table-cell>
          <table:table-cell office:value-type="float" office:value="5.13384" calcext:value-type="float">
            <text:p>5.13384</text:p>
          </table:table-cell>
          <table:table-cell office:value-type="float" office:value="0.529152" calcext:value-type="float">
            <text:p>0.529152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0.266875" calcext:value-type="float">
            <text:p>0.266875</text:p>
          </table:table-cell>
          <table:table-cell office:value-type="float" office:value="0.0777125" calcext:value-type="float">
            <text:p>0.0777125</text:p>
          </table:table-cell>
          <table:table-cell office:value-type="float" office:value="0.0081828" calcext:value-type="float">
            <text:p>0.0081828</text:p>
          </table:table-cell>
          <table:table-cell office:value-type="float" office:value="2.05105" calcext:value-type="float">
            <text:p>2.05105</text:p>
          </table:table-cell>
          <table:table-cell office:value-type="float" office:value="2.70212" calcext:value-type="float">
            <text:p>2.70212</text:p>
          </table:table-cell>
          <table:table-cell office:value-type="float" office:value="0.548353" calcext:value-type="float">
            <text:p>0.548353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0.338438" calcext:value-type="float">
            <text:p>0.338438</text:p>
          </table:table-cell>
          <table:table-cell office:value-type="float" office:value="0.132806" calcext:value-type="float">
            <text:p>0.132806</text:p>
          </table:table-cell>
          <table:table-cell office:value-type="float" office:value="0.0264793" calcext:value-type="float">
            <text:p>0.0264793</text:p>
          </table:table-cell>
          <table:table-cell office:value-type="float" office:value="1.5905" calcext:value-type="float">
            <text:p>1.5905</text:p>
          </table:table-cell>
          <table:table-cell office:value-type="float" office:value="4.38662" calcext:value-type="float">
            <text:p>4.38662</text:p>
          </table:table-cell>
          <table:table-cell office:value-type="float" office:value="0.499564" calcext:value-type="float">
            <text:p>0.499564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0.279062" calcext:value-type="float">
            <text:p>0.279062</text:p>
          </table:table-cell>
          <table:table-cell office:value-type="float" office:value="0.0987375" calcext:value-type="float">
            <text:p>0.0987375</text:p>
          </table:table-cell>
          <table:table-cell office:value-type="float" office:value="0.0171325" calcext:value-type="float">
            <text:p>0.0171325</text:p>
          </table:table-cell>
          <table:table-cell office:value-type="float" office:value="2.42216" calcext:value-type="float">
            <text:p>2.42216</text:p>
          </table:table-cell>
          <table:table-cell office:value-type="float" office:value="2.83799" calcext:value-type="float">
            <text:p>2.83799</text:p>
          </table:table-cell>
          <table:table-cell office:value-type="float" office:value="0.414219" calcext:value-type="float">
            <text:p>0.414219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0.366328" calcext:value-type="float">
            <text:p>0.366328</text:p>
          </table:table-cell>
          <table:table-cell office:value-type="float" office:value="0.152867" calcext:value-type="float">
            <text:p>0.152867</text:p>
          </table:table-cell>
          <table:table-cell office:value-type="float" office:value="0.033007" calcext:value-type="float">
            <text:p>0.033007</text:p>
          </table:table-cell>
          <table:table-cell office:value-type="float" office:value="1.99922" calcext:value-type="float">
            <text:p>1.99922</text:p>
          </table:table-cell>
          <table:table-cell office:value-type="float" office:value="4.17137" calcext:value-type="float">
            <text:p>4.17137</text:p>
          </table:table-cell>
          <table:table-cell office:value-type="float" office:value="0.529179" calcext:value-type="float">
            <text:p>0.529179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office:value-type="float" office:value="0.276094" calcext:value-type="float">
            <text:p>0.276094</text:p>
          </table:table-cell>
          <table:table-cell office:value-type="float" office:value="0.0971156" calcext:value-type="float">
            <text:p>0.0971156</text:p>
          </table:table-cell>
          <table:table-cell office:value-type="float" office:value="0.0175579" calcext:value-type="float">
            <text:p>0.0175579</text:p>
          </table:table-cell>
          <table:table-cell office:value-type="float" office:value="2.40425" calcext:value-type="float">
            <text:p>2.40425</text:p>
          </table:table-cell>
          <table:table-cell office:value-type="float" office:value="2.82083" calcext:value-type="float">
            <text:p>2.82083</text:p>
          </table:table-cell>
          <table:table-cell office:value-type="float" office:value="0.379456" calcext:value-type="float">
            <text:p>0.379456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.308828" calcext:value-type="float">
            <text:p>0.308828</text:p>
          </table:table-cell>
          <table:table-cell office:value-type="float" office:value="0.118898" calcext:value-type="float">
            <text:p>0.118898</text:p>
          </table:table-cell>
          <table:table-cell office:value-type="float" office:value="0.0237306" calcext:value-type="float">
            <text:p>0.0237306</text:p>
          </table:table-cell>
          <table:table-cell office:value-type="float" office:value="1.6106" calcext:value-type="float">
            <text:p>1.6106</text:p>
          </table:table-cell>
          <table:table-cell office:value-type="float" office:value="4.08766" calcext:value-type="float">
            <text:p>4.08766</text:p>
          </table:table-cell>
          <table:table-cell office:value-type="float" office:value="0.440456" calcext:value-type="float">
            <text:p>0.440456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0.330137" calcext:value-type="float">
            <text:p>0.330137</text:p>
          </table:table-cell>
          <table:table-cell office:value-type="float" office:value="0.130479" calcext:value-type="float">
            <text:p>0.130479</text:p>
          </table:table-cell>
          <table:table-cell office:value-type="float" office:value="0.0269441" calcext:value-type="float">
            <text:p>0.0269441</text:p>
          </table:table-cell>
          <table:table-cell office:value-type="float" office:value="1.87482" calcext:value-type="float">
            <text:p>1.87482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0.47245" calcext:value-type="float">
            <text:p>0.47245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0.318867" calcext:value-type="float">
            <text:p>0.318867</text:p>
          </table:table-cell>
          <table:table-cell office:value-type="float" office:value="0.122255" calcext:value-type="float">
            <text:p>0.122255</text:p>
          </table:table-cell>
          <table:table-cell office:value-type="float" office:value="0.0238655" calcext:value-type="float">
            <text:p>0.0238655</text:p>
          </table:table-cell>
          <table:table-cell office:value-type="float" office:value="1.98293" calcext:value-type="float">
            <text:p>1.98293</text:p>
          </table:table-cell>
          <table:table-cell office:value-type="float" office:value="3.67739" calcext:value-type="float">
            <text:p>3.67739</text:p>
          </table:table-cell>
          <table:table-cell office:value-type="float" office:value="0.467752" calcext:value-type="float">
            <text:p>0.467752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office:value-type="float" office:value="0.304978" calcext:value-type="float">
            <text:p>0.304978</text:p>
          </table:table-cell>
          <table:table-cell office:value-type="float" office:value="0.11556" calcext:value-type="float">
            <text:p>0.11556</text:p>
          </table:table-cell>
          <table:table-cell office:value-type="float" office:value="0.0226017" calcext:value-type="float">
            <text:p>0.0226017</text:p>
          </table:table-cell>
          <table:table-cell office:value-type="float" office:value="1.87371" calcext:value-type="float">
            <text:p>1.87371</text:p>
          </table:table-cell>
          <table:table-cell office:value-type="float" office:value="3.67812" calcext:value-type="float">
            <text:p>3.67812</text:p>
          </table:table-cell>
          <table:table-cell office:value-type="float" office:value="0.435837" calcext:value-type="float">
            <text:p>0.435837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office:value-type="float" office:value="0.305892" calcext:value-type="float">
            <text:p>0.305892</text:p>
          </table:table-cell>
          <table:table-cell office:value-type="float" office:value="0.116269" calcext:value-type="float">
            <text:p>0.116269</text:p>
          </table:table-cell>
          <table:table-cell office:value-type="float" office:value="0.0227168" calcext:value-type="float">
            <text:p>0.0227168</text:p>
          </table:table-cell>
          <table:table-cell office:value-type="float" office:value="2.03394" calcext:value-type="float">
            <text:p>2.03394</text:p>
          </table:table-cell>
          <table:table-cell office:value-type="float" office:value="3.51394" calcext:value-type="float">
            <text:p>3.51394</text:p>
          </table:table-cell>
          <table:table-cell office:value-type="float" office:value="0.439856" calcext:value-type="float">
            <text:p>0.439856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0.306053" calcext:value-type="float">
            <text:p>0.306053</text:p>
          </table:table-cell>
          <table:table-cell office:value-type="float" office:value="0.115983" calcext:value-type="float">
            <text:p>0.115983</text:p>
          </table:table-cell>
          <table:table-cell office:value-type="float" office:value="0.022659" calcext:value-type="float">
            <text:p>0.022659</text:p>
          </table:table-cell>
          <table:table-cell office:value-type="float" office:value="1.99273" calcext:value-type="float">
            <text:p>1.99273</text:p>
          </table:table-cell>
          <table:table-cell office:value-type="float" office:value="3.55242" calcext:value-type="float">
            <text:p>3.55242</text:p>
          </table:table-cell>
          <table:table-cell office:value-type="float" office:value="0.438526" calcext:value-type="float">
            <text:p>0.438526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office:value-type="float" office:value="0.301244" calcext:value-type="float">
            <text:p>0.301244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0216977" calcext:value-type="float">
            <text:p>0.0216977</text:p>
          </table:table-cell>
          <table:table-cell office:value-type="float" office:value="1.96278" calcext:value-type="float">
            <text:p>1.96278</text:p>
          </table:table-cell>
          <table:table-cell office:value-type="float" office:value="3.5277" calcext:value-type="float">
            <text:p>3.5277</text:p>
          </table:table-cell>
          <table:table-cell office:value-type="float" office:value="0.432852" calcext:value-type="float">
            <text:p>0.432852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office:value-type="float" office:value="0.305072" calcext:value-type="float">
            <text:p>0.305072</text:p>
          </table:table-cell>
          <table:table-cell office:value-type="float" office:value="0.115786" calcext:value-type="float">
            <text:p>0.115786</text:p>
          </table:table-cell>
          <table:table-cell office:value-type="float" office:value="0.0227182" calcext:value-type="float">
            <text:p>0.0227182</text:p>
          </table:table-cell>
          <table:table-cell office:value-type="float" office:value="1.96442" calcext:value-type="float">
            <text:p>1.96442</text:p>
          </table:table-cell>
          <table:table-cell office:value-type="float" office:value="3.57953" calcext:value-type="float">
            <text:p>3.57953</text:p>
          </table:table-cell>
          <table:table-cell office:value-type="float" office:value="0.435138" calcext:value-type="float">
            <text:p>0.435138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office:value-type="float" office:value="0.303131" calcext:value-type="float">
            <text:p>0.303131</text:p>
          </table:table-cell>
          <table:table-cell office:value-type="float" office:value="0.114365" calcext:value-type="float">
            <text:p>0.114365</text:p>
          </table:table-cell>
          <table:table-cell office:value-type="float" office:value="0.0222181" calcext:value-type="float">
            <text:p>0.0222181</text:p>
          </table:table-cell>
          <table:table-cell office:value-type="float" office:value="1.95622" calcext:value-type="float">
            <text:p>1.95622</text:p>
          </table:table-cell>
          <table:table-cell office:value-type="float" office:value="3.56196" calcext:value-type="float">
            <text:p>3.56196</text:p>
          </table:table-cell>
          <table:table-cell office:value-type="float" office:value="0.433762" calcext:value-type="float">
            <text:p>0.433762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0.303459" calcext:value-type="float">
            <text:p>0.303459</text:p>
          </table:table-cell>
          <table:table-cell office:value-type="float" office:value="0.114401" calcext:value-type="float">
            <text:p>0.114401</text:p>
          </table:table-cell>
          <table:table-cell office:value-type="float" office:value="0.022163" calcext:value-type="float">
            <text:p>0.022163</text:p>
          </table:table-cell>
          <table:table-cell office:value-type="float" office:value="1.96071" calcext:value-type="float">
            <text:p>1.96071</text:p>
          </table:table-cell>
          <table:table-cell office:value-type="float" office:value="3.55772" calcext:value-type="float">
            <text:p>3.55772</text:p>
          </table:table-cell>
          <table:table-cell office:value-type="float" office:value="0.435525" calcext:value-type="float">
            <text:p>0.435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509" calcext:value-type="float">
            <text:p>0.509</text:p>
          </table:table-cell>
          <table:table-cell office:value-type="float" office:value="0.268961" calcext:value-type="float">
            <text:p>0.268961</text:p>
          </table:table-cell>
          <table:table-cell office:value-type="float" office:value="0.24695" calcext:value-type="float">
            <text:p>0.24695</text:p>
          </table:table-cell>
          <table:table-cell office:value-type="float" office:value="23.1732" calcext:value-type="float">
            <text:p>23.1732</text:p>
          </table:table-cell>
          <table:table-cell office:value-type="float" office:value="0.653955" calcext:value-type="float">
            <text:p>0.653955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0.485" calcext:value-type="float">
            <text:p>0.485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0573083" calcext:value-type="float">
            <text:p>0.0573083</text:p>
          </table:table-cell>
          <table:table-cell office:value-type="float" office:value="1.94297" calcext:value-type="float">
            <text:p>1.94297</text:p>
          </table:table-cell>
          <table:table-cell office:value-type="float" office:value="5.41072" calcext:value-type="float">
            <text:p>5.41072</text:p>
          </table:table-cell>
          <table:table-cell office:value-type="float" office:value="0.659043" calcext:value-type="float">
            <text:p>0.659043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106666" calcext:value-type="float">
            <text:p>0.0106666</text:p>
          </table:table-cell>
          <table:table-cell office:value-type="float" office:value="1.2776" calcext:value-type="float">
            <text:p>1.2776</text:p>
          </table:table-cell>
          <table:table-cell office:value-type="float" office:value="3.99857" calcext:value-type="float">
            <text:p>3.99857</text:p>
          </table:table-cell>
          <table:table-cell office:value-type="float" office:value="0.568744" calcext:value-type="float">
            <text:p>0.568744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0.034675" calcext:value-type="float">
            <text:p>0.034675</text:p>
          </table:table-cell>
          <table:table-cell office:value-type="float" office:value="0.00172747" calcext:value-type="float">
            <text:p>0.00172747</text:p>
          </table:table-cell>
          <table:table-cell office:value-type="float" office:value="3.23548" calcext:value-type="float">
            <text:p>3.23548</text:p>
          </table:table-cell>
          <table:table-cell office:value-type="float" office:value="0.433292" calcext:value-type="float">
            <text:p>0.433292</text:p>
          </table:table-cell>
          <table:table-cell office:value-type="float" office:value="0.521087" calcext:value-type="float">
            <text:p>0.521087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0.251875" calcext:value-type="float">
            <text:p>0.251875</text:p>
          </table:table-cell>
          <table:table-cell office:value-type="float" office:value="0.0701875" calcext:value-type="float">
            <text:p>0.0701875</text:p>
          </table:table-cell>
          <table:table-cell office:value-type="float" office:value="0.00642018" calcext:value-type="float">
            <text:p>0.00642018</text:p>
          </table:table-cell>
          <table:table-cell office:value-type="float" office:value="1.98256" calcext:value-type="float">
            <text:p>1.98256</text:p>
          </table:table-cell>
          <table:table-cell office:value-type="float" office:value="2.57884" calcext:value-type="float">
            <text:p>2.57884</text:p>
          </table:table-cell>
          <table:table-cell office:value-type="float" office:value="0.565584" calcext:value-type="float">
            <text:p>0.565584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125263" calcext:value-type="float">
            <text:p>0.125263</text:p>
          </table:table-cell>
          <table:table-cell office:value-type="float" office:value="0.0313364" calcext:value-type="float">
            <text:p>0.0313364</text:p>
          </table:table-cell>
          <table:table-cell office:value-type="float" office:value="2.51312" calcext:value-type="float">
            <text:p>2.51312</text:p>
          </table:table-cell>
          <table:table-cell office:value-type="float" office:value="3.22973" calcext:value-type="float">
            <text:p>3.22973</text:p>
          </table:table-cell>
          <table:table-cell office:value-type="float" office:value="0.33429" calcext:value-type="float">
            <text:p>0.33429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office:value-type="float" office:value="0.368281" calcext:value-type="float">
            <text:p>0.368281</text:p>
          </table:table-cell>
          <table:table-cell office:value-type="float" office:value="0.149753" calcext:value-type="float">
            <text:p>0.149753</text:p>
          </table:table-cell>
          <table:table-cell office:value-type="float" office:value="0.0297783" calcext:value-type="float">
            <text:p>0.0297783</text:p>
          </table:table-cell>
          <table:table-cell office:value-type="float" office:value="1.67939" calcext:value-type="float">
            <text:p>1.67939</text:p>
          </table:table-cell>
          <table:table-cell office:value-type="float" office:value="4.55273" calcext:value-type="float">
            <text:p>4.55273</text:p>
          </table:table-cell>
          <table:table-cell office:value-type="float" office:value="0.557384" calcext:value-type="float">
            <text:p>0.557384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0.303516" calcext:value-type="float">
            <text:p>0.303516</text:p>
          </table:table-cell>
          <table:table-cell office:value-type="float" office:value="0.109689" calcext:value-type="float">
            <text:p>0.109689</text:p>
          </table:table-cell>
          <table:table-cell office:value-type="float" office:value="0.0194996" calcext:value-type="float">
            <text:p>0.0194996</text:p>
          </table:table-cell>
          <table:table-cell office:value-type="float" office:value="2.01661" calcext:value-type="float">
            <text:p>2.01661</text:p>
          </table:table-cell>
          <table:table-cell office:value-type="float" office:value="3.40914" calcext:value-type="float">
            <text:p>3.40914</text:p>
          </table:table-cell>
          <table:table-cell office:value-type="float" office:value="0.459771" calcext:value-type="float">
            <text:p>0.459771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0.110288" calcext:value-type="float">
            <text:p>0.110288</text:p>
          </table:table-cell>
          <table:table-cell office:value-type="float" office:value="0.0209548" calcext:value-type="float">
            <text:p>0.0209548</text:p>
          </table:table-cell>
          <table:table-cell office:value-type="float" office:value="2.0708" calcext:value-type="float">
            <text:p>2.0708</text:p>
          </table:table-cell>
          <table:table-cell office:value-type="float" office:value="3.36529" calcext:value-type="float">
            <text:p>3.36529</text:p>
          </table:table-cell>
          <table:table-cell office:value-type="float" office:value="0.425738" calcext:value-type="float">
            <text:p>0.425738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office:value-type="float" office:value="0.310273" calcext:value-type="float">
            <text:p>0.310273</text:p>
          </table:table-cell>
          <table:table-cell office:value-type="float" office:value="0.117754" calcext:value-type="float">
            <text:p>0.117754</text:p>
          </table:table-cell>
          <table:table-cell office:value-type="float" office:value="0.0228139" calcext:value-type="float">
            <text:p>0.0228139</text:p>
          </table:table-cell>
          <table:table-cell office:value-type="float" office:value="1.90938" calcext:value-type="float">
            <text:p>1.90938</text:p>
          </table:table-cell>
          <table:table-cell office:value-type="float" office:value="3.678" calcext:value-type="float">
            <text:p>3.678</text:p>
          </table:table-cell>
          <table:table-cell office:value-type="float" office:value="0.451561" calcext:value-type="float">
            <text:p>0.451561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office:value-type="float" office:value="0.314834" calcext:value-type="float">
            <text:p>0.314834</text:p>
          </table:table-cell>
          <table:table-cell office:value-type="float" office:value="0.118735" calcext:value-type="float">
            <text:p>0.118735</text:p>
          </table:table-cell>
          <table:table-cell office:value-type="float" office:value="0.0221397" calcext:value-type="float">
            <text:p>0.0221397</text:p>
          </table:table-cell>
          <table:table-cell office:value-type="float" office:value="1.82464" calcext:value-type="float">
            <text:p>1.82464</text:p>
          </table:table-cell>
          <table:table-cell office:value-type="float" office:value="3.79714" calcext:value-type="float">
            <text:p>3.79714</text:p>
          </table:table-cell>
          <table:table-cell office:value-type="float" office:value="0.476524" calcext:value-type="float">
            <text:p>0.476524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0.299883" calcext:value-type="float">
            <text:p>0.299883</text:p>
          </table:table-cell>
          <table:table-cell office:value-type="float" office:value="0.109764" calcext:value-type="float">
            <text:p>0.109764</text:p>
          </table:table-cell>
          <table:table-cell office:value-type="float" office:value="0.0197338" calcext:value-type="float">
            <text:p>0.0197338</text:p>
          </table:table-cell>
          <table:table-cell office:value-type="float" office:value="1.95612" calcext:value-type="float">
            <text:p>1.95612</text:p>
          </table:table-cell>
          <table:table-cell office:value-type="float" office:value="3.47457" calcext:value-type="float">
            <text:p>3.47457</text:p>
          </table:table-cell>
          <table:table-cell office:value-type="float" office:value="0.454034" calcext:value-type="float">
            <text:p>0.454034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0.30135" calcext:value-type="float">
            <text:p>0.30135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0.0202579" calcext:value-type="float">
            <text:p>0.0202579</text:p>
          </table:table-cell>
          <table:table-cell office:value-type="float" office:value="1.89289" calcext:value-type="float">
            <text:p>1.89289</text:p>
          </table:table-cell>
          <table:table-cell office:value-type="float" office:value="3.56673" calcext:value-type="float">
            <text:p>3.56673</text:p>
          </table:table-cell>
          <table:table-cell office:value-type="float" office:value="0.451032" calcext:value-type="float">
            <text:p>0.451032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office:value-type="float" office:value="0.296017" calcext:value-type="float">
            <text:p>0.296017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202227" calcext:value-type="float">
            <text:p>0.0202227</text:p>
          </table:table-cell>
          <table:table-cell office:value-type="float" office:value="1.89744" calcext:value-type="float">
            <text:p>1.89744</text:p>
          </table:table-cell>
          <table:table-cell office:value-type="float" office:value="3.51854" calcext:value-type="float">
            <text:p>3.51854</text:p>
          </table:table-cell>
          <table:table-cell office:value-type="float" office:value="0.4295" calcext:value-type="float">
            <text:p>0.4295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office:value-type="float" office:value="0.288018" calcext:value-type="float">
            <text:p>0.288018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0185807" calcext:value-type="float">
            <text:p>0.0185807</text:p>
          </table:table-cell>
          <table:table-cell office:value-type="float" office:value="1.86261" calcext:value-type="float">
            <text:p>1.86261</text:p>
          </table:table-cell>
          <table:table-cell office:value-type="float" office:value="3.46231" calcext:value-type="float">
            <text:p>3.46231</text:p>
          </table:table-cell>
          <table:table-cell office:value-type="float" office:value="0.426405" calcext:value-type="float">
            <text:p>0.426405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0.291856" calcext:value-type="float">
            <text:p>0.291856</text:p>
          </table:table-cell>
          <table:table-cell office:value-type="float" office:value="0.105907" calcext:value-type="float">
            <text:p>0.105907</text:p>
          </table:table-cell>
          <table:table-cell office:value-type="float" office:value="0.0191104" calcext:value-type="float">
            <text:p>0.0191104</text:p>
          </table:table-cell>
          <table:table-cell office:value-type="float" office:value="1.905" calcext:value-type="float">
            <text:p>1.905</text:p>
          </table:table-cell>
          <table:table-cell office:value-type="float" office:value="3.45496" calcext:value-type="float">
            <text:p>3.45496</text:p>
          </table:table-cell>
          <table:table-cell office:value-type="float" office:value="0.432062" calcext:value-type="float">
            <text:p>0.432062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0.294801" calcext:value-type="float">
            <text:p>0.294801</text:p>
          </table:table-cell>
          <table:table-cell office:value-type="float" office:value="0.107823" calcext:value-type="float">
            <text:p>0.107823</text:p>
          </table:table-cell>
          <table:table-cell office:value-type="float" office:value="0.019673" calcext:value-type="float">
            <text:p>0.019673</text:p>
          </table:table-cell>
          <table:table-cell office:value-type="float" office:value="1.88648" calcext:value-type="float">
            <text:p>1.88648</text:p>
          </table:table-cell>
          <table:table-cell office:value-type="float" office:value="3.51362" calcext:value-type="float">
            <text:p>3.51362</text:p>
          </table:table-cell>
          <table:table-cell office:value-type="float" office:value="0.435938" calcext:value-type="float">
            <text:p>0.435938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0.294817" calcext:value-type="float">
            <text:p>0.294817</text:p>
          </table:table-cell>
          <table:table-cell office:value-type="float" office:value="0.107901" calcext:value-type="float">
            <text:p>0.107901</text:p>
          </table:table-cell>
          <table:table-cell office:value-type="float" office:value="0.0197679" calcext:value-type="float">
            <text:p>0.0197679</text:p>
          </table:table-cell>
          <table:table-cell office:value-type="float" office:value="1.86623" calcext:value-type="float">
            <text:p>1.86623</text:p>
          </table:table-cell>
          <table:table-cell office:value-type="float" office:value="3.53818" calcext:value-type="float">
            <text:p>3.53818</text:p>
          </table:table-cell>
          <table:table-cell office:value-type="float" office:value="0.434031" calcext:value-type="float">
            <text:p>0.434031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0.295642" calcext:value-type="float">
            <text:p>0.295642</text:p>
          </table:table-cell>
          <table:table-cell office:value-type="float" office:value="0.10822" calcext:value-type="float">
            <text:p>0.10822</text:p>
          </table:table-cell>
          <table:table-cell office:value-type="float" office:value="0.019754" calcext:value-type="float">
            <text:p>0.019754</text:p>
          </table:table-cell>
          <table:table-cell office:value-type="float" office:value="1.87786" calcext:value-type="float">
            <text:p>1.87786</text:p>
          </table:table-cell>
          <table:table-cell office:value-type="float" office:value="3.53122" calcext:value-type="float">
            <text:p>3.53122</text:p>
          </table:table-cell>
          <table:table-cell office:value-type="float" office:value="0.43776" calcext:value-type="float">
            <text:p>0.43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20446E-031" calcext:value-type="float">
            <text:p>1.20446E-31</text:p>
          </table:table-cell>
          <table:table-cell office:value-type="float" office:value="4.66221E+016" calcext:value-type="float">
            <text:p>4.66221E+016</text:p>
          </table:table-cell>
          <table:table-cell office:value-type="float" office:value="0.666667" calcext:value-type="float">
            <text:p>0.666667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100424" calcext:value-type="float">
            <text:p>0.100424</text:p>
          </table:table-cell>
          <table:table-cell office:value-type="float" office:value="0.77305" calcext:value-type="float">
            <text:p>0.77305</text:p>
          </table:table-cell>
          <table:table-cell office:value-type="float" office:value="10.0741" calcext:value-type="float">
            <text:p>10.0741</text:p>
          </table:table-cell>
          <table:table-cell office:value-type="float" office:value="0.645752" calcext:value-type="float">
            <text:p>0.645752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15" calcext:value-type="float">
            <text:p>0.515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0748436" calcext:value-type="float">
            <text:p>0.0748436</text:p>
          </table:table-cell>
          <table:table-cell office:value-type="float" office:value="1.27395" calcext:value-type="float">
            <text:p>1.27395</text:p>
          </table:table-cell>
          <table:table-cell office:value-type="float" office:value="7.24132" calcext:value-type="float">
            <text:p>7.24132</text:p>
          </table:table-cell>
          <table:table-cell office:value-type="float" office:value="0.652393" calcext:value-type="float">
            <text:p>0.652393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0.0172811" calcext:value-type="float">
            <text:p>0.0172811</text:p>
          </table:table-cell>
          <table:table-cell office:value-type="float" office:value="1.17816" calcext:value-type="float">
            <text:p>1.17816</text:p>
          </table:table-cell>
          <table:table-cell office:value-type="float" office:value="4.90951" calcext:value-type="float">
            <text:p>4.90951</text:p>
          </table:table-cell>
          <table:table-cell office:value-type="float" office:value="0.601637" calcext:value-type="float">
            <text:p>0.601637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16257" calcext:value-type="float">
            <text:p>0.016257</text:p>
          </table:table-cell>
          <table:table-cell office:value-type="float" office:value="1.58971" calcext:value-type="float">
            <text:p>1.58971</text:p>
          </table:table-cell>
          <table:table-cell office:value-type="float" office:value="4.13659" calcext:value-type="float">
            <text:p>4.13659</text:p>
          </table:table-cell>
          <table:table-cell office:value-type="float" office:value="0.622422" calcext:value-type="float">
            <text:p>0.622422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64725" calcext:value-type="float">
            <text:p>0.164725</text:p>
          </table:table-cell>
          <table:table-cell office:value-type="float" office:value="0.0360788" calcext:value-type="float">
            <text:p>0.0360788</text:p>
          </table:table-cell>
          <table:table-cell office:value-type="float" office:value="2.33728" calcext:value-type="float">
            <text:p>2.33728</text:p>
          </table:table-cell>
          <table:table-cell office:value-type="float" office:value="3.97909" calcext:value-type="float">
            <text:p>3.97909</text:p>
          </table:table-cell>
          <table:table-cell office:value-type="float" office:value="0.556788" calcext:value-type="float">
            <text:p>0.556788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312187" calcext:value-type="float">
            <text:p>0.312187</text:p>
          </table:table-cell>
          <table:table-cell office:value-type="float" office:value="0.117144" calcext:value-type="float">
            <text:p>0.117144</text:p>
          </table:table-cell>
          <table:table-cell office:value-type="float" office:value="0.0213166" calcext:value-type="float">
            <text:p>0.0213166</text:p>
          </table:table-cell>
          <table:table-cell office:value-type="float" office:value="1.23385" calcext:value-type="float">
            <text:p>1.23385</text:p>
          </table:table-cell>
          <table:table-cell office:value-type="float" office:value="4.71572" calcext:value-type="float">
            <text:p>4.71572</text:p>
          </table:table-cell>
          <table:table-cell office:value-type="float" office:value="0.482204" calcext:value-type="float">
            <text:p>0.482204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0.237031" calcext:value-type="float">
            <text:p>0.237031</text:p>
          </table:table-cell>
          <table:table-cell office:value-type="float" office:value="0.0716406" calcext:value-type="float">
            <text:p>0.0716406</text:p>
          </table:table-cell>
          <table:table-cell office:value-type="float" office:value="0.00950474" calcext:value-type="float">
            <text:p>0.00950474</text:p>
          </table:table-cell>
          <table:table-cell office:value-type="float" office:value="2.11966" calcext:value-type="float">
            <text:p>2.11966</text:p>
          </table:table-cell>
          <table:table-cell office:value-type="float" office:value="2.49609" calcext:value-type="float">
            <text:p>2.49609</text:p>
          </table:table-cell>
          <table:table-cell office:value-type="float" office:value="0.382694" calcext:value-type="float">
            <text:p>0.382694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272109" calcext:value-type="float">
            <text:p>0.272109</text:p>
          </table:table-cell>
          <table:table-cell office:value-type="float" office:value="0.0936703" calcext:value-type="float">
            <text:p>0.0936703</text:p>
          </table:table-cell>
          <table:table-cell office:value-type="float" office:value="0.0149586" calcext:value-type="float">
            <text:p>0.0149586</text:p>
          </table:table-cell>
          <table:table-cell office:value-type="float" office:value="1.94175" calcext:value-type="float">
            <text:p>1.94175</text:p>
          </table:table-cell>
          <table:table-cell office:value-type="float" office:value="3.16408" calcext:value-type="float">
            <text:p>3.16408</text:p>
          </table:table-cell>
          <table:table-cell office:value-type="float" office:value="0.431714" calcext:value-type="float">
            <text:p>0.431714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0.303242" calcext:value-type="float">
            <text:p>0.303242</text:p>
          </table:table-cell>
          <table:table-cell office:value-type="float" office:value="0.110116" calcext:value-type="float">
            <text:p>0.110116</text:p>
          </table:table-cell>
          <table:table-cell office:value-type="float" office:value="0.0192861" calcext:value-type="float">
            <text:p>0.0192861</text:p>
          </table:table-cell>
          <table:table-cell office:value-type="float" office:value="1.48343" calcext:value-type="float">
            <text:p>1.48343</text:p>
          </table:table-cell>
          <table:table-cell office:value-type="float" office:value="4.10072" calcext:value-type="float">
            <text:p>4.10072</text:p>
          </table:table-cell>
          <table:table-cell office:value-type="float" office:value="0.469825" calcext:value-type="float">
            <text:p>0.469825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.288809" calcext:value-type="float">
            <text:p>0.288809</text:p>
          </table:table-cell>
          <table:table-cell office:value-type="float" office:value="0.102019" calcext:value-type="float">
            <text:p>0.102019</text:p>
          </table:table-cell>
          <table:table-cell office:value-type="float" office:value="0.0172637" calcext:value-type="float">
            <text:p>0.0172637</text:p>
          </table:table-cell>
          <table:table-cell office:value-type="float" office:value="1.93118" calcext:value-type="float">
            <text:p>1.93118</text:p>
          </table:table-cell>
          <table:table-cell office:value-type="float" office:value="3.34849" calcext:value-type="float">
            <text:p>3.34849</text:p>
          </table:table-cell>
          <table:table-cell office:value-type="float" office:value="0.447096" calcext:value-type="float">
            <text:p>0.447096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282764" calcext:value-type="float">
            <text:p>0.282764</text:p>
          </table:table-cell>
          <table:table-cell office:value-type="float" office:value="0.101221" calcext:value-type="float">
            <text:p>0.101221</text:p>
          </table:table-cell>
          <table:table-cell office:value-type="float" office:value="0.0180669" calcext:value-type="float">
            <text:p>0.0180669</text:p>
          </table:table-cell>
          <table:table-cell office:value-type="float" office:value="1.84766" calcext:value-type="float">
            <text:p>1.84766</text:p>
          </table:table-cell>
          <table:table-cell office:value-type="float" office:value="3.42408" calcext:value-type="float">
            <text:p>3.42408</text:p>
          </table:table-cell>
          <table:table-cell office:value-type="float" office:value="0.412207" calcext:value-type="float">
            <text:p>0.412207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0.290601" calcext:value-type="float">
            <text:p>0.290601</text:p>
          </table:table-cell>
          <table:table-cell office:value-type="float" office:value="0.102761" calcext:value-type="float">
            <text:p>0.102761</text:p>
          </table:table-cell>
          <table:table-cell office:value-type="float" office:value="0.0174517" calcext:value-type="float">
            <text:p>0.0174517</text:p>
          </table:table-cell>
          <table:table-cell office:value-type="float" office:value="1.89133" calcext:value-type="float">
            <text:p>1.89133</text:p>
          </table:table-cell>
          <table:table-cell office:value-type="float" office:value="3.40682" calcext:value-type="float">
            <text:p>3.40682</text:p>
          </table:table-cell>
          <table:table-cell office:value-type="float" office:value="0.449115" calcext:value-type="float">
            <text:p>0.449115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0.282761" calcext:value-type="float">
            <text:p>0.282761</text:p>
          </table:table-cell>
          <table:table-cell office:value-type="float" office:value="0.0992125" calcext:value-type="float">
            <text:p>0.0992125</text:p>
          </table:table-cell>
          <table:table-cell office:value-type="float" office:value="0.0166617" calcext:value-type="float">
            <text:p>0.0166617</text:p>
          </table:table-cell>
          <table:table-cell office:value-type="float" office:value="1.82174" calcext:value-type="float">
            <text:p>1.82174</text:p>
          </table:table-cell>
          <table:table-cell office:value-type="float" office:value="3.41172" calcext:value-type="float">
            <text:p>3.41172</text:p>
          </table:table-cell>
          <table:table-cell office:value-type="float" office:value="0.435757" calcext:value-type="float">
            <text:p>0.435757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0.288553" calcext:value-type="float">
            <text:p>0.288553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181237" calcext:value-type="float">
            <text:p>0.0181237</text:p>
          </table:table-cell>
          <table:table-cell office:value-type="float" office:value="1.80446" calcext:value-type="float">
            <text:p>1.80446</text:p>
          </table:table-cell>
          <table:table-cell office:value-type="float" office:value="3.51702" calcext:value-type="float">
            <text:p>3.51702</text:p>
          </table:table-cell>
          <table:table-cell office:value-type="float" office:value="0.433855" calcext:value-type="float">
            <text:p>0.433855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0.287104" calcext:value-type="float">
            <text:p>0.287104</text:p>
          </table:table-cell>
          <table:table-cell office:value-type="float" office:value="0.101987" calcext:value-type="float">
            <text:p>0.101987</text:p>
          </table:table-cell>
          <table:table-cell office:value-type="float" office:value="0.017573" calcext:value-type="float">
            <text:p>0.017573</text:p>
          </table:table-cell>
          <table:table-cell office:value-type="float" office:value="1.83716" calcext:value-type="float">
            <text:p>1.83716</text:p>
          </table:table-cell>
          <table:table-cell office:value-type="float" office:value="3.45189" calcext:value-type="float">
            <text:p>3.45189</text:p>
          </table:table-cell>
          <table:table-cell office:value-type="float" office:value="0.436838" calcext:value-type="float">
            <text:p>0.436838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0.291324" calcext:value-type="float">
            <text:p>0.291324</text:p>
          </table:table-cell>
          <table:table-cell office:value-type="float" office:value="0.104835" calcext:value-type="float">
            <text:p>0.104835</text:p>
          </table:table-cell>
          <table:table-cell office:value-type="float" office:value="0.0185302" calcext:value-type="float">
            <text:p>0.0185302</text:p>
          </table:table-cell>
          <table:table-cell office:value-type="float" office:value="1.77876" calcext:value-type="float">
            <text:p>1.77876</text:p>
          </table:table-cell>
          <table:table-cell office:value-type="float" office:value="3.57938" calcext:value-type="float">
            <text:p>3.57938</text:p>
          </table:table-cell>
          <table:table-cell office:value-type="float" office:value="0.437993" calcext:value-type="float">
            <text:p>0.437993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0.289658" calcext:value-type="float">
            <text:p>0.289658</text:p>
          </table:table-cell>
          <table:table-cell office:value-type="float" office:value="0.103456" calcext:value-type="float">
            <text:p>0.103456</text:p>
          </table:table-cell>
          <table:table-cell office:value-type="float" office:value="0.0179936" calcext:value-type="float">
            <text:p>0.0179936</text:p>
          </table:table-cell>
          <table:table-cell office:value-type="float" office:value="1.78765" calcext:value-type="float">
            <text:p>1.78765</text:p>
          </table:table-cell>
          <table:table-cell office:value-type="float" office:value="3.54023" calcext:value-type="float">
            <text:p>3.54023</text:p>
          </table:table-cell>
          <table:table-cell office:value-type="float" office:value="0.439613" calcext:value-type="float">
            <text:p>0.439613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.287326" calcext:value-type="float">
            <text:p>0.287326</text:p>
          </table:table-cell>
          <table:table-cell office:value-type="float" office:value="0.102181" calcext:value-type="float">
            <text:p>0.102181</text:p>
          </table:table-cell>
          <table:table-cell office:value-type="float" office:value="0.0176505" calcext:value-type="float">
            <text:p>0.0176505</text:p>
          </table:table-cell>
          <table:table-cell office:value-type="float" office:value="1.7939" calcext:value-type="float">
            <text:p>1.7939</text:p>
          </table:table-cell>
          <table:table-cell office:value-type="float" office:value="3.50633" calcext:value-type="float">
            <text:p>3.50633</text:p>
          </table:table-cell>
          <table:table-cell office:value-type="float" office:value="0.436497" calcext:value-type="float">
            <text:p>0.436497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0.287347" calcext:value-type="float">
            <text:p>0.287347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0.0176207" calcext:value-type="float">
            <text:p>0.0176207</text:p>
          </table:table-cell>
          <table:table-cell office:value-type="float" office:value="1.79646" calcext:value-type="float">
            <text:p>1.79646</text:p>
          </table:table-cell>
          <table:table-cell office:value-type="float" office:value="3.50202" calcext:value-type="float">
            <text:p>3.50202</text:p>
          </table:table-cell>
          <table:table-cell office:value-type="float" office:value="0.436775" calcext:value-type="float">
            <text:p>0.43677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16:52:48.620981174</dc:date>
    <meta:editing-duration>PT4M49S</meta:editing-duration>
    <meta:editing-cycles>1</meta:editing-cycles>
    <meta:document-statistic meta:table-count="1" meta:cell-count="3521" meta:object-count="2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legend chart:legend-position="end" svg:x="13.215cm" svg:y="4.242cm" style:legend-expansion="high" chart:style-name="ch2"/>
        <chart:plot-area chart:style-name="ch3" table:cell-range-address="Toom10h0.J2:Toom10h0.J21 Toom10h0.L2:Toom10h0.L21" svg:x="0.32cm" svg:y="0.18cm" svg:width="12.575cm" svg:height="8.645cm">
          <chartooo:coordinate-region svg:x="1.047cm" svg:y="0.341cm" svg:width="11.516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10h0.L2:Toom10h0.L21" chart:class="chart:scatter">
            <chart:domain table:cell-range-address="Toom10h0.J2:Toom10h0.J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10h0.J2:Toom10h0.J21</svg:desc>
                </draw:g>
              </table:table-cell>
              <table:table-cell office:value-type="float" office:value="0.979551">
                <text:p>0.979551</text:p>
                <draw:g>
                  <svg:desc>Toom10h0.L2:Toom10h0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958139">
                <text:p>0.958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935589">
                <text:p>0.935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910962">
                <text:p>0.910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884282">
                <text:p>0.88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854288">
                <text:p>0.854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818874">
                <text:p>0.818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774037">
                <text:p>0.774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72004">
                <text:p>0.7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649712">
                <text:p>0.649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498901">
                <text:p>0.498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435377">
                <text:p>0.435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389798">
                <text:p>0.389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357821">
                <text:p>0.357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333832">
                <text:p>0.333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316074">
                <text:p>0.316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0.303459">
                <text:p>0.303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295642">
                <text:p>0.295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287347">
                <text:p>0.287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Toom10h0.J2:Toom10h0.J21 Toom10h0.P2:Toom10h0.P21" svg:x="0.32cm" svg:y="0.18cm" svg:width="12.508cm" svg:height="8.64cm">
          <chartooo:coordinate-region svg:x="0.941cm" svg:y="0.34cm" svg:width="11.555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10h0.P2:Toom10h0.P21" chart:class="chart:scatter">
            <chart:domain table:cell-range-address="Toom10h0.J2:Toom10h0.J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10h0.J2:Toom10h0.J21</svg:desc>
                </draw:g>
              </table:table-cell>
              <table:table-cell office:value-type="float" office:value="78.6934">
                <text:p>78.6934</text:p>
                <draw:g>
                  <svg:desc>Toom10h0.P2:Toom10h0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53.8696">
                <text:p>53.8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42.4121">
                <text:p>42.4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34.7518">
                <text:p>34.7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29.096">
                <text:p>29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24.395">
                <text:p>24.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20.0069">
                <text:p>20.0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15.8446">
                <text:p>15.8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9.34016">
                <text:p>9.34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7.17336">
                <text:p>7.17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5.85287">
                <text:p>5.85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4.93522">
                <text:p>4.93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4.35024">
                <text:p>4.35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3.98762">
                <text:p>3.98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3.78444">
                <text:p>3.78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3.64325">
                <text:p>3.64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3.55772">
                <text:p>3.55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3.53122">
                <text:p>3.53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3.50202">
                <text:p>3.50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